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fo:min-height="2.816cm"/>
    </style:style>
    <style:style style:name="gr3" style:family="graphic" style:parent-style-name="standard">
      <style:graphic-properties draw:stroke="none" svg:stroke-color="#000000" draw:fill="none" draw:fill-color="#ffffff" fo:min-height="2.945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draw:textarea-horizontal-align="left" draw:auto-grow-height="true" draw:auto-grow-width="false" fo:min-height="18.689cm" fo:min-width="0cm"/>
    </style:style>
    <style:style style:name="gr6" style:family="graphic" style:parent-style-name="standard">
      <style:graphic-properties draw:stroke="none" svg:stroke-color="#000000" draw:fill="none" fo:min-height="0.794cm"/>
    </style:style>
    <style:style style:name="gr7" style:family="graphic" style:parent-style-name="standard">
      <style:graphic-properties svg:stroke-color="#000000" draw:fill="solid" draw:fill-color="#ffffff" draw:textarea-horizontal-align="justify" draw:textarea-vertical-align="middle" draw:auto-grow-height="false"/>
    </style:style>
    <style:style style:name="gr8" style:family="graphic" style:parent-style-name="objectwithoutfill">
      <style:graphic-properties svg:stroke-color="#000000"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1cm"/>
    </style:style>
    <style:style style:name="gr10" style:family="graphic" style:parent-style-name="standard">
      <style:graphic-properties svg:stroke-color="#000000" draw:fill="solid" draw:fill-color="#ffffff"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413cm" fo:min-width="1.827cm"/>
    </style:style>
    <style:style style:name="gr12" style:family="graphic" style:parent-style-name="standard">
      <style:graphic-properties draw:stroke="none" svg:stroke-color="#000000" draw:fill="none" draw:fill-color="#ffffff" draw:textarea-horizontal-align="left" draw:auto-grow-height="true" draw:auto-grow-width="true" fo:min-height="0.36cm" fo:min-width="0.833cm"/>
    </style:style>
    <style:style style:name="gr13" style:family="graphic" style:parent-style-name="standard">
      <style:graphic-properties draw:stroke="none" svg:stroke-color="#000000" draw:fill="none" draw:fill-color="#ffffff" draw:textarea-horizontal-align="left" draw:auto-grow-height="true" draw:auto-grow-width="true" fo:min-height="0.55cm" fo:min-width="1.382cm"/>
    </style:style>
    <style:style style:name="gr14" style:family="graphic" style:parent-style-name="standard">
      <style:graphic-properties svg:stroke-color="#000000" draw:fill="solid" draw:fill-color="#000000" draw:textarea-horizontal-align="justify" draw:textarea-vertical-align="middle" draw:auto-grow-height="false"/>
    </style:style>
    <style:style style:name="gr15" style:family="graphic" style:parent-style-name="standard">
      <style:graphic-properties svg:stroke-color="#000000" draw:fill="solid" draw:fill-color="#000000" draw:textarea-horizontal-align="justify" draw:textarea-vertical-align="middle" draw:auto-grow-height="false" fo:min-height="0cm"/>
    </style:style>
    <style:style style:name="gr16" style:family="graphic" style:parent-style-name="standard">
      <style:graphic-properties draw:stroke="none" svg:stroke-color="#000000" draw:fill="none" draw:fill-color="#ffffff" draw:textarea-horizontal-align="left" draw:auto-grow-height="true" draw:auto-grow-width="true" fo:min-height="0.45cm" fo:min-width="0.836cm"/>
    </style:style>
    <style:style style:name="gr17" style:family="graphic" style:parent-style-name="standard">
      <style:graphic-properties draw:stroke="none" svg:stroke-color="#000000" draw:fill="none" draw:fill-color="#ffffff" draw:textarea-horizontal-align="left" draw:auto-grow-height="true" draw:auto-grow-width="true" fo:min-height="0.35cm" fo:min-width="2.106cm"/>
    </style:style>
    <style:style style:name="gr18" style:family="graphic" style:parent-style-name="standard">
      <style:graphic-properties draw:stroke="none" svg:stroke-color="#000000" draw:fill="none" draw:fill-color="#ffffff" draw:textarea-horizontal-align="left" draw:auto-grow-height="true" draw:auto-grow-width="true" fo:min-height="0.239cm" fo:min-width="1.076cm"/>
    </style:style>
    <style:style style:name="gr19" style:family="graphic" style:parent-style-name="standard">
      <style:graphic-properties draw:stroke="none" svg:stroke-color="#000000" draw:fill="none" draw:fill-color="#ffffff" draw:textarea-horizontal-align="left" draw:auto-grow-height="true" draw:auto-grow-width="true" fo:min-height="0.25cm" fo:min-width="1.365cm"/>
    </style:style>
    <style:style style:name="gr20" style:family="graphic" style:parent-style-name="standard">
      <style:graphic-properties draw:stroke="none" svg:stroke-color="#000000" draw:fill="none" draw:fill-color="#ffffff" draw:textarea-horizontal-align="left" draw:auto-grow-height="true" draw:auto-grow-width="true" fo:min-height="0.45cm" fo:min-width="1.082cm"/>
    </style:style>
    <style:style style:name="gr21" style:family="graphic" style:parent-style-name="standard">
      <style:graphic-properties draw:stroke="none" svg:stroke-color="#000000" draw:fill="none" draw:fill-color="#ffffff" draw:textarea-horizontal-align="left" draw:auto-grow-height="true" draw:auto-grow-width="true" fo:min-height="0.45cm" fo:min-width="0.707cm"/>
    </style:style>
    <style:style style:name="gr22" style:family="graphic" style:parent-style-name="standard">
      <style:graphic-properties draw:stroke="none" svg:stroke-color="#000000" draw:fill="none" draw:fill-color="#ffffff" draw:textarea-horizontal-align="left" draw:auto-grow-height="true" draw:auto-grow-width="true" fo:min-height="0.257cm" fo:min-width="0.836cm"/>
    </style:style>
    <style:style style:name="gr23" style:family="graphic" style:parent-style-name="standard">
      <style:graphic-properties draw:stroke="solid" draw:stroke-dash="Ultrafine_20_Dashed" svg:stroke-color="#000000" draw:fill="solid" draw:fill-color="#000000" draw:textarea-horizontal-align="justify" draw:textarea-vertical-align="middle" draw:auto-grow-height="false"/>
    </style:style>
    <style:style style:name="gr24" style:family="graphic" style:parent-style-name="standard">
      <style:graphic-properties draw:stroke="none" svg:stroke-color="#000000" draw:fill="none" draw:fill-color="#ffffff" draw:textarea-horizontal-align="left" draw:auto-grow-height="true" draw:auto-grow-width="true" fo:min-height="0.45cm" fo:min-width="4.366cm"/>
    </style:style>
    <style:style style:name="gr25" style:family="graphic" style:parent-style-name="standard">
      <style:graphic-properties draw:stroke="none" svg:stroke-color="#000000" draw:fill="none" draw:fill-color="#ffffff" draw:textarea-horizontal-align="left" draw:auto-grow-height="true" draw:auto-grow-width="true" fo:min-height="0.45cm" fo:min-width="1.247cm"/>
    </style:style>
    <style:style style:name="gr26" style:family="graphic" style:parent-style-name="standard">
      <style:graphic-properties draw:stroke="none" svg:stroke-color="#000000" draw:fill="none" draw:fill-color="#ffffff" draw:textarea-horizontal-align="left" draw:auto-grow-height="true" draw:auto-grow-width="true" fo:min-height="0.581cm" fo:min-width="1.827cm"/>
    </style:style>
    <style:style style:name="gr27" style:family="graphic" style:parent-style-name="standard">
      <style:graphic-properties draw:stroke="none" svg:stroke-color="#000000" draw:fill="none" draw:fill-color="#ffffff" draw:textarea-horizontal-align="left" draw:auto-grow-height="true" draw:auto-grow-width="false" fo:min-height="0.15cm" fo:min-width="0cm"/>
    </style:style>
    <style:style style:name="gr28" style:family="graphic" style:parent-style-name="standard">
      <style:graphic-properties draw:stroke="none" svg:stroke-color="#000000" draw:fill="none" draw:fill-color="#ffffff" draw:textarea-horizontal-align="left" draw:auto-grow-height="true" draw:auto-grow-width="false" fo:min-height="0.219cm" fo:min-width="0cm"/>
    </style:style>
    <style:style style:name="gr29" style:family="graphic" style:parent-style-name="standard">
      <style:graphic-properties draw:stroke="none" svg:stroke-color="#000000" draw:fill="none" draw:fill-color="#ffffff" draw:textarea-horizontal-align="left" draw:auto-grow-height="true" draw:auto-grow-width="false" fo:min-height="0.637cm" fo:min-width="0cm"/>
    </style:style>
    <style:style style:name="gr30" style:family="graphic" style:parent-style-name="standard">
      <style:graphic-properties draw:stroke="none" svg:stroke-color="#000000" draw:fill="none" draw:fill-color="#ffffff" draw:textarea-horizontal-align="left" draw:auto-grow-height="true" draw:auto-grow-width="false" fo:min-height="8.25cm" fo:min-width="0cm"/>
    </style:style>
    <style:style style:name="gr31"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2" style:family="graphic" style:parent-style-name="standard">
      <style:graphic-properties draw:stroke="none" svg:stroke-color="#000000" draw:fill="none" draw:fill-color="#ffffff" fo:min-height="3.6cm"/>
    </style:style>
    <style:style style:name="gr33" style:family="graphic" style:parent-style-name="objectwithoutfill">
      <style:graphic-properties draw:fill="none" draw:textarea-vertical-align="middle"/>
    </style:style>
    <style:style style:name="gr34" style:family="graphic" style:parent-style-name="objectwithoutfill">
      <style:graphic-properties draw:marker-end="Arrow" draw:marker-end-width="0.3cm" draw:fill="none"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true" fo:min-height="0.475cm" fo:min-width="1.1cm"/>
    </style:style>
    <style:style style:name="gr36" style:family="graphic" style:parent-style-name="standard">
      <style:graphic-properties draw:stroke="none" svg:stroke-color="#000000" draw:fill="none" draw:fill-color="#ffffff" fo:min-height="0.475cm"/>
    </style:style>
    <style:style style:name="gr37" style:family="graphic" style:parent-style-name="standard">
      <style:graphic-properties draw:stroke="none" draw:fill="none" fo:min-height="0.794cm"/>
    </style:style>
    <style:style style:name="gr38" style:family="graphic" style:parent-style-name="standard">
      <style:graphic-properties draw:stroke="none" svg:stroke-color="#000000" draw:fill="none" draw:fill-color="#ffffff" draw:textarea-horizontal-align="left" draw:auto-grow-height="true" draw:auto-grow-width="true" fo:min-height="0.45cm" fo:min-width="1cm"/>
    </style:style>
    <style:style style:name="gr39" style:family="graphic" style:parent-style-name="standard">
      <style:graphic-properties draw:stroke="none" svg:stroke-color="#000000" draw:fill="none" draw:fill-color="#ffffff" draw:textarea-horizontal-align="left" draw:auto-grow-height="true" draw:auto-grow-width="true" fo:min-height="0.395cm" fo:min-width="1cm"/>
    </style:style>
    <style:style style:name="gr40" style:family="graphic" style:parent-style-name="standard">
      <style:graphic-properties draw:stroke="none" svg:stroke-color="#000000" draw:fill="none" draw:fill-color="#ffffff" draw:textarea-horizontal-align="left" draw:auto-grow-height="true" draw:auto-grow-width="true" fo:min-height="0.395cm" fo:min-width="1.78cm"/>
    </style:style>
    <style:style style:name="gr41" style:family="graphic" style:parent-style-name="objectwithoutfill">
      <style:graphic-properties draw:stroke="solid" draw:stroke-dash="Fine_20_Dashed" draw:fill="none" draw:textarea-vertical-align="middle"/>
    </style:style>
    <style:style style:name="gr42" style:family="graphic" style:parent-style-name="standard">
      <style:graphic-properties draw:stroke="none" svg:stroke-color="#000000" draw:fill="none" draw:fill-color="#ffffff" draw:textarea-horizontal-align="left" draw:auto-grow-height="true" draw:auto-grow-width="true" fo:min-height="0.319cm" fo:min-width="2.858cm"/>
    </style:style>
    <style:style style:name="gr43" style:family="graphic" style:parent-style-name="standard">
      <style:graphic-properties draw:stroke="none" svg:stroke-color="#000000" draw:fill="none" draw:fill-color="#ffffff" fo:min-height="0.35cm"/>
    </style:style>
    <style:style style:name="gr44" style:family="graphic" style:parent-style-name="standard">
      <style:graphic-properties draw:stroke="none" svg:stroke-color="#000000" draw:fill="none" draw:fill-color="#ffffff" fo:min-height="0.45cm"/>
    </style:style>
    <style:style style:name="gr45" style:family="graphic" style:parent-style-name="standard">
      <style:graphic-properties draw:stroke="none" svg:stroke-color="#000000" draw:fill="none" draw:fill-color="#ffffff" draw:textarea-horizontal-align="left" draw:auto-grow-height="true" draw:auto-grow-width="true" fo:min-height="0.419cm" fo:min-width="2.858cm"/>
    </style:style>
    <style:style style:name="gr46" style:family="graphic" style:parent-style-name="objectwithoutfill">
      <style:graphic-properties draw:stroke="solid" draw:stroke-dash="Ultrafine_20_Dashed" draw:fill="none"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true" fo:min-height="0.45cm" fo:min-width="1.17cm"/>
    </style:style>
    <style:style style:name="gr48" style:family="graphic" style:parent-style-name="standard">
      <style:graphic-properties draw:stroke="none" svg:stroke-color="#000000" draw:fill="none" draw:fill-color="#ffffff" draw:textarea-horizontal-align="left" draw:auto-grow-height="true" draw:auto-grow-width="true" fo:min-height="0.45cm" fo:min-width="2.322cm"/>
    </style:style>
    <style:style style:name="gr49" style:family="graphic" style:parent-style-name="standard">
      <style:graphic-properties draw:stroke="none" svg:stroke-color="#000000" draw:fill="none" draw:fill-color="#ffffff" draw:textarea-horizontal-align="left" draw:auto-grow-height="true" draw:auto-grow-width="true" fo:min-height="0.45cm" fo:min-width="2.301cm"/>
    </style:style>
    <style:style style:name="gr50" style:family="graphic" style:parent-style-name="standard">
      <style:graphic-properties draw:stroke="none" svg:stroke-color="#000000" draw:fill="none" draw:fill-color="#ffffff" draw:textarea-horizontal-align="left" draw:auto-grow-height="true" draw:auto-grow-width="true" fo:min-height="0.36cm" fo:min-width="1.327cm"/>
    </style:style>
    <style:style style:name="gr51" style:family="graphic" style:parent-style-name="standard">
      <style:graphic-properties draw:stroke="none" svg:stroke-color="#000000" draw:fill="none" draw:fill-color="#ffffff" draw:textarea-horizontal-align="left" draw:auto-grow-height="true" draw:auto-grow-width="true" fo:min-height="0.395cm" fo:min-width="1.991cm"/>
    </style:style>
    <style:style style:name="gr52" style:family="graphic" style:parent-style-name="standard">
      <style:graphic-properties draw:stroke="none" svg:stroke-color="#000000" draw:fill="none" draw:fill-color="#ffffff" draw:textarea-horizontal-align="left" draw:auto-grow-height="true" draw:auto-grow-width="true" fo:min-height="0.477cm" fo:min-width="0.734cm"/>
    </style:style>
    <style:style style:name="gr53" style:family="graphic" style:parent-style-name="standard">
      <style:graphic-properties draw:stroke="none" svg:stroke-color="#000000" draw:fill="none" draw:fill-color="#ffffff" draw:textarea-horizontal-align="left" draw:auto-grow-height="true" draw:auto-grow-width="true" fo:min-height="0.795cm" fo:min-width="2.44cm"/>
    </style:style>
    <style:style style:name="gr54" style:family="graphic" style:parent-style-name="standard">
      <style:graphic-properties svg:stroke-color="#000000" draw:fill-color="#ffffff" draw:textarea-vertical-align="middle"/>
    </style:style>
    <style:style style:name="gr55" style:family="graphic" style:parent-style-name="standard">
      <style:graphic-properties svg:stroke-color="#000000" draw:fill-color="#ffffff" draw:textarea-vertical-align="middle"/>
    </style:style>
    <style:style style:name="gr56" style:family="graphic" style:parent-style-name="standard">
      <style:graphic-properties draw:stroke="none" svg:stroke-color="#000000" draw:fill="none" draw:fill-color="#ffffff" draw:textarea-horizontal-align="left" draw:auto-grow-height="true" draw:auto-grow-width="true" fo:min-height="0.931cm" fo:min-width="1.698cm"/>
    </style:style>
    <style:style style:name="gr57" style:family="graphic" style:parent-style-name="standard">
      <style:graphic-properties draw:stroke="none" svg:stroke-color="#000000" draw:fill="none" draw:fill-color="#ffffff" draw:textarea-horizontal-align="left" draw:auto-grow-height="true" draw:auto-grow-width="true" fo:min-height="0.25cm" fo:min-width="0cm"/>
    </style:style>
    <style:style style:name="gr58" style:family="graphic" style:parent-style-name="standard">
      <style:graphic-properties draw:stroke="none" svg:stroke-color="#000000" draw:fill="none" draw:fill-color="#ffffff" draw:textarea-horizontal-align="left" draw:auto-grow-height="true" draw:auto-grow-width="true" fo:min-height="0.15cm" fo:min-width="6.606cm"/>
    </style:style>
    <style:style style:name="gr59" style:family="graphic" style:parent-style-name="standard">
      <style:graphic-properties draw:stroke="none" svg:stroke-color="#000000" draw:fill="none" draw:fill-color="#ffffff" draw:textarea-horizontal-align="left" draw:auto-grow-height="true" draw:auto-grow-width="true" fo:min-height="0.302cm" fo:min-width="4.647cm"/>
    </style:style>
    <style:style style:name="gr60" style:family="graphic" style:parent-style-name="standard">
      <style:graphic-properties draw:stroke="none" svg:stroke-color="#000000" draw:fill="none" draw:fill-color="#ffffff" draw:textarea-horizontal-align="left" draw:auto-grow-height="true" draw:auto-grow-width="true" fo:min-height="0.27cm" fo:min-width="2.46cm"/>
    </style:style>
    <style:style style:name="gr61" style:family="graphic" style:parent-style-name="standard">
      <style:graphic-properties draw:stroke="none" svg:stroke-color="#000000" draw:fill="none" draw:fill-color="#ffffff" draw:textarea-horizontal-align="left" draw:auto-grow-height="true" draw:auto-grow-width="true" fo:min-height="0.302cm" fo:min-width="2.312cm"/>
    </style:style>
    <style:style style:name="gr62" style:family="graphic" style:parent-style-name="standard">
      <style:graphic-properties draw:stroke="none" svg:stroke-color="#000000" draw:fill="none" draw:fill-color="#ffffff" draw:textarea-horizontal-align="left" draw:auto-grow-height="true" draw:auto-grow-width="true" fo:min-height="0.27cm" fo:min-width="3.356cm"/>
    </style:style>
    <style:style style:name="gr63" style:family="graphic" style:parent-style-name="standard">
      <style:graphic-properties draw:stroke="none" svg:stroke-color="#000000" draw:fill="none" draw:fill-color="#ffffff" draw:textarea-horizontal-align="left" draw:auto-grow-height="true" draw:auto-grow-width="true" fo:min-height="0.27cm" fo:min-width="4.755cm"/>
    </style:style>
    <style:style style:name="gr64" style:family="graphic" style:parent-style-name="standard">
      <style:graphic-properties draw:stroke="none" svg:stroke-color="#000000" draw:fill="none" draw:fill-color="#ffffff" draw:textarea-horizontal-align="left" draw:auto-grow-height="true" draw:auto-grow-width="true" fo:min-height="0.269cm" fo:min-width="3.341cm"/>
    </style:style>
    <style:style style:name="gr65" style:family="graphic" style:parent-style-name="standard">
      <style:graphic-properties draw:stroke="none" svg:stroke-color="#000000" draw:fill="none" draw:fill-color="#ffffff" draw:textarea-horizontal-align="left" draw:auto-grow-height="true" draw:auto-grow-width="true" fo:min-height="0.27cm" fo:min-width="4.786cm"/>
    </style:style>
    <style:style style:name="gr66" style:family="graphic" style:parent-style-name="standard">
      <style:graphic-properties draw:stroke="none" svg:stroke-color="#000000" draw:fill="none" draw:fill-color="#ffffff" draw:textarea-horizontal-align="left" draw:auto-grow-height="true" draw:auto-grow-width="true" fo:min-height="0.42cm" fo:min-width="0.342cm"/>
    </style:style>
    <style:style style:name="gr67" style:family="graphic" style:parent-style-name="standard">
      <style:graphic-properties draw:stroke="none" svg:stroke-color="#000000" draw:fill="none" draw:fill-color="#ffffff" draw:textarea-horizontal-align="left" draw:auto-grow-height="true" draw:auto-grow-width="true" fo:min-height="0.576cm" fo:min-width="0.932cm"/>
    </style:style>
    <style:style style:name="gr68" style:family="graphic" style:parent-style-name="standard">
      <style:graphic-properties draw:stroke="none" svg:stroke-color="#000000" draw:fill="none" draw:fill-color="#ffffff" draw:textarea-horizontal-align="left" draw:auto-grow-height="true" draw:auto-grow-width="true" fo:min-height="0.323cm" fo:min-width="0.977cm"/>
    </style:style>
    <style:style style:name="gr69" style:family="graphic" style:parent-style-name="standard">
      <style:graphic-properties draw:stroke="none" svg:stroke-color="#000000" draw:fill="none" draw:fill-color="#ffffff" draw:textarea-horizontal-align="left" draw:auto-grow-height="true" draw:auto-grow-width="false" fo:min-height="0.302cm" fo:min-width="2.836cm"/>
    </style:style>
    <style:style style:name="gr70" style:family="graphic" style:parent-style-name="standard">
      <style:graphic-properties draw:stroke="none" svg:stroke-color="#000000" draw:fill="none" draw:fill-color="#ffffff" draw:textarea-horizontal-align="left" draw:auto-grow-height="true" draw:auto-grow-width="true" fo:min-height="0.63cm" fo:min-width="3.23cm"/>
    </style:style>
    <style:style style:name="gr71" style:family="graphic" style:parent-style-name="standard">
      <style:graphic-properties draw:stroke="none" svg:stroke-color="#000000" draw:fill="none" draw:fill-color="#ffffff" draw:textarea-horizontal-align="left" draw:auto-grow-height="true" draw:auto-grow-width="true" fo:min-height="0.692cm" fo:min-width="1.811cm"/>
    </style:style>
    <style:style style:name="gr72" style:family="graphic" style:parent-style-name="standard">
      <style:graphic-properties draw:stroke="none" svg:stroke-color="#000000" draw:fill="none" draw:fill-color="#ffffff" draw:textarea-horizontal-align="left" draw:auto-grow-height="true" draw:auto-grow-width="true" fo:min-height="0.693cm" fo:min-width="1.794cm"/>
    </style:style>
    <style:style style:name="gr73" style:family="graphic" style:parent-style-name="standard">
      <style:graphic-properties draw:stroke="none" svg:stroke-color="#000000" draw:fill="none" draw:fill-color="#ffffff" draw:textarea-horizontal-align="left" draw:auto-grow-height="true" draw:auto-grow-width="true" fo:min-height="0.513cm" fo:min-width="2.492cm"/>
    </style:style>
    <style:style style:name="gr74" style:family="graphic" style:parent-style-name="standard">
      <style:graphic-properties draw:stroke="none" svg:stroke-color="#000000" draw:fill="none" draw:fill-color="#ffffff" draw:textarea-horizontal-align="left" draw:auto-grow-height="true" draw:auto-grow-width="true" fo:min-height="0.513cm" fo:min-width="2.512cm"/>
    </style:style>
    <style:style style:name="gr75" style:family="graphic" style:parent-style-name="standard">
      <style:graphic-properties draw:stroke="none" svg:stroke-color="#000000" draw:fill="none" draw:fill-color="#ffffff" draw:textarea-horizontal-align="left" draw:auto-grow-height="true" draw:auto-grow-width="false" fo:min-height="0.413cm" fo:min-width="0.966cm"/>
    </style:style>
    <style:style style:name="gr76" style:family="graphic" style:parent-style-name="standard">
      <style:graphic-properties draw:stroke="none" svg:stroke-color="#000000" draw:fill="none" draw:fill-color="#ffffff" draw:textarea-horizontal-align="left" draw:auto-grow-height="true" draw:auto-grow-width="false" fo:min-height="0.513cm" fo:min-width="0.953cm"/>
    </style:style>
    <style:style style:name="gr77" style:family="graphic" style:parent-style-name="standard">
      <style:graphic-properties draw:stroke="none" svg:stroke-color="#000000" draw:fill="none" draw:fill-color="#ffffff" draw:textarea-horizontal-align="left" draw:auto-grow-height="true" draw:auto-grow-width="true" fo:min-height="0.511cm" fo:min-width="3.246cm"/>
    </style:style>
    <style:style style:name="gr78" style:family="graphic" style:parent-style-name="standard">
      <style:graphic-properties draw:stroke="none" svg:stroke-color="#000000" draw:fill="none" draw:fill-color="#ffffff" draw:textarea-horizontal-align="left" draw:auto-grow-height="true" draw:auto-grow-width="true" fo:min-height="0.564cm" fo:min-width="1.821cm"/>
    </style:style>
    <style:style style:name="gr79" style:family="graphic" style:parent-style-name="standard">
      <style:graphic-properties draw:stroke="none" svg:stroke-color="#000000" draw:fill="none" draw:fill-color="#ffffff" draw:textarea-horizontal-align="left" draw:auto-grow-height="true" draw:auto-grow-width="true" fo:min-height="0.567cm" fo:min-width="1.804cm"/>
    </style:style>
    <style:style style:name="gr80" style:family="graphic" style:parent-style-name="standard">
      <style:graphic-properties draw:stroke="none" svg:stroke-color="#000000" draw:fill="none" draw:fill-color="#ffffff" draw:textarea-horizontal-align="left" draw:auto-grow-height="true" draw:auto-grow-width="true" fo:min-height="0.411cm" fo:min-width="2.506cm"/>
    </style:style>
    <style:style style:name="gr81" style:family="graphic" style:parent-style-name="standard">
      <style:graphic-properties draw:stroke="none" svg:stroke-color="#000000" draw:fill="none" draw:fill-color="#ffffff" draw:textarea-horizontal-align="left" draw:auto-grow-height="true" draw:auto-grow-width="true" fo:min-height="0.41cm" fo:min-width="2.525cm"/>
    </style:style>
    <style:style style:name="gr82" style:family="graphic" style:parent-style-name="standard">
      <style:graphic-properties draw:stroke="none" svg:stroke-color="#000000" draw:fill="none" draw:fill-color="#ffffff" draw:textarea-horizontal-align="left" draw:auto-grow-height="true" draw:auto-grow-width="false" fo:min-height="4.55cm" fo:min-width="0cm"/>
    </style:style>
    <style:style style:name="gr83" style:family="graphic" style:parent-style-name="standard">
      <style:graphic-properties draw:stroke="none" svg:stroke-color="#000000" draw:fill="none" draw:fill-color="#ffffff" draw:textarea-horizontal-align="left" draw:auto-grow-height="true" draw:auto-grow-width="false" fo:min-height="1.209cm" fo:min-width="2.892cm"/>
    </style:style>
    <style:style style:name="gr84" style:family="graphic" style:parent-style-name="standard">
      <style:graphic-properties draw:stroke="none" svg:stroke-color="#000000" draw:fill="none" draw:fill-color="#ffffff" draw:textarea-horizontal-align="left" draw:auto-grow-height="true" draw:auto-grow-width="true" fo:min-height="0.875cm" fo:min-width="1.865cm"/>
    </style:style>
    <style:style style:name="gr85" style:family="graphic" style:parent-style-name="standard">
      <style:graphic-properties draw:stroke="none" svg:stroke-color="#000000" draw:fill="none" draw:fill-color="#ffffff" draw:textarea-horizontal-align="left" draw:auto-grow-height="true" draw:auto-grow-width="true" fo:min-height="0.319cm" fo:min-width="0.624cm"/>
    </style:style>
    <style:style style:name="gr86" style:family="graphic" style:parent-style-name="standard">
      <style:graphic-properties draw:stroke="none" svg:stroke-color="#000000" draw:fill="none" draw:fill-color="#ffffff" draw:textarea-horizontal-align="left" draw:auto-grow-height="true" draw:auto-grow-width="true" fo:min-height="0.63cm" fo:min-width="3.181cm"/>
    </style:style>
    <style:style style:name="gr87" style:family="graphic" style:parent-style-name="standard">
      <style:graphic-properties draw:stroke="none" svg:stroke-color="#000000" draw:fill="none" draw:fill-color="#ffffff" fo:min-height="12.544cm"/>
    </style:style>
    <style:style style:name="gr88" style:family="graphic" style:parent-style-name="standard">
      <style:graphic-properties draw:stroke="none" draw:fill="none" fo:min-height="3.367cm"/>
    </style:style>
    <style:style style:name="P1" style:family="paragraph">
      <style:paragraph-properties fo:margin-left="0cm" fo:margin-right="0cm" fo:line-height="150%" fo:text-align="center" fo:text-indent="0cm"/>
    </style:style>
    <style:style style:name="P2" style:family="paragraph">
      <style:paragraph-properties fo:margin-left="0cm" fo:margin-right="0cm" fo:line-height="150%" fo:text-align="start" fo:text-indent="0cm"/>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20pt" style:font-size-asian="20pt" style:font-size-complex="20pt"/>
    </style:style>
    <style:style style:name="P5" style:family="paragraph">
      <style:paragraph-properties fo:margin-left="0cm" fo:margin-right="0cm" fo:text-indent="0cm"/>
      <style:text-properties fo:font-weight="bold" style:font-weight-asian="bold" style:font-weight-complex="bold"/>
    </style:style>
    <style:style style:name="P6" style:family="paragraph">
      <style:paragraph-properties fo:margin-left="0cm" fo:margin-right="0cm" fo:text-align="justify" fo:text-indent="0cm"/>
    </style:style>
    <style:style style:name="P7" style:family="paragraph">
      <style:paragraph-properties fo:margin-left="0cm" fo:margin-right="0cm" fo:text-align="justify" fo:text-indent="0cm"/>
      <style:text-properties fo:font-size="17pt" style:font-size-asian="17pt" style:font-size-complex="17pt"/>
    </style:style>
    <style:style style:name="P8" style:family="paragraph">
      <style:paragraph-properties fo:text-align="center"/>
    </style:style>
    <style:style style:name="P9" style:family="paragraph">
      <style:paragraph-properties fo:text-align="center"/>
      <style:text-properties fo:font-size="20pt" fo:font-weight="bold" style:font-size-asian="20pt" style:font-weight-asian="normal" style:font-size-complex="20pt" style:font-weight-complex="normal"/>
    </style:style>
    <style:style style:name="P10" style:family="paragraph">
      <style:paragraph-properties fo:text-align="center"/>
      <style:text-properties fo:font-size="9pt"/>
    </style:style>
    <style:style style:name="P11" style:family="paragraph">
      <style:text-properties fo:font-size="9pt" style:font-size-asian="10pt" style:font-size-complex="10pt"/>
    </style:style>
    <style:style style:name="P12" style:family="paragraph">
      <style:text-properties fo:font-size="9pt" style:font-size-asian="6pt" style:font-size-complex="6pt"/>
    </style:style>
    <style:style style:name="P13" style:family="paragraph">
      <style:text-properties fo:font-size="9pt" style:font-size-asian="8pt" style:font-size-complex="8pt"/>
    </style:style>
    <style:style style:name="P14" style:family="paragraph">
      <style:paragraph-properties fo:text-align="center"/>
      <style:text-properties fo:font-size="9pt" style:font-size-asian="10pt" style:font-size-complex="10pt"/>
    </style:style>
    <style:style style:name="P15" style:family="paragraph">
      <style:text-properties fo:font-size="9pt" fo:font-weight="normal" style:font-size-asian="10pt" style:font-weight-asian="normal" style:font-size-complex="10pt" style:font-weight-complex="normal"/>
    </style:style>
    <style:style style:name="P16" style:family="paragraph">
      <style:text-properties fo:font-size="7pt" style:font-size-asian="7pt" style:font-size-complex="7pt"/>
    </style:style>
    <style:style style:name="P17" style:family="paragraph">
      <style:text-properties fo:font-size="8pt" style:font-size-asian="8pt" style:font-size-complex="8pt"/>
    </style:style>
    <style:style style:name="P18" style:family="paragraph">
      <style:text-properties fo:font-size="8pt"/>
    </style:style>
    <style:style style:name="P19" style:family="paragraph">
      <style:text-properties fo:font-size="12pt" style:font-size-asian="12pt" style:font-size-complex="12pt"/>
    </style:style>
    <style:style style:name="P20" style:family="paragraph">
      <style:text-properties fo:font-size="6pt" style:font-size-asian="6pt" style:font-size-complex="6pt"/>
    </style:style>
    <style:style style:name="P21" style:family="paragraph">
      <style:text-properties fo:font-size="12pt" style:font-size-asian="10pt" style:font-size-complex="10pt"/>
    </style:style>
    <style:style style:name="P22" style:family="paragraph">
      <style:paragraph-properties fo:text-align="center"/>
      <style:text-properties fo:font-size="12pt" style:font-size-asian="10pt" style:font-size-complex="10pt"/>
    </style:style>
    <style:style style:name="P23" style:family="paragraph">
      <style:paragraph-properties fo:text-align="center"/>
      <style:text-properties fo:font-size="12pt" fo:font-weight="normal" style:font-size-asian="12pt" style:font-weight-asian="normal" style:font-size-complex="12pt" style:font-weight-complex="normal"/>
    </style:style>
    <style:style style:name="P24" style:family="paragraph">
      <style:paragraph-properties fo:text-align="center"/>
      <style:text-properties fo:font-size="20pt" fo:font-weight="bold" style:font-size-asian="20pt" style:font-weight-asian="bold" style:font-size-complex="20pt" style:font-weight-complex="bold"/>
    </style:style>
    <style:style style:name="P25" style:family="paragraph">
      <style:paragraph-properties fo:text-align="center"/>
      <style:text-properties fo:font-size="9pt" style:font-size-asian="8pt" style:font-size-complex="8pt"/>
    </style:style>
    <style:style style:name="P26" style:family="paragraph">
      <style:paragraph-properties fo:text-align="center"/>
      <style:text-properties fo:font-size="9pt" fo:font-weight="normal" style:font-size-asian="8pt" style:font-weight-asian="normal" style:font-size-complex="8pt" style:font-weight-complex="normal"/>
    </style:style>
    <style:style style:name="P27" style:family="paragraph">
      <style:paragraph-properties fo:text-align="center"/>
      <style:text-properties fo:font-size="8pt" style:font-size-asian="8pt" style:font-size-complex="8pt"/>
    </style:style>
    <style:style style:name="P28" style:family="paragraph">
      <style:text-properties fo:font-size="15pt" style:font-size-asian="15pt" style:font-size-complex="15pt"/>
    </style:style>
    <style:style style:name="P29" style:family="paragraph">
      <style:paragraph-properties fo:margin-left="0cm" fo:margin-right="0cm" fo:text-align="center" fo:text-indent="0cm"/>
    </style:style>
    <style:style style:name="P30" style:family="paragraph">
      <style:paragraph-properties fo:margin-left="0cm" fo:margin-right="0cm" fo:text-align="center" fo:text-indent="0cm"/>
      <style:text-properties fo:font-size="7pt" style:font-size-asian="7pt" style:font-size-complex="7pt"/>
    </style:style>
    <style:style style:name="P31" style:family="paragraph">
      <style:text-properties fo:font-size="10pt" style:font-size-asian="10pt" style:font-size-complex="10pt"/>
    </style:style>
    <style:style style:name="P32" style:family="paragraph">
      <style:paragraph-properties fo:text-align="center"/>
      <style:text-properties fo:font-size="10pt" style:font-size-asian="10pt" style:font-size-complex="10pt"/>
    </style:style>
    <style:style style:name="P33" style:family="paragraph">
      <style:text-properties fo:font-size="8.5pt" style:font-size-asian="8.5pt" style:font-size-complex="8.5pt"/>
    </style:style>
    <style:style style:name="P34" style:family="paragraph">
      <style:text-properties fo:font-size="9pt" style:font-size-asian="9pt" style:font-size-complex="9pt"/>
    </style:style>
    <style:style style:name="P35" style:family="paragraph">
      <style:paragraph-properties fo:margin-left="0cm" fo:margin-right="0cm" fo:text-indent="0cm"/>
      <style:text-properties fo:font-size="11pt" style:font-size-asian="11pt" style:font-size-complex="11pt"/>
    </style:style>
    <style:style style:name="P36" style:family="paragraph">
      <style:paragraph-properties fo:margin-left="0cm" fo:margin-right="0cm" fo:text-align="justify" fo:text-indent="0cm"/>
      <style:text-properties fo:font-size="18pt"/>
    </style:style>
    <style:style style:name="P37" style:family="paragraph">
      <style:paragraph-properties fo:margin-left="0cm" fo:margin-right="0cm" fo:line-height="150%" fo:text-align="start" fo:text-indent="0cm"/>
      <style:text-properties fo:font-size="18pt"/>
    </style:style>
    <style:style style:name="P38" style:family="paragraph">
      <style:text-properties fo:font-size="18pt"/>
    </style:style>
    <style:style style:name="P39" style:family="paragraph">
      <style:paragraph-properties fo:margin-left="0cm" fo:margin-right="0cm" fo:text-indent="0cm"/>
      <style:text-properties fo:font-size="18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3" style:family="text">
      <style:text-properties fo:font-size="17pt" fo:font-style="normal" style:text-underline-style="none" fo:font-weight="normal" style:font-size-asian="17pt" style:font-style-asian="normal" style:font-weight-asian="normal" style:font-size-complex="17pt" style:font-style-complex="normal" style:font-weight-complex="normal"/>
    </style:style>
    <style:style style:name="T4" style:family="text">
      <style:text-properties fo:font-weight="bold" style:font-weight-asian="bold" style:font-weight-complex="bold"/>
    </style:style>
    <style:style style:name="T5" style:family="text">
      <style:text-properties fo:font-size="17pt" fo:font-weight="bold" style:font-size-asian="17pt" style:font-weight-asian="bold" style:font-size-complex="17pt" style:font-weight-complex="bold"/>
    </style:style>
    <style:style style:name="T6" style:family="text">
      <style:text-properties fo:font-size="17pt" style:font-size-asian="17pt" style:font-size-complex="17pt"/>
    </style:style>
    <style:style style:name="T7" style:family="text">
      <style:text-properties fo:font-size="17pt" style:text-underline-style="solid" style:text-underline-width="auto" style:text-underline-color="font-color" style:font-size-asian="17pt" style:font-size-complex="17pt"/>
    </style:style>
    <style:style style:name="T8" style:family="text">
      <style:text-properties fo:font-size="17pt" style:text-underline-style="none" style:font-size-asian="17pt" style:font-size-complex="17pt"/>
    </style:style>
    <style:style style:name="T9" style:family="text">
      <style:text-properties fo:font-size="20pt" fo:font-weight="bold" style:font-size-asian="20pt" style:font-weight-asian="normal" style:font-size-complex="20pt" style:font-weight-complex="normal"/>
    </style:style>
    <style:style style:name="T10" style:family="text">
      <style:text-properties fo:font-size="9pt" style:font-size-asian="12pt" style:font-size-complex="12pt"/>
    </style:style>
    <style:style style:name="T11" style:family="text">
      <style:text-properties fo:font-size="9pt"/>
    </style:style>
    <style:style style:name="T12" style:family="text">
      <style:text-properties fo:font-size="9pt" style:font-size-asian="6pt" style:font-size-complex="6pt"/>
    </style:style>
    <style:style style:name="T13" style:family="text">
      <style:text-properties fo:font-size="9pt" style:font-size-asian="10pt" style:font-size-complex="10pt"/>
    </style:style>
    <style:style style:name="T14" style:family="text">
      <style:text-properties fo:font-size="7pt" style:font-size-asian="7pt" style:font-size-complex="7pt"/>
    </style:style>
    <style:style style:name="T15" style:family="text">
      <style:text-properties fo:font-size="8pt" style:font-size-asian="8pt" style:font-size-complex="8pt"/>
    </style:style>
    <style:style style:name="T16" style:family="text">
      <style:text-properties fo:font-size="8pt"/>
    </style:style>
    <style:style style:name="T17" style:family="text">
      <style:text-properties fo:font-size="12pt" style:font-size-asian="12pt" style:font-size-complex="12pt"/>
    </style:style>
    <style:style style:name="T18" style:family="text">
      <style:text-properties fo:font-size="12pt" fo:font-style="italic" style:font-size-asian="12pt" style:font-style-asian="italic" style:font-size-complex="12pt" style:font-style-complex="italic"/>
    </style:style>
    <style:style style:name="T19" style:family="text">
      <style:text-properties fo:font-size="12pt" fo:font-style="normal" style:font-size-asian="12pt" style:font-style-asian="normal" style:font-size-complex="12pt" style:font-style-complex="normal"/>
    </style:style>
    <style:style style:name="T2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2" style:family="text">
      <style:text-properties fo:font-size="6pt" style:font-size-asian="6pt" style:font-size-complex="6pt"/>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20pt" fo:font-weight="bold" style:font-size-asian="20pt" style:font-weight-asian="bold" style:font-size-complex="20pt" style:font-weight-complex="bold"/>
    </style:style>
    <style:style style:name="T25" style:family="text">
      <style:text-properties fo:font-size="9pt" fo:font-weight="normal" style:font-size-asian="10pt" style:font-weight-asian="normal" style:font-size-complex="10pt" style:font-weight-complex="normal"/>
    </style:style>
    <style:style style:name="T26" style:family="text">
      <style:text-properties fo:font-size="9pt" fo:font-weight="normal" style:font-size-asian="8pt" style:font-weight-asian="normal" style:font-size-complex="8pt" style:font-weight-complex="normal"/>
    </style:style>
    <style:style style:name="T27" style:family="text">
      <style:text-properties fo:font-size="9pt" fo:font-weight="normal" style:font-size-asian="6pt" style:font-weight-asian="normal" style:font-size-complex="6pt" style:font-weight-complex="normal"/>
    </style:style>
    <style:style style:name="T28" style:family="text">
      <style:text-properties fo:font-size="15pt" style:font-size-asian="15pt" style:font-size-complex="15pt"/>
    </style:style>
    <style:style style:name="T29" style:family="text">
      <style:text-properties fo:font-size="8pt" fo:font-weight="normal" style:font-size-asian="8pt" style:font-weight-asian="normal" style:font-size-complex="8pt" style:font-weight-complex="normal"/>
    </style:style>
    <style:style style:name="T30" style:family="text">
      <style:text-properties fo:font-size="10pt" style:font-size-asian="10pt" style:font-size-complex="10pt"/>
    </style:style>
    <style:style style:name="T31" style:family="text">
      <style:text-properties fo:font-size="10pt" fo:font-style="italic" style:font-size-asian="10pt" style:font-style-asian="italic" style:font-size-complex="10pt" style:font-style-complex="italic"/>
    </style:style>
    <style:style style:name="T32" style:family="text">
      <style:text-properties fo:font-size="10pt" fo:font-style="normal" style:font-size-asian="10pt" style:font-style-asian="normal" style:font-size-complex="10pt" style:font-style-complex="normal"/>
    </style:style>
    <style:style style:name="T33" style:family="text">
      <style:text-properties fo:font-size="8.5pt" style:font-size-asian="8.5pt" style:font-size-complex="8.5pt"/>
    </style:style>
    <style:style style:name="T34" style:family="text">
      <style:text-properties fo:font-size="9pt" style:font-size-asian="9pt" style:font-size-complex="9pt"/>
    </style:style>
    <style:style style:name="T35"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7" style:family="text">
      <style:text-properties fo:font-size="11pt" style:font-size-asian="11pt" style:font-size-complex="11pt"/>
    </style:style>
    <style:style style:name="T38" style:family="text">
      <style:text-properties fo:font-size="11pt" fo:font-style="italic" style:font-size-asian="11pt" style:font-style-asian="italic" style:font-size-complex="11pt" style:font-style-complex="italic"/>
    </style:style>
    <style:style style:name="T39" style:family="text">
      <style:text-properties fo:font-size="11pt" fo:font-style="normal" style:font-size-asian="11pt" style:font-style-asian="normal" style:font-size-complex="11pt" style:font-style-complex="normal"/>
    </style:style>
    <style:style style:name="T40" style:family="text">
      <style:text-properties fo:font-size="17pt" fo:font-style="normal" style:text-underline-style="solid" style:text-underline-width="auto" style:text-underline-color="font-color" fo:font-weight="bold" style:font-size-asian="17pt" style:font-style-asian="normal" style:font-weight-asian="bold" style:font-size-complex="17pt" style:font-style-complex="normal" style:font-weight-complex="bold"/>
    </style:style>
    <style:style style:name="T41" style:family="text">
      <style:text-properties fo:font-size="17pt" fo:font-style="italic" style:text-underline-style="solid" style:text-underline-width="auto" style:text-underline-color="font-color" style:font-size-asian="17pt" style:font-style-asian="italic" style:font-size-complex="17pt" style:font-style-complex="italic"/>
    </style:style>
    <style:style style:name="T42" style:family="text">
      <style:text-properties fo:font-size="17pt" fo:font-style="italic" style:font-size-asian="17pt" style:font-style-asian="italic" style:font-size-complex="17pt" style:font-style-complex="italic"/>
    </style:style>
    <style:style style:name="T43" style:family="text">
      <style:text-properties fo:font-size="17pt" fo:font-style="normal" style:font-size-asian="17pt" style:font-style-asian="normal" style:font-size-complex="17pt" style:font-style-complex="normal"/>
    </style:style>
    <style:style style:name="T44" style:family="text">
      <style:text-properties fo:font-size="17pt" fo:font-style="normal" style:text-underline-style="none" style:font-size-asian="17pt" style:font-style-asian="normal" style:font-size-complex="17pt" style:font-style-complex="normal"/>
    </style:style>
    <style:style style:name="T45" style:family="text">
      <style:text-properties fo:font-size="17pt" style:text-underline-style="solid" style:text-underline-width="auto" style:text-underline-color="font-color" fo:font-weight="bold" style:font-size-asian="17pt" style:font-weight-asian="bold" style:font-size-complex="17pt" style:font-weight-complex="bold"/>
    </style:style>
    <style:style style:name="T46" style:family="text">
      <style:text-properties fo:font-size="17pt" fo:font-style="italic" style:text-underline-style="none" style:font-size-asian="17pt" style:font-style-asian="italic" style:font-size-complex="17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2.288cm" svg:height="4.027cm" svg:x="4.6cm" svg:y="10.6cm">
          <draw:text-box>
            <text:p text:style-name="P1"><text:span text:style-name="T1">Compte-Rendu TP Multitâche</text:span></text:p>
            <text:p text:style-name="P1"><text:span text:style-name="T1"/></text:p>
            <text:p text:style-name="P1"><text:span text:style-name="T1">Gestion d'un carrefour</text:span></text:p>
          </draw:text-box>
        </draw:frame>
        <draw:frame draw:style-name="gr2" draw:text-style-name="P2" draw:layer="layout" svg:width="5.6cm" svg:height="3.094cm" svg:x="1.1cm" svg:y="1.206cm">
          <draw:text-box>
            <text:p text:style-name="P2">Loïc TOUZARD</text:p>
            <text:p text:style-name="P2">Gaëtan GOUZI</text:p>
            <text:p text:style-name="P2">B3325</text:p>
          </draw:text-box>
        </draw:frame>
        <draw:frame draw:style-name="gr3" draw:text-style-name="P3" draw:layer="layout" svg:width="8.6cm" svg:height="3.195cm" svg:x="12.5cm" svg:y="1.205cm">
          <draw:text-box>
            <text:p>3 Avril 2015</text:p>
            <text:p>Département Informatique</text:p>
            <text:p>Groupe 3</text:p>
          </draw:text-box>
        </draw:frame>
      </draw:page>
      <draw:page draw:name="page2" draw:style-name="dp1" draw:master-page-name="Standard">
        <draw:frame draw:style-name="gr1" draw:text-style-name="P1" draw:layer="layout" svg:width="12.288cm" svg:height="2.611cm" svg:x="4.7cm" svg:y="4.973cm">
          <draw:text-box>
            <text:p text:style-name="P1"><text:span text:style-name="T1">Compte-Rendu TP Multitâche</text:span></text:p>
            <text:p text:style-name="P1"><text:span text:style-name="T1">Gestion d'un carrefour</text:span></text:p>
          </draw:text-box>
        </draw:frame>
        <draw:frame draw:style-name="gr2" draw:text-style-name="P2" draw:layer="layout" svg:width="5.6cm" svg:height="3.094cm" svg:x="1.1cm" svg:y="1.206cm">
          <draw:text-box>
            <text:p text:style-name="P2">Loïc TOUZARD</text:p>
            <text:p text:style-name="P2">Gaëtan GOUZI</text:p>
            <text:p text:style-name="P2">B3325</text:p>
          </draw:text-box>
        </draw:frame>
        <draw:frame draw:style-name="gr3" draw:text-style-name="P3" draw:layer="layout" svg:width="8.6cm" svg:height="3.195cm" svg:x="12.5cm" svg:y="1.205cm">
          <draw:text-box>
            <text:p>3 Avril 2015</text:p>
            <text:p>Département Informatique</text:p>
            <text:p>Groupe 3</text:p>
          </draw:text-box>
        </draw:frame>
        <draw:frame draw:style-name="gr1" draw:text-style-name="P4" draw:layer="layout" svg:width="18.551cm" svg:height="20.278cm" svg:x="1.299cm" svg:y="8.2cm">
          <draw:text-box>
            <text:p text:style-name="P3"><text:span text:style-name="T2">Sommaire :</text:span></text:p>
            <text:p text:style-name="P3"/>
            <text:p text:style-name="P3">I.<text:tab/>Présentation</text:p>
            <text:p text:style-name="P3"><text:tab/>1)<text:tab/>Différences entre la version finale et la version originale</text:p>
            <text:p text:style-name="P3"><text:tab/>2) <text:tab/><text:span text:style-name="T3">Rôles principaux des tâches</text:span></text:p>
            <text:p text:style-name="P3"><text:span text:style-name="T3"><text:tab/></text:span><text:span text:style-name="T3">3)</text:span><text:span text:style-name="T3"><text:tab/></text:span><text:span text:style-name="T3">Les IPCs nécessaires</text:span><text:span text:style-name="T3"><text:tab/></text:span></text:p>
            <text:p text:style-name="P3"/>
            <text:p text:style-name="P3">II.<text:tab/>Tâche Mère (Étudiant responsable : Gaëtan GOUZI)</text:p>
            <text:p text:style-name="P3"><text:tab/>1)<text:tab/>Initialisation</text:p>
            <text:p text:style-name="P3"><text:tab/>2)<text:tab/>Moteur</text:p>
            <text:p text:style-name="P3"><text:tab/>3)<text:tab/>Destruction</text:p>
            <text:p text:style-name="P3"/>
            <text:p text:style-name="P3">III.<text:tab/>Tâche Feu (Étudiant responsable : Gaëtan GOUZI)</text:p>
            <text:p text:style-name="P3"><text:tab/>1)<text:tab/>Initialisation</text:p>
            <text:p text:style-name="P3"><text:tab/>2)<text:tab/>Moteur</text:p>
            <text:p text:style-name="P3"><text:tab/>3)<text:tab/>Destruction</text:p>
            <text:p text:style-name="P3"/>
            <text:p text:style-name="P3">IV.<text:tab/>Tâche Menu (Étudiant responsable : Loïc TOUZARD)</text:p>
            <text:p text:style-name="P3"><text:tab/>1)<text:tab/>Initialisation</text:p>
            <text:p text:style-name="P3"><text:tab/>2)<text:tab/>Moteur</text:p>
            <text:p text:style-name="P3"><text:tab/>3)<text:tab/>Destruction</text:p>
            <text:p text:style-name="P3"/>
            <text:p text:style-name="P3">V.<text:tab/>Tâche Voie (Étudiant responsable : Loïc TOUZARD)</text:p>
            <text:p text:style-name="P3"><text:tab/>1)<text:tab/>Initialisation</text:p>
            <text:p text:style-name="P3"><text:tab/>2)<text:tab/>Moteur</text:p>
            <text:p text:style-name="P3"><text:tab/>3)<text:tab/>Destruction</text:p>
            <text:p text:style-name="P3"/>
            <text:p text:style-name="P3">VI.<text:tab/>Conclusion</text:p>
          </draw:text-box>
        </draw:frame>
      </draw:page>
      <draw:page draw:name="page3" draw:style-name="dp1" draw:master-page-name="Standard">
        <draw:frame draw:style-name="gr4" draw:text-style-name="P5" draw:layer="layout" svg:width="18.7cm" svg:height="0.963cm" svg:x="1cm" svg:y="6.3cm">
          <draw:text-box>
            <text:p text:style-name="P3"><text:span text:style-name="T4">I.</text:span><text:span text:style-name="T4"><text:tab/></text:span><text:span text:style-name="T4">Différences entre la version finale et la version originale</text:span></text:p>
          </draw:text-box>
        </draw:frame>
        <draw:frame draw:style-name="gr2" draw:text-style-name="P2" draw:layer="layout" svg:width="5.6cm" svg:height="3.094cm" svg:x="1.1cm" svg:y="1.207cm">
          <draw:text-box>
            <text:p text:style-name="P2">Loïc TOUZARD</text:p>
            <text:p text:style-name="P2">Gaëtan GOUZI</text:p>
            <text:p text:style-name="P2">B3325</text:p>
          </draw:text-box>
        </draw:frame>
        <draw:frame draw:style-name="gr3" draw:text-style-name="P3" draw:layer="layout" svg:width="8.6cm" svg:height="3.195cm" svg:x="12.5cm" svg:y="1.206cm">
          <draw:text-box>
            <text:p>3 Avril 2015</text:p>
            <text:p>Département Informatique</text:p>
            <text:p>Groupe 3</text:p>
          </draw:text-box>
        </draw:frame>
        <draw:frame draw:style-name="gr5" draw:text-style-name="P7" draw:layer="layout" svg:width="19.522cm" svg:height="18.939cm" svg:x="0.889cm" svg:y="9.761cm">
          <draw:text-box>
            <text:p text:style-name="P6"><text:span text:style-name="T5">a)</text:span><text:span text:style-name="T6"><text:tab/></text:span><text:span text:style-name="T6">A l 'origine, nous avions prévu que la tâche Feu envoie un signal </text:span></text:p>
            <text:p text:style-name="P6"><text:span text:style-name="T6">à la tâche Voie pour lui indiquer que les feux changent de couleur</text:span></text:p>
            <text:p text:style-name="P6"><text:span text:style-name="T6">(un signal « bascule » qui permet de savoir quel feu est vert et </text:span></text:p>
            <text:p text:style-name="P6"><text:span text:style-name="T6">lequel et rouge).</text:span></text:p>
            <text:p text:style-name="P6"><text:span text:style-name="T6">Cette solution a été abandonnée pour mettre en place une </text:span></text:p>
            <text:p text:style-name="P6"><text:span text:style-name="T6">mémoire partagée qui contient les couleurs courantes relatives à chaque axe (NS et EO). En effet, la gestion de la mémoire partagée (Lecture/Écriture) est plus simple et plus propre que d'utiliser un signal alternatif qui change la valeur des variables une fois sur deux. Il vaut mieux éviter l'utilisation d'un signal si une alternative est possible.</text:span></text:p>
            <text:p text:style-name="P6"><text:span text:style-name="T6"/></text:p>
            <text:p text:style-name="P6"><text:span text:style-name="T5">b)</text:span><text:span text:style-name="T6"><text:tab/></text:span><text:span text:style-name="T6">La version original ne prévoyait pas de moyen de communication entre la tâche Menu et la tâche Générateur. Or, les voitures peuvent être crées sans le générateur (génération manuelle par l'utilisateur). Ainsi, la boite aux lettres qui contient les messages permettant de générer les voitures est accessible en lecture par la tâche Voie et en écriture par les tâches Générateur </text:span><text:span text:style-name="T7">et Menu</text:span></text:p>
            <text:p text:style-name="P6"><text:span text:style-name="T8"/></text:p>
            <text:p text:style-name="P6"><text:span text:style-name="T6"/></text:p>
            <text:p text:style-name="P6"><text:span text:style-name="T8"/></text:p>
            <text:p text:style-name="P6"><text:span text:style-name="T8"/></text:p>
          </draw:text-box>
        </draw:frame>
      </draw:page>
      <draw:page draw:name="page4" draw:style-name="dp1" draw:master-page-name="Standard">
        <draw:frame draw:style-name="gr6" draw:text-style-name="P9" draw:layer="layout" svg:width="12.309cm" svg:height="1.825cm" svg:x="4.491cm" svg:y="1.075cm">
          <draw:text-box>
            <text:p text:style-name="P8"><text:span text:style-name="T9">Mère</text:span></text:p>
            <text:p text:style-name="P8"><text:span text:style-name="T9">Initialisation</text:span></text:p>
          </draw:text-box>
        </draw:frame>
        <draw:g>
          <draw:custom-shape draw:style-name="gr7" draw:text-style-name="P10" draw:layer="layout" svg:width="5cm" svg:height="19.6cm" svg:x="8.329cm" svg:y="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10.929cm" svg:y1="4.98cm" svg:x2="10.929cm" svg:y2="22.34cm">
            <text:p/>
          </draw:line>
          <draw:line draw:style-name="gr8" draw:text-style-name="P10" draw:layer="layout" svg:x1="11cm" svg:y1="5.381cm" svg:x2="15.929cm" svg:y2="5.381cm">
            <text:p/>
          </draw:line>
          <draw:line draw:style-name="gr8" draw:text-style-name="P10" draw:layer="layout" svg:x1="11cm" svg:y1="5.191cm" svg:x2="16cm" svg:y2="5.185cm">
            <text:p/>
          </draw:line>
          <draw:line draw:style-name="gr8" draw:text-style-name="P10" draw:layer="layout" svg:x1="5cm" svg:y1="5.79cm" svg:x2="10.9cm" svg:y2="5.79cm">
            <text:p/>
          </draw:line>
          <draw:line draw:style-name="gr8" draw:text-style-name="P10" draw:layer="layout" svg:x1="11.001cm" svg:y1="18.681cm" svg:x2="15.93cm" svg:y2="18.681cm">
            <text:p/>
          </draw:line>
          <draw:line draw:style-name="gr8" draw:text-style-name="P10" draw:layer="layout" svg:x1="11.002cm" svg:y1="18.981cm" svg:x2="15.931cm" svg:y2="18.981cm">
            <text:p/>
          </draw:line>
        </draw:g>
        <draw:frame draw:style-name="gr9" draw:text-style-name="P11" draw:layer="layout" svg:width="1.5cm" svg:height="0.725cm" svg:x="10.1cm" svg:y="2.9cm">
          <draw:text-box draw:corner-radius="0.3cm">
            <text:p><text:span text:style-name="T10">Mère</text:span></text:p>
          </draw:text-box>
        </draw:frame>
        <draw:g>
          <draw:custom-shape draw:style-name="gr10" draw:text-style-name="P10" draw:layer="layout" svg:width="0.449cm" svg:height="0.341cm" svg:x="15.2cm" svg:y="4.642cm">
            <text:p text:style-name="P8"><text:span text:style-name="T11">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629cm" svg:height="1.148cm" svg:x="15.963cm" svg:y="4.952cm">
            <text:p/>
            <draw:enhanced-geometry svg:viewBox="0 0 21600 21600" draw:mirror-horizontal="false" draw:mirror-vertical="false" draw:type="rectangle" draw:enhanced-path="M 0 0 L 21600 0 21600 21600 0 21600 0 0 Z N"/>
          </draw:custom-shape>
          <draw:polyline draw:style-name="gr8" draw:text-style-name="P10" draw:layer="layout" svg:width="0.627cm" svg:height="1.209cm" svg:x="15.604cm" svg:y="4.797cm" svg:viewBox="0 0 628 1210" draw:points="57,0 571,0 0,217 628,217 628,1210">
            <text:p/>
          </draw:polyline>
        </draw:g>
        <draw:frame draw:style-name="gr11" draw:text-style-name="P12" draw:layer="layout" svg:width="3.237cm" svg:height="0.963cm" svg:x="16.763cm" svg:y="4.8cm">
          <draw:text-box draw:corner-radius="0.3cm">
            <text:p><text:span text:style-name="T12">Masquer SIGUSR2</text:span></text:p>
            <text:p><text:span text:style-name="T12">Masquer SIGCHLD</text:span></text:p>
          </draw:text-box>
        </draw:frame>
        <draw:custom-shape draw:style-name="gr7" draw:text-style-name="P10" draw:layer="layout" svg:width="0.199cm" svg:height="0.166cm" draw:transform="skewX (-0.0120427718387609) rotate (-1.04021623418862) translate (13.642cm 5.2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 draw:text-style-name="P13" draw:layer="layout" svg:width="1.912cm" svg:height="0.963cm" svg:x="12.9cm" svg:y="5.6cm">
          <draw:text-box draw:corner-radius="0.3cm">
            <text:p><text:span text:style-name="T12">SIGUSR2</text:span></text:p>
            <text:p><text:span text:style-name="T12">SIGCHLD</text:span></text:p>
          </draw:text-box>
        </draw:frame>
        <draw:g>
          <draw:custom-shape draw:style-name="gr7" draw:text-style-name="P14" draw:layer="layout" svg:width="1.799cm" svg:height="1.6cm" svg:x="4.001cm" svg:y="8.9cm">
            <text:p/>
            <draw:enhanced-geometry svg:viewBox="0 0 21600 21600" draw:mirror-horizontal="false" draw:mirror-vertical="false" draw:type="rectangle" draw:enhanced-path="M 0 0 L 21600 0 21600 21600 0 21600 0 0 Z N"/>
          </draw:custom-shape>
          <draw:custom-shape draw:style-name="gr7" draw:text-style-name="P8" draw:layer="layout" svg:width="1.8cm" svg:height="0.4cm" svg:x="4cm" svg:y="8.9cm">
            <text:p/>
            <draw:enhanced-geometry svg:viewBox="0 0 21600 21600" draw:type="rectangle" draw:enhanced-path="M 0 0 L 21600 0 21600 21600 0 21600 0 0 Z N"/>
          </draw:custom-shape>
          <draw:custom-shape draw:style-name="gr7" draw:text-style-name="P8" draw:layer="layout" svg:width="1.8cm" svg:height="0.4cm" svg:x="4cm" svg:y="9.3cm">
            <text:p/>
            <draw:enhanced-geometry svg:viewBox="0 0 21600 21600" draw:type="rectangle" draw:enhanced-path="M 0 0 L 21600 0 21600 21600 0 21600 0 0 Z N"/>
          </draw:custom-shape>
          <draw:custom-shape draw:style-name="gr7" draw:text-style-name="P8" draw:layer="layout" svg:width="1.8cm" svg:height="0.4cm" svg:x="4cm" svg:y="9.7cm">
            <text:p/>
            <draw:enhanced-geometry svg:viewBox="0 0 21600 21600" draw:type="rectangle" draw:enhanced-path="M 0 0 L 21600 0 21600 21600 0 21600 0 0 Z N"/>
          </draw:custom-shape>
          <draw:custom-shape draw:style-name="gr7" draw:text-style-name="P8" draw:layer="layout" svg:width="1.8cm" svg:height="0.4cm" svg:x="4cm" svg:y="10.1cm">
            <text:p/>
            <draw:enhanced-geometry svg:viewBox="0 0 21600 21600" draw:type="rectangle" draw:enhanced-path="M 0 0 L 21600 0 21600 21600 0 21600 0 0 Z N"/>
          </draw:custom-shape>
        </draw:g>
        <draw:frame draw:style-name="gr13" draw:text-style-name="P12" draw:layer="layout" svg:width="2.572cm" svg:height="0.8cm" svg:x="1.524cm" svg:y="8.8cm">
          <draw:text-box draw:corner-radius="0.3cm">
            <text:p><text:span text:style-name="T12">TempoCouleur</text:span></text:p>
          </draw:text-box>
        </draw:frame>
        <draw:custom-shape draw:style-name="gr14" draw:text-style-name="P10" draw:layer="layout" svg:width="0.344cm" svg:height="0.264cm" draw:transform="skewX (0.00383972435438753) rotate (1.5378096039322) translate (7.3cm 5.9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0" draw:layer="layout" svg:width="0.619cm" svg:height="0.619cm" svg:x="6.781cm" svg:y="8.4cm">
          <text:p text:style-name="P8"><text:span text:style-name="T11">RW</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73cm" svg:height="0.21cm" draw:transform="rotate (1.5378096039322) translate (7cm 8.3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olyline draw:style-name="gr8" draw:text-style-name="P10" draw:layer="layout" svg:width="1.199cm" svg:height="1.099cm" svg:x="3.8cm" svg:y="5cm" svg:viewBox="0 0 1200 1100" draw:points="0,0 0,1100 1200,1100 1200,0">
            <text:p/>
          </draw:polyline>
          <draw:line draw:style-name="gr8" draw:text-style-name="P10" draw:layer="layout" svg:x1="3.8cm" svg:y1="5.917cm" svg:x2="5cm" svg:y2="5.917cm">
            <text:p/>
          </draw:line>
          <draw:line draw:style-name="gr8" draw:text-style-name="P10" draw:layer="layout" svg:x1="3.8cm" svg:y1="5.733cm" svg:x2="5cm" svg:y2="5.733cm">
            <text:p/>
          </draw:line>
          <draw:line draw:style-name="gr8" draw:text-style-name="P10" draw:layer="layout" svg:x1="3.8cm" svg:y1="5.55cm" svg:x2="5cm" svg:y2="5.55cm">
            <text:p/>
          </draw:line>
          <draw:line draw:style-name="gr8" draw:text-style-name="P10" draw:layer="layout" svg:x1="3.8cm" svg:y1="5.367cm" svg:x2="5cm" svg:y2="5.367cm">
            <text:p/>
          </draw:line>
        </draw:g>
        <draw:line draw:style-name="gr8" draw:text-style-name="P10" draw:layer="layout" svg:x1="10.9cm" svg:y1="8.6cm" svg:x2="5cm" svg:y2="8.6cm">
          <text:p/>
        </draw:line>
        <draw:frame draw:style-name="gr16" draw:text-style-name="P12" draw:layer="layout" svg:width="2.898cm" svg:height="0.7cm" svg:x="1.4cm" svg:y="4.5cm">
          <draw:text-box draw:corner-radius="0.3cm">
            <text:p><text:span text:style-name="T12">ArrivéeVéhicules</text:span></text:p>
          </draw:text-box>
        </draw:frame>
        <draw:custom-shape draw:style-name="gr14" draw:text-style-name="P10" draw:layer="layout" svg:width="0.239cm" svg:height="0.184cm" draw:transform="rotate (-1.52698856256984) translate (16.09cm 6.6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olyline draw:style-name="gr8" draw:text-style-name="P10" draw:layer="layout" svg:width="0.899cm" svg:height="0.839cm" svg:x="18.1cm" svg:y="6.4cm" svg:viewBox="0 0 900 840" draw:points="0,840 0,0 900,840 900,0">
            <text:p/>
          </draw:polyline>
          <draw:line draw:style-name="gr8" draw:text-style-name="P10" draw:layer="layout" svg:x1="18.1cm" svg:y1="7.03cm" svg:x2="18.75cm" svg:y2="7.03cm">
            <text:p/>
          </draw:line>
          <draw:line draw:style-name="gr8" draw:text-style-name="P10" draw:layer="layout" svg:x1="18.35cm" svg:y1="6.61cm" svg:x2="19cm" svg:y2="6.61cm">
            <text:p/>
          </draw:line>
        </draw:g>
        <draw:frame draw:style-name="gr17" draw:text-style-name="P12" draw:layer="layout" svg:width="3.106cm" svg:height="0.607cm" svg:x="15cm" svg:y="6.193cm">
          <draw:text-box>
            <text:p><text:span text:style-name="T12">SempahoreTempo</text:span></text:p>
          </draw:text-box>
        </draw:frame>
        <draw:frame draw:style-name="gr18" draw:text-style-name="P12" draw:layer="layout" svg:width="1.576cm" svg:height="0.607cm" svg:x="18.9cm" svg:y="6.3cm">
          <draw:text-box draw:corner-radius="0.3cm">
            <text:p><text:span text:style-name="T12">1</text:span></text:p>
          </draw:text-box>
        </draw:frame>
        <draw:frame draw:style-name="gr18" draw:text-style-name="P12" draw:layer="layout" svg:width="1.576cm" svg:height="0.607cm" svg:x="18.9cm" svg:y="6.301cm">
          <draw:text-box draw:corner-radius="0.3cm">
            <text:p><text:span text:style-name="T12">1</text:span></text:p>
          </draw:text-box>
        </draw:frame>
        <draw:frame draw:style-name="gr18" draw:text-style-name="P12" draw:layer="layout" svg:width="1.576cm" svg:height="0.607cm" svg:x="18.9cm" svg:y="6.811cm">
          <draw:text-box draw:corner-radius="0.3cm">
            <text:p><text:span text:style-name="T12">0</text:span></text:p>
          </draw:text-box>
        </draw:frame>
        <draw:g>
          <draw:polyline draw:style-name="gr8" draw:text-style-name="P10" draw:layer="layout" svg:width="0.899cm" svg:height="0.839cm" svg:x="18.1cm" svg:y="7.5cm" svg:viewBox="0 0 900 840" draw:points="0,840 0,0 900,840 900,0">
            <text:p/>
          </draw:polyline>
          <draw:line draw:style-name="gr8" draw:text-style-name="P10" draw:layer="layout" svg:x1="18.1cm" svg:y1="8.13cm" svg:x2="18.75cm" svg:y2="8.13cm">
            <text:p/>
          </draw:line>
          <draw:line draw:style-name="gr8" draw:text-style-name="P10" draw:layer="layout" svg:x1="18.35cm" svg:y1="7.71cm" svg:x2="19cm" svg:y2="7.71cm">
            <text:p/>
          </draw:line>
        </draw:g>
        <draw:frame draw:style-name="gr19" draw:text-style-name="P12" draw:layer="layout" svg:width="3.271cm" svg:height="0.607cm" svg:x="14.9cm" svg:y="7.3cm">
          <draw:text-box draw:corner-radius="0.3cm">
            <text:p><text:span text:style-name="T12">SemaphoreCouleur</text:span></text:p>
          </draw:text-box>
        </draw:frame>
        <draw:frame draw:style-name="gr18" draw:text-style-name="P12" draw:layer="layout" svg:width="1.576cm" svg:height="0.607cm" svg:x="18.9cm" svg:y="7.4cm">
          <draw:text-box draw:corner-radius="0.3cm">
            <text:p><text:span text:style-name="T12">4</text:span></text:p>
          </draw:text-box>
        </draw:frame>
        <draw:frame draw:style-name="gr18" draw:text-style-name="P12" draw:layer="layout" svg:width="1.576cm" svg:height="0.607cm" svg:x="18.9cm" svg:y="7.911cm">
          <draw:text-box draw:corner-radius="0.3cm">
            <text:p><text:span text:style-name="T12">0</text:span></text:p>
          </draw:text-box>
        </draw:frame>
        <draw:line draw:style-name="gr8" draw:text-style-name="P10" draw:layer="layout" svg:x1="10.9cm" svg:y1="7.9cm" svg:x2="18.1cm" svg:y2="7.9cm">
          <text:p/>
        </draw:line>
        <draw:custom-shape draw:style-name="gr14" draw:text-style-name="P10" draw:layer="layout" svg:width="0.239cm" svg:height="0.184cm" draw:transform="rotate (-1.52698856256984) translate (16.09cm 7.7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7" draw:text-style-name="P10" draw:layer="layout" svg:width="1.3cm" svg:height="2.6cm" svg:x="18.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18.876cm" svg:y1="14.97cm" svg:x2="18.876cm" svg:y2="17.272cm">
            <text:p/>
          </draw:line>
          <draw:line draw:style-name="gr8" draw:text-style-name="P10" draw:layer="layout" svg:x1="18.46cm" svg:y1="15.554cm" svg:x2="19.292cm" svg:y2="15.554cm">
            <text:p/>
          </draw:line>
        </draw:g>
        <draw:line draw:style-name="gr8" draw:text-style-name="P10" draw:layer="layout" svg:x1="4.5cm" svg:y1="12.8cm" svg:x2="10.9cm" svg:y2="12.8cm">
          <text:p/>
        </draw:line>
        <draw:g>
          <draw:custom-shape draw:style-name="gr7" draw:text-style-name="P10" draw:layer="layout" svg:width="0.8cm" svg:height="1.3cm" svg:x="4.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4.516cm" svg:y1="12.785cm" svg:x2="4.516cm" svg:y2="13.936cm">
            <text:p/>
          </draw:line>
          <draw:line draw:style-name="gr8" draw:text-style-name="P10" draw:layer="layout" svg:x1="4.26cm" svg:y1="13.077cm" svg:x2="4.772cm" svg:y2="13.077cm">
            <text:p/>
          </draw:line>
        </draw:g>
        <draw:custom-shape draw:style-name="gr14" draw:text-style-name="P10" draw:layer="layout" svg:width="0.344cm" svg:height="0.264cm" draw:transform="skewX (0.00383972435438753) rotate (1.5378096039322) translate (7.425cm 12.9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0" draw:layer="layout" svg:width="0.344cm" svg:height="0.264cm" draw:transform="skewX (0.00383972435438753) rotate (1.5378096039322) translate (7.8cm 17.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8" draw:text-style-name="P10" draw:layer="layout" svg:x1="10.9cm" svg:y1="11.4cm" svg:x2="17.4cm" svg:y2="11.4cm">
          <text:p/>
        </draw:line>
        <draw:g>
          <draw:custom-shape draw:style-name="gr7" draw:text-style-name="P10" draw:layer="layout" svg:width="0.8cm" svg:height="1.3cm" svg:x="17.4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17.816cm" svg:y1="11.085cm" svg:x2="17.816cm" svg:y2="12.236cm">
            <text:p/>
          </draw:line>
          <draw:line draw:style-name="gr8" draw:text-style-name="P10" draw:layer="layout" svg:x1="17.56cm" svg:y1="11.377cm" svg:x2="18.072cm" svg:y2="11.377cm">
            <text:p/>
          </draw:line>
        </draw:g>
        <draw:line draw:style-name="gr8" draw:text-style-name="P10" draw:layer="layout" svg:x1="10.9cm" svg:y1="13.199cm" svg:x2="18.6cm" svg:y2="13.2cm">
          <text:p/>
        </draw:line>
        <draw:g>
          <draw:custom-shape draw:style-name="gr7" draw:text-style-name="P10" draw:layer="layout" svg:width="0.8cm" svg:height="1.3cm" svg:x="18.636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19.052cm" svg:y1="12.885cm" svg:x2="19.052cm" svg:y2="14.036cm">
            <text:p/>
          </draw:line>
          <draw:line draw:style-name="gr8" draw:text-style-name="P10" draw:layer="layout" svg:x1="18.796cm" svg:y1="13.177cm" svg:x2="19.308cm" svg:y2="13.177cm">
            <text:p/>
          </draw:line>
        </draw:g>
        <draw:line draw:style-name="gr8" draw:text-style-name="P10" draw:layer="layout" svg:x1="10.9cm" svg:y1="15.099cm" svg:x2="18.4cm" svg:y2="15.1cm">
          <text:p/>
        </draw:line>
        <draw:custom-shape draw:style-name="gr14" draw:text-style-name="P10" draw:layer="layout" svg:width="0.239cm" svg:height="0.184cm" draw:transform="rotate (-1.52698856256984) translate (15.184cm 13.05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0" draw:layer="layout" svg:width="0.239cm" svg:height="0.184cm" draw:transform="rotate (-1.52698856256984) translate (14.39cm 14.95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6" draw:text-style-name="P12" draw:layer="layout" svg:width="1.37cm" svg:height="0.7cm" svg:x="3.63cm" svg:y="12.2cm">
          <draw:text-box draw:corner-radius="0.3cm">
            <text:p><text:span text:style-name="T12">Heure</text:span></text:p>
          </draw:text-box>
        </draw:frame>
        <draw:frame draw:style-name="gr20" draw:text-style-name="P12" draw:layer="layout" svg:width="2.115cm" svg:height="0.7cm" svg:x="17.1cm" svg:y="10.5cm">
          <draw:text-box draw:corner-radius="0.3cm">
            <text:p><text:span text:style-name="T12">Generateur</text:span></text:p>
          </draw:text-box>
        </draw:frame>
        <draw:frame draw:style-name="gr21" draw:text-style-name="P12" draw:layer="layout" svg:width="1.207cm" svg:height="0.7cm" svg:x="3.493cm" svg:y="16.7cm">
          <draw:text-box draw:corner-radius="0.3cm">
            <text:p><text:span text:style-name="T12">Feu</text:span></text:p>
          </draw:text-box>
        </draw:frame>
        <draw:frame draw:style-name="gr16" draw:text-style-name="P12" draw:layer="layout" svg:width="1.336cm" svg:height="0.7cm" svg:x="18.6cm" svg:y="12.3cm">
          <draw:text-box draw:corner-radius="0.3cm">
            <text:p><text:span text:style-name="T12">Menu</text:span></text:p>
          </draw:text-box>
        </draw:frame>
        <draw:frame draw:style-name="gr22" draw:text-style-name="P12" draw:layer="layout" svg:width="1.336cm" svg:height="0.607cm" svg:x="18.2cm" svg:y="14.293cm">
          <draw:text-box draw:corner-radius="0.336cm">
            <text:p><text:span text:style-name="T12">Voie</text:span></text:p>
          </draw:text-box>
        </draw:frame>
        <draw:g>
          <draw:custom-shape draw:style-name="gr7" draw:text-style-name="P10" draw:layer="layout" svg:width="1.3cm" svg:height="2.2cm" svg:x="3.6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4.276cm" svg:y1="17.444cm" svg:x2="4.276cm" svg:y2="19.392cm">
            <text:p/>
          </draw:line>
          <draw:line draw:style-name="gr8" draw:text-style-name="P10" draw:layer="layout" svg:x1="3.86cm" svg:y1="17.938cm" svg:x2="4.692cm" svg:y2="17.938cm">
            <text:p/>
          </draw:line>
        </draw:g>
        <draw:line draw:style-name="gr8" draw:text-style-name="P10" draw:layer="layout" svg:x1="4.8cm" svg:y1="17.6cm" svg:x2="10.9cm" svg:y2="17.599cm">
          <text:p/>
        </draw:line>
        <draw:custom-shape draw:style-name="gr23" draw:text-style-name="P10" draw:layer="layout" svg:width="0.2cm" svg:height="0.2cm" svg:x="10.8cm" svg:y="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4.866cm" svg:height="0.7cm" svg:x="11.1cm" svg:y="20.5cm">
          <draw:text-box draw:corner-radius="0.3cm">
            <text:p><text:span text:style-name="T13">InitialiserApplication(XTERM)</text:span></text:p>
          </draw:text-box>
        </draw:frame>
        <draw:frame draw:style-name="gr25" draw:text-style-name="P16" draw:layer="layout" svg:width="1.747cm" svg:height="0.7cm" svg:x="4.1cm" svg:y="8.9cm">
          <draw:text-box draw:corner-radius="0.3cm">
            <text:p><text:span text:style-name="T14">TempoEO</text:span></text:p>
          </draw:text-box>
        </draw:frame>
        <draw:line draw:style-name="gr8" draw:text-style-name="P10" draw:layer="layout" svg:x1="10.9cm" svg:y1="6.8cm" svg:x2="18.1cm" svg:y2="6.8cm">
          <text:p/>
        </draw:line>
        <draw:line draw:style-name="gr8" draw:text-style-name="P10" draw:layer="layout" svg:x1="5cm" svg:y1="8.6cm" svg:x2="5cm" svg:y2="8.9cm">
          <text:p/>
        </draw:line>
        <draw:frame draw:style-name="gr25" draw:text-style-name="P16" draw:layer="layout" svg:width="1.747cm" svg:height="0.7cm" svg:x="4.1cm" svg:y="9.3cm">
          <draw:text-box draw:corner-radius="0.3cm">
            <text:p><text:span text:style-name="T14">TempoNS</text:span></text:p>
          </draw:text-box>
        </draw:frame>
        <draw:frame draw:style-name="gr25" draw:text-style-name="P16" draw:layer="layout" svg:width="2.064cm" svg:height="0.7cm" svg:x="3.9cm" svg:y="9.7cm">
          <draw:text-box draw:corner-radius="0.3cm">
            <text:p><text:span text:style-name="T14">couleurAxeNS</text:span></text:p>
          </draw:text-box>
        </draw:frame>
        <draw:frame draw:style-name="gr25" draw:text-style-name="P16" draw:layer="layout" svg:width="2.077cm" svg:height="0.7cm" svg:x="3.9cm" svg:y="10.1cm">
          <draw:text-box draw:corner-radius="0.3cm">
            <text:p><text:span text:style-name="T14">couleurAxeEO</text:span></text:p>
          </draw:text-box>
        </draw:frame>
        <draw:line draw:style-name="gr8" draw:text-style-name="P10" draw:layer="layout" svg:x1="10.9cm" svg:y1="8.3cm" svg:x2="4.6cm" svg:y2="8.3cm">
          <text:p/>
        </draw:line>
        <draw:line draw:style-name="gr8" draw:text-style-name="P10" draw:layer="layout" svg:x1="4.6cm" svg:y1="8.3cm" svg:x2="4.6cm" svg:y2="8.9cm">
          <text:p/>
        </draw:line>
        <draw:custom-shape draw:style-name="gr14" draw:text-style-name="P10" draw:layer="layout" svg:width="0.239cm" svg:height="0.184cm" draw:transform="rotate (-1.52698856256984) translate (15.184cm 11.2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8" draw:text-style-name="P10" draw:layer="layout" svg:x1="10.9cm" svg:y1="15.8cm" svg:x2="18.5cm" svg:y2="15.8cm">
          <text:p/>
        </draw:line>
        <draw:custom-shape draw:style-name="gr14" draw:text-style-name="P10" draw:layer="layout" svg:width="0.239cm" svg:height="0.184cm" draw:transform="rotate (-1.52698856256984) translate (14.59cm 15.6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8" draw:text-style-name="P10" draw:layer="layout" svg:x1="10.9cm" svg:y1="16.4cm" svg:x2="18.2cm" svg:y2="16.4cm">
          <text:p/>
        </draw:line>
        <draw:custom-shape draw:style-name="gr14" draw:text-style-name="P10" draw:layer="layout" svg:width="0.239cm" svg:height="0.184cm" draw:transform="rotate (-1.52698856256984) translate (14.39cm 16.2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8" draw:text-style-name="P10" draw:layer="layout" svg:x1="10.9cm" svg:y1="17.201cm" svg:x2="18.2cm" svg:y2="17.2cm">
          <text:p/>
        </draw:line>
        <draw:custom-shape draw:style-name="gr14" draw:text-style-name="P10" draw:layer="layout" svg:width="0.239cm" svg:height="0.184cm" draw:transform="rotate (-1.52698856256984) translate (14.39cm 17.0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8" draw:text-style-name="P10" draw:layer="layout" svg:x1="6.8cm" svg:y1="10.981cm" svg:x2="7.2cm" svg:y2="10.581cm">
          <text:p/>
        </draw:line>
        <draw:line draw:style-name="gr8" draw:text-style-name="P10" draw:layer="layout" svg:x1="6.8cm" svg:y1="10.581cm" svg:x2="7.2cm" svg:y2="10.981cm">
          <text:p/>
        </draw:line>
        <draw:line draw:style-name="gr8" draw:text-style-name="P10" draw:layer="layout" svg:x1="10.9cm" svg:y1="10.8cm" svg:x2="5.1cm" svg:y2="10.8cm">
          <text:p/>
        </draw:line>
        <draw:line draw:style-name="gr8" draw:text-style-name="P10" draw:layer="layout" svg:x1="5.1cm" svg:y1="10.5cm" svg:x2="5.1cm" svg:y2="10.8cm">
          <text:p/>
        </draw:line>
        <draw:g>
          <draw:custom-shape draw:style-name="gr10" draw:text-style-name="P10" draw:layer="layout" svg:width="0.449cm" svg:height="0.341cm" svg:x="15.2cm" svg:y="17.942cm">
            <text:p text:style-name="P8"><text:span text:style-name="T11">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629cm" svg:height="1.148cm" svg:x="15.963cm" svg:y="18.252cm">
            <text:p/>
            <draw:enhanced-geometry svg:viewBox="0 0 21600 21600" draw:mirror-horizontal="false" draw:mirror-vertical="false" draw:type="rectangle" draw:enhanced-path="M 0 0 L 21600 0 21600 21600 0 21600 0 0 Z N"/>
          </draw:custom-shape>
          <draw:polyline draw:style-name="gr8" draw:text-style-name="P10" draw:layer="layout" svg:width="0.627cm" svg:height="1.209cm" svg:x="15.604cm" svg:y="18.097cm" svg:viewBox="0 0 628 1210" draw:points="57,0 571,0 0,217 628,217 628,1210">
            <text:p/>
          </draw:polyline>
        </draw:g>
        <draw:frame draw:style-name="gr26" draw:text-style-name="P12" draw:layer="layout" svg:width="2.94cm" svg:height="0.963cm" svg:x="16.8cm" svg:y="18.3cm">
          <draw:text-box draw:corner-radius="0.3cm">
            <text:p><text:span text:style-name="T12">Défaut SIGUSR2</text:span></text:p>
            <text:p><text:span text:style-name="T12">Défaut SIGCHLD</text:span></text:p>
          </draw:text-box>
        </draw:frame>
        <draw:custom-shape draw:style-name="gr7" draw:text-style-name="P10" draw:layer="layout" svg:width="0.199cm" svg:height="0.166cm" draw:transform="skewX (-0.0120427718387609) rotate (-1.04021623418862) translate (13.642cm 18.8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 draw:text-style-name="P13" draw:layer="layout" svg:width="1.912cm" svg:height="0.963cm" svg:x="12.888cm" svg:y="19.1cm">
          <draw:text-box draw:corner-radius="0.3cm">
            <text:p><text:span text:style-name="T12">SIGUSR2</text:span></text:p>
            <text:p><text:span text:style-name="T12">SIGCHLD</text:span></text:p>
          </draw:text-box>
        </draw:frame>
        <draw:frame draw:style-name="gr27" draw:text-style-name="P17" draw:layer="layout" svg:width="1.844cm" svg:height="0.569cm" svg:x="14.7cm" svg:y="10.8cm">
          <draw:text-box>
            <text:p><text:span text:style-name="T15">(0, idBAL)</text:span></text:p>
          </draw:text-box>
        </draw:frame>
        <draw:frame draw:style-name="gr1" draw:text-style-name="P17" draw:layer="layout" svg:width="5.349cm" svg:height="0.569cm" svg:x="13.6cm" svg:y="12.531cm">
          <draw:text-box>
            <text:p><text:span text:style-name="T15">(idSem, idBAL, idShm, pidGenerateur)</text:span></text:p>
          </draw:text-box>
        </draw:frame>
        <draw:frame draw:style-name="gr28" draw:text-style-name="P17" draw:layer="layout" svg:width="4.376cm" svg:height="0.569cm" svg:x="13.251cm" svg:y="14.5cm">
          <draw:text-box>
            <text:p><text:span text:style-name="T15">(NORD, idSem, idBAL, idShm)</text:span></text:p>
          </draw:text-box>
        </draw:frame>
        <draw:frame draw:style-name="gr28" draw:text-style-name="P17" draw:layer="layout" svg:width="4.376cm" svg:height="0.569cm" svg:x="13.224cm" svg:y="15.2cm">
          <draw:text-box>
            <text:p><text:span text:style-name="T15">(SUD, idSem, idBAL, idShm)</text:span></text:p>
          </draw:text-box>
        </draw:frame>
        <draw:frame draw:style-name="gr28" draw:text-style-name="P17" draw:layer="layout" svg:width="4.376cm" svg:height="0.569cm" svg:x="13.2cm" svg:y="15.831cm">
          <draw:text-box>
            <text:p><text:span text:style-name="T15">(EST, idSem, idBAL, idShm)</text:span></text:p>
          </draw:text-box>
        </draw:frame>
        <draw:frame draw:style-name="gr29" draw:text-style-name="P17" draw:layer="layout" svg:width="4.876cm" svg:height="0.887cm" svg:x="13.224cm" svg:y="16.531cm">
          <draw:text-box>
            <text:p><text:span text:style-name="T15">(OUEST, idSem, idBAL, idShm)</text:span></text:p>
          </draw:text-box>
        </draw:frame>
        <draw:frame draw:style-name="gr1" draw:text-style-name="P18" draw:layer="layout" svg:width="2.466cm" svg:height="0.569cm" svg:x="5.3cm" svg:y="17cm">
          <draw:text-box>
            <text:p><text:span text:style-name="T16">(idSem, idShm)</text:span></text:p>
          </draw:text-box>
        </draw:frame>
        <draw:frame draw:style-name="gr30" draw:text-style-name="P19" draw:layer="layout" svg:width="27.09cm" svg:height="8.5cm" svg:x="1cm" svg:y="22.8cm">
          <draw:text-box>
            <text:p><text:span text:style-name="T17">-Boite aux lettres </text:span><text:span text:style-name="T18">ArrivéeVéhicules </text:span><text:span text:style-name="T19">: </text:span></text:p>
            <text:p><text:span text:style-name="T19"><text:tab/></text:span><text:span text:style-name="T19">Stocke des messages </text:span><text:span text:style-name="T18">msgVoiture </text:span><text:span text:style-name="T19">indiquant au générateur quel type de voiture il faut créer</text:span></text:p>
            <text:p><text:span text:style-name="T19">-Mémoire partagée </text:span><text:span text:style-name="T18">TempoCouleur </text:span><text:span text:style-name="T19">: </text:span></text:p>
            <text:p><text:span text:style-name="T19"><text:tab/></text:span><text:span text:style-name="T19">Stocke les durées(zones tempo) et les couleurs(zones couleurs) </text:span></text:p>
            <text:p><text:span text:style-name="T19"><text:tab/></text:span><text:span text:style-name="T19">actuelles des feux pour les deux axes (NS et EO)</text:span></text:p>
            <text:p><text:span text:style-name="T20">-Sémaphore </text:span><text:span text:style-name="T21">SémaphoreTempo </text:span><text:span text:style-name="T20">: </text:span></text:p>
            <text:p><text:span text:style-name="T20"><text:tab/></text:span><text:span text:style-name="T20">Sémaphore associé aux deux zones tempos de la </text:span></text:p>
            <text:p><text:span text:style-name="T20"><text:tab/></text:span><text:span text:style-name="T20">mémoire partagée </text:span><text:span text:style-name="T21">TempoCouleur (1 Jeton max)</text:span></text:p>
            <text:p><text:span text:style-name="T20">-Sémaphore </text:span><text:span text:style-name="T21">SémaphoreCouleur </text:span><text:span text:style-name="T20">: </text:span></text:p>
            <text:p><text:span text:style-name="T20"><text:tab/></text:span><text:span text:style-name="T20">Sémaphore associé aux deux zones couleurs de la </text:span></text:p>
            <text:p><text:span text:style-name="T20"><text:tab/></text:span><text:span text:style-name="T20">mémoire partagée </text:span><text:span text:style-name="T21">TempoCouleur (4 Jetons max car 4 instances de Voie </text:span></text:p>
            <text:p><text:span text:style-name="T21"><text:tab/></text:span><text:span text:style-name="T21">qui peuvent potentiellement effectuer une lecture en même temps)</text:span></text:p>
          </draw:text-box>
        </draw:frame>
        <draw:line draw:style-name="gr8" draw:text-style-name="P10" draw:layer="layout" svg:x1="10.9cm" svg:y1="9.2cm" svg:x2="5.8cm" svg:y2="9.2cm">
          <text:p/>
        </draw:line>
        <draw:line draw:style-name="gr8" draw:text-style-name="P10" draw:layer="layout" svg:x1="10.9cm" svg:y1="9.6cm" svg:x2="5.8cm" svg:y2="9.6cm">
          <text:p/>
        </draw:line>
        <draw:line draw:style-name="gr8" draw:text-style-name="P10" draw:layer="layout" svg:x1="10.9cm" svg:y1="10cm" svg:x2="5.8cm" svg:y2="10cm">
          <text:p/>
        </draw:line>
        <draw:line draw:style-name="gr8" draw:text-style-name="P10" draw:layer="layout" svg:x1="10.9cm" svg:y1="10.4cm" svg:x2="5.8cm" svg:y2="10.4cm">
          <text:p/>
        </draw:line>
        <draw:custom-shape draw:style-name="gr15" draw:text-style-name="P10" draw:layer="layout" svg:width="0.273cm" svg:height="0.21cm" draw:transform="rotate (1.5378096039322) translate (7.001cm 9.3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0" draw:layer="layout" svg:width="0.273cm" svg:height="0.21cm" draw:transform="rotate (1.5378096039322) translate (7.202cm 9.3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0" draw:layer="layout" svg:width="0.273cm" svg:height="0.21cm" draw:transform="rotate (1.5378096039322) translate (7.001cm 9.6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0" draw:layer="layout" svg:width="0.273cm" svg:height="0.21cm" draw:transform="rotate (1.5378096039322) translate (7.202cm 9.68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0" draw:layer="layout" svg:width="0.273cm" svg:height="0.21cm" draw:transform="rotate (1.5378096039322) translate (7.001cm 10.08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0" draw:layer="layout" svg:width="0.273cm" svg:height="0.21cm" draw:transform="rotate (1.5378096039322) translate (7.202cm 10.08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0" draw:layer="layout" svg:width="0.273cm" svg:height="0.21cm" draw:transform="rotate (1.5378096039322) translate (7.001cm 10.48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0" draw:layer="layout" svg:width="0.273cm" svg:height="0.21cm" draw:transform="rotate (1.5378096039322) translate (7.202cm 10.4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1" draw:text-style-name="P20" draw:layer="layout" svg:width="0.8cm" svg:height="0.489cm" svg:x="7.3cm" svg:y="9.2cm">
          <draw:text-box>
            <text:p><text:span text:style-name="T22">10</text:span></text:p>
          </draw:text-box>
        </draw:frame>
        <draw:frame draw:style-name="gr31" draw:text-style-name="P20" draw:layer="layout" svg:width="0.8cm" svg:height="0.489cm" svg:x="7.3cm" svg:y="9.201cm">
          <draw:text-box>
            <text:p><text:span text:style-name="T22">10</text:span></text:p>
          </draw:text-box>
        </draw:frame>
        <draw:frame draw:style-name="gr31" draw:text-style-name="P20" draw:layer="layout" svg:width="0.8cm" svg:height="0.489cm" svg:x="7.3cm" svg:y="9.602cm">
          <draw:text-box>
            <text:p><text:span text:style-name="T22">20</text:span></text:p>
          </draw:text-box>
        </draw:frame>
        <draw:frame draw:style-name="gr31" draw:text-style-name="P20" draw:layer="layout" svg:width="1.7cm" svg:height="0.489cm" svg:x="7.3cm" svg:y="10.003cm">
          <draw:text-box>
            <text:p><text:span text:style-name="T22">ROUGE</text:span></text:p>
          </draw:text-box>
        </draw:frame>
        <draw:frame draw:style-name="gr31" draw:text-style-name="P20" draw:layer="layout" svg:width="1.7cm" svg:height="0.489cm" svg:x="7.3cm" svg:y="10.4cm">
          <draw:text-box>
            <text:p><text:span text:style-name="T22">ROUGE</text:span></text:p>
          </draw:text-box>
        </draw:frame>
        <draw:custom-shape draw:style-name="gr14" draw:text-style-name="P10" draw:layer="layout" svg:width="0.239cm" svg:height="0.184cm" draw:transform="rotate (-1.52698856256984) translate (13.787cm 5.0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 draw:text-style-name="P12" draw:layer="layout" svg:width="2.699cm" svg:height="0.663cm" svg:x="15.301cm" svg:y="4.037cm">
          <draw:text-box draw:corner-radius="0.3cm">
            <text:p><text:span text:style-name="T12">handlerMasque</text:span></text:p>
          </draw:text-box>
        </draw:frame>
        <draw:frame draw:style-name="gr11" draw:text-style-name="P12" draw:layer="layout" svg:width="2.509cm" svg:height="0.663cm" svg:x="15.4cm" svg:y="17.5cm">
          <draw:text-box draw:corner-radius="0.3cm">
            <text:p><text:span text:style-name="T12">handlerDefaut</text:span></text:p>
          </draw:text-box>
        </draw:frame>
      </draw:page>
      <draw:page draw:name="page5" draw:style-name="dp1" draw:master-page-name="Standard">
        <draw:frame draw:style-name="gr32" draw:text-style-name="P9" draw:layer="layout" svg:width="15.1cm" svg:height="3.85cm" svg:x="2.7cm" svg:y="1.15cm">
          <draw:text-box>
            <text:p text:style-name="P8"><text:span text:style-name="T9">Mère </text:span></text:p>
            <text:p text:style-name="P8"><text:span text:style-name="T9">Moteur</text:span></text:p>
          </draw:text-box>
        </draw:frame>
        <draw:g>
          <draw:g>
            <draw:custom-shape draw:style-name="gr7" draw:text-style-name="P8" draw:layer="layout" svg:width="6.4cm" svg:height="19.6cm" svg:x="6.8cm" svg:y="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8" draw:layer="layout" svg:x1="10.128cm" svg:y1="5.681cm" svg:x2="10.128cm" svg:y2="23.042cm">
              <text:p/>
            </draw:line>
          </draw:g>
        </draw:g>
        <draw:g>
          <draw:g>
            <draw:custom-shape draw:style-name="gr7" draw:text-style-name="P8" draw:layer="layout" svg:width="6.4cm" svg:height="19.6cm" svg:x="6.8cm" svg:y="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8" draw:layer="layout" svg:x1="10.128cm" svg:y1="5.681cm" svg:x2="10.128cm" svg:y2="23.042cm">
              <text:p/>
            </draw:line>
          </draw:g>
          <draw:line draw:style-name="gr34" draw:text-style-name="P8" draw:layer="layout" svg:x1="17.7cm" svg:y1="13.3cm" svg:x2="10.1cm" svg:y2="13.3cm">
            <text:p/>
          </draw:line>
        </draw:g>
        <draw:frame draw:style-name="gr9" draw:text-style-name="P21" draw:layer="layout" svg:width="1.5cm" svg:height="0.725cm" svg:x="9.3cm" svg:y="3.475cm">
          <draw:text-box draw:corner-radius="0.3cm">
            <text:p><text:span text:style-name="T17">Mère</text:span></text:p>
          </draw:text-box>
        </draw:frame>
        <draw:frame draw:style-name="gr35" draw:text-style-name="P22" draw:layer="layout" svg:width="1.6cm" svg:height="0.725cm" svg:x="17.6cm" svg:y="10.675cm">
          <draw:text-box draw:corner-radius="0.3cm">
            <text:p text:style-name="P8"><text:span text:style-name="T23">Menu</text:span></text:p>
          </draw:text-box>
        </draw:frame>
        <draw:frame draw:style-name="gr36" draw:text-style-name="P23" draw:layer="layout" svg:width="7.2cm" svg:height="0.725cm" svg:x="7.5cm" svg:y="12.3cm">
          <draw:text-box>
            <text:p text:style-name="P8"><text:span text:style-name="T23">waitpid()</text:span></text:p>
          </draw:text-box>
        </draw:frame>
        <draw:g>
          <draw:custom-shape draw:style-name="gr7" draw:text-style-name="P10" draw:layer="layout" svg:width="1.7cm" svg:height="3.2cm" svg:x="17.7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10" draw:layer="layout" svg:x1="18.584cm" svg:y1="11.809cm" svg:x2="18.584cm" svg:y2="14.642cm">
            <text:p/>
          </draw:line>
          <draw:line draw:style-name="gr33" draw:text-style-name="P10" draw:layer="layout" svg:x1="18.04cm" svg:y1="12.528cm" svg:x2="19.128cm" svg:y2="12.528cm">
            <text:p/>
          </draw:line>
        </draw:g>
        <draw:frame draw:style-name="gr1" draw:layer="layout" svg:width="15.856cm" svg:height="1.673cm" svg:x="2.9cm" svg:y="26.2cm">
          <draw:text-box>
            <text:p>La phase moteur de la tâche Mère consiste à attendre </text:p>
            <text:p>le signal SIGCHLD de la part de la tâche Menu </text:p>
          </draw:text-box>
        </draw:frame>
        <draw:line draw:style-name="gr8" draw:text-style-name="P8" draw:layer="layout" svg:x1="8.7cm" svg:y1="9.7cm" svg:x2="11.7cm" svg:y2="9.7cm">
          <text:p/>
        </draw:line>
      </draw:page>
      <draw:page draw:name="page6" draw:style-name="dp1" draw:master-page-name="Standard">
        <draw:frame draw:style-name="gr37" draw:text-style-name="P24" draw:layer="layout" svg:width="12.309cm" svg:height="1.825cm" svg:x="3.3cm" svg:y="1.2cm">
          <draw:text-box>
            <text:p text:style-name="P8"><text:span text:style-name="T24">Mère</text:span></text:p>
            <text:p text:style-name="P8"><text:span text:style-name="T24">Destruction</text:span></text:p>
          </draw:text-box>
        </draw:frame>
        <draw:g>
          <draw:g>
            <draw:custom-shape draw:style-name="gr7" draw:text-style-name="P10" draw:layer="layout" svg:width="6.5cm" svg:height="21.2cm" svg:x="6cm" svg:y="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10" draw:layer="layout" svg:x1="9.38cm" svg:y1="5.286cm" svg:x2="9.4cm" svg:y2="24.9cm">
              <text:p/>
            </draw:line>
          </draw:g>
        </draw:g>
        <draw:frame draw:style-name="gr38" draw:text-style-name="P14" draw:layer="layout" svg:width="1.5cm" svg:height="0.7cm" svg:x="1.3cm" svg:y="10.8cm">
          <draw:text-box draw:corner-radius="0.3cm">
            <text:p text:style-name="P8"><text:span text:style-name="T25">VoieE</text:span></text:p>
          </draw:text-box>
        </draw:frame>
        <draw:frame draw:style-name="gr38" draw:text-style-name="P14" draw:layer="layout" svg:width="1.5cm" svg:height="0.7cm" svg:x="1.2cm" svg:y="4.9cm">
          <draw:text-box draw:corner-radius="0.3cm">
            <text:p text:style-name="P8"><text:span text:style-name="T25">Heure</text:span></text:p>
          </draw:text-box>
        </draw:frame>
        <draw:frame draw:style-name="gr39" draw:text-style-name="P14" draw:layer="layout" svg:width="1.5cm" svg:height="0.645cm" svg:x="1.2cm" svg:y="7.655cm">
          <draw:text-box draw:corner-radius="0.3cm">
            <text:p text:style-name="P8"><text:span text:style-name="T25">VoieN</text:span></text:p>
          </draw:text-box>
        </draw:frame>
        <draw:frame draw:style-name="gr40" draw:text-style-name="P14" draw:layer="layout" svg:width="2.28cm" svg:height="0.645cm" svg:x="15.12cm" svg:y="6.255cm">
          <draw:text-box draw:corner-radius="0.3cm">
            <text:p text:style-name="P8"><text:span text:style-name="T25">Génerateur</text:span></text:p>
          </draw:text-box>
        </draw:frame>
        <draw:frame draw:style-name="gr38" draw:text-style-name="P14" draw:layer="layout" svg:width="1.5cm" svg:height="0.7cm" svg:x="14cm" svg:y="9.1cm">
          <draw:text-box draw:corner-radius="0.3cm">
            <text:p text:style-name="P8"><text:span text:style-name="T25">VoieS</text:span></text:p>
          </draw:text-box>
        </draw:frame>
        <draw:line draw:style-name="gr41" draw:text-style-name="P10" draw:layer="layout" svg:x1="9.3cm" svg:y1="5.9cm" svg:x2="3.7cm" svg:y2="5.9cm">
          <text:p/>
        </draw:line>
        <draw:g>
          <draw:polyline draw:style-name="gr33" draw:text-style-name="P10" draw:layer="layout" svg:width="0.506cm" svg:height="0.408cm" svg:x="4.985cm" svg:y="5.699cm" svg:viewBox="0 0 507 409" draw:points="500,0 0,9 507,400 7,409">
            <text:p/>
          </draw:polyline>
          <draw:polyline draw:style-name="gr33" draw:text-style-name="P10" draw:layer="layout" svg:width="0.202cm" svg:height="0.199cm" svg:x="4.992cm" svg:y="6.004cm" svg:viewBox="0 0 203 200" draw:points="198,0 0,103 203,200">
            <text:p/>
          </draw:polyline>
        </draw:g>
        <draw:frame draw:style-name="gr42" draw:text-style-name="P25" draw:layer="layout" svg:width="3.358cm" svg:height="0.607cm" svg:x="4.442cm" svg:y="5.231cm">
          <draw:text-box draw:corner-radius="0.3cm">
            <text:p text:style-name="P8"><text:span text:style-name="T26">SIGUSR2</text:span></text:p>
          </draw:text-box>
        </draw:frame>
        <draw:frame draw:style-name="gr43" draw:text-style-name="P26" draw:layer="layout" svg:width="7.2cm" svg:height="0.607cm" svg:x="5.1cm" svg:y="6.1cm">
          <draw:text-box>
            <text:p text:style-name="P8"><text:span text:style-name="T26">waitpid()</text:span></text:p>
          </draw:text-box>
        </draw:frame>
        <draw:line draw:style-name="gr41" draw:text-style-name="P10" draw:layer="layout" svg:x1="9.3cm" svg:y1="6.9cm" svg:x2="13.8cm" svg:y2="6.9cm">
          <text:p/>
        </draw:line>
        <draw:g>
          <draw:polyline draw:style-name="gr33" draw:text-style-name="P10" draw:layer="layout" svg:width="0.499cm" svg:height="0.399cm" svg:x="11.8cm" svg:y="6.7cm" svg:viewBox="0 0 500 400" draw:points="0,0 500,0 0,400 500,400">
            <text:p/>
          </draw:polyline>
          <draw:polyline draw:style-name="gr33" draw:text-style-name="P10" draw:layer="layout" svg:width="0.2cm" svg:height="0.199cm" svg:x="12.1cm" svg:y="7cm" svg:viewBox="0 0 201 200" draw:points="0,0 201,100 0,200">
            <text:p/>
          </draw:polyline>
        </draw:g>
        <draw:frame draw:style-name="gr42" draw:text-style-name="P25" draw:layer="layout" svg:width="3.358cm" svg:height="0.607cm" svg:x="11.242cm" svg:y="6.231cm">
          <draw:text-box draw:corner-radius="0.3cm">
            <text:p text:style-name="P8"><text:span text:style-name="T26">SIGCONT</text:span></text:p>
          </draw:text-box>
        </draw:frame>
        <draw:frame draw:style-name="gr44" draw:text-style-name="P26" draw:layer="layout" svg:width="7.2cm" svg:height="0.7cm" svg:x="6.3cm" svg:y="7.9cm">
          <draw:text-box>
            <text:p text:style-name="P8"><text:span text:style-name="T26">waitpid()</text:span></text:p>
          </draw:text-box>
        </draw:frame>
        <draw:line draw:style-name="gr41" draw:text-style-name="P10" draw:layer="layout" svg:x1="9.3cm" svg:y1="7.8cm" svg:x2="13.8cm" svg:y2="7.8cm">
          <text:p/>
        </draw:line>
        <draw:g>
          <draw:polyline draw:style-name="gr33" draw:text-style-name="P10" draw:layer="layout" svg:width="0.499cm" svg:height="0.399cm" svg:x="11.999cm" svg:y="7.6cm" svg:viewBox="0 0 500 400" draw:points="0,0 500,0 0,400 500,400">
            <text:p/>
          </draw:polyline>
          <draw:polyline draw:style-name="gr33" draw:text-style-name="P10" draw:layer="layout" svg:width="0.2cm" svg:height="0.199cm" svg:x="12.299cm" svg:y="7.9cm" svg:viewBox="0 0 201 200" draw:points="0,0 201,100 0,200">
            <text:p/>
          </draw:polyline>
        </draw:g>
        <draw:frame draw:style-name="gr45" draw:text-style-name="P25" draw:layer="layout" svg:width="3.358cm" svg:height="0.669cm" svg:x="11.542cm" svg:y="7.2cm">
          <draw:text-box draw:corner-radius="0.3cm">
            <text:p text:style-name="P8"><text:span text:style-name="T26">SIGUSR2</text:span></text:p>
          </draw:text-box>
        </draw:frame>
        <draw:line draw:style-name="gr46" draw:text-style-name="P10" draw:layer="layout" svg:x1="9.4cm" svg:y1="9cm" svg:x2="3.3cm" svg:y2="8.9cm">
          <text:p/>
        </draw:line>
        <draw:g>
          <draw:polyline draw:style-name="gr33" draw:text-style-name="P10" draw:layer="layout" svg:width="0.499cm" svg:height="0.399cm" svg:x="5cm" svg:y="8.7cm" svg:viewBox="0 0 500 400" draw:points="500,0 0,0 500,400 0,400">
            <text:p/>
          </draw:polyline>
          <draw:polyline draw:style-name="gr33" draw:text-style-name="P10" draw:layer="layout" svg:width="0.2cm" svg:height="0.199cm" svg:x="5cm" svg:y="9cm" svg:viewBox="0 0 201 200" draw:points="200,0 0,100 201,200">
            <text:p/>
          </draw:polyline>
        </draw:g>
        <draw:frame draw:style-name="gr42" draw:text-style-name="P25" draw:layer="layout" svg:width="3.358cm" svg:height="0.607cm" svg:x="4.4cm" svg:y="8.2cm">
          <draw:text-box draw:corner-radius="0.3cm">
            <text:p text:style-name="P8"><text:span text:style-name="T26">SIGUSR2</text:span></text:p>
          </draw:text-box>
        </draw:frame>
        <draw:line draw:style-name="gr46" draw:text-style-name="P10" draw:layer="layout" svg:x1="9.3cm" svg:y1="10.2cm" svg:x2="14.1cm" svg:y2="10.2cm">
          <text:p/>
        </draw:line>
        <draw:g>
          <draw:polyline draw:style-name="gr33" draw:text-style-name="P10" draw:layer="layout" svg:width="0.499cm" svg:height="0.399cm" svg:x="12.499cm" svg:y="10cm" svg:viewBox="0 0 500 400" draw:points="0,0 500,0 0,400 500,400">
            <text:p/>
          </draw:polyline>
          <draw:polyline draw:style-name="gr33" draw:text-style-name="P10" draw:layer="layout" svg:width="0.2cm" svg:height="0.199cm" svg:x="12.799cm" svg:y="10.3cm" svg:viewBox="0 0 201 200" draw:points="0,0 201,100 0,200">
            <text:p/>
          </draw:polyline>
        </draw:g>
        <draw:frame draw:style-name="gr42" draw:text-style-name="P25" draw:layer="layout" svg:width="3.358cm" svg:height="0.607cm" svg:x="12.142cm" svg:y="9.4cm">
          <draw:text-box draw:corner-radius="0.3cm">
            <text:p text:style-name="P8"><text:span text:style-name="T26">SIGUSR2</text:span></text:p>
          </draw:text-box>
        </draw:frame>
        <draw:frame draw:style-name="gr44" draw:text-style-name="P26" draw:layer="layout" svg:width="2.2cm" svg:height="0.7cm" svg:x="9.2cm" svg:y="10.6cm">
          <draw:text-box>
            <text:p text:style-name="P8"><text:span text:style-name="T26">waitpid()</text:span></text:p>
          </draw:text-box>
        </draw:frame>
        <draw:line draw:style-name="gr46" draw:text-style-name="P10" draw:layer="layout" svg:x1="9.3cm" svg:y1="11.7cm" svg:x2="4cm" svg:y2="11.7cm">
          <text:p/>
        </draw:line>
        <draw:g>
          <draw:polyline draw:style-name="gr33" draw:text-style-name="P10" draw:layer="layout" svg:width="0.499cm" svg:height="0.399cm" svg:x="5.2cm" svg:y="11.5cm" svg:viewBox="0 0 500 400" draw:points="500,0 0,0 500,400 0,400">
            <text:p/>
          </draw:polyline>
          <draw:polyline draw:style-name="gr33" draw:text-style-name="P10" draw:layer="layout" svg:width="0.2cm" svg:height="0.199cm" svg:x="5.2cm" svg:y="11.8cm" svg:viewBox="0 0 201 200" draw:points="200,0 0,100 201,200">
            <text:p/>
          </draw:polyline>
        </draw:g>
        <draw:frame draw:style-name="gr42" draw:text-style-name="P25" draw:layer="layout" svg:width="3.358cm" svg:height="0.607cm" svg:x="4.4cm" svg:y="10.9cm">
          <draw:text-box draw:corner-radius="0.3cm">
            <text:p text:style-name="P8"><text:span text:style-name="T26">SIGUSR2</text:span></text:p>
          </draw:text-box>
        </draw:frame>
        <draw:g>
          <draw:polyline draw:style-name="gr33" draw:text-style-name="P10" draw:layer="layout" svg:width="1.199cm" svg:height="1.099cm" svg:x="16.2cm" svg:y="21.3cm" svg:viewBox="0 0 1200 1100" draw:points="0,0 0,1100 1200,1100 1200,0">
            <text:p/>
          </draw:polyline>
          <draw:line draw:style-name="gr33" draw:text-style-name="P10" draw:layer="layout" svg:x1="16.2cm" svg:y1="22.217cm" svg:x2="17.4cm" svg:y2="22.217cm">
            <text:p/>
          </draw:line>
          <draw:line draw:style-name="gr33" draw:text-style-name="P10" draw:layer="layout" svg:x1="16.2cm" svg:y1="22.033cm" svg:x2="17.4cm" svg:y2="22.033cm">
            <text:p/>
          </draw:line>
          <draw:line draw:style-name="gr33" draw:text-style-name="P10" draw:layer="layout" svg:x1="16.2cm" svg:y1="21.85cm" svg:x2="17.4cm" svg:y2="21.85cm">
            <text:p/>
          </draw:line>
          <draw:line draw:style-name="gr33" draw:text-style-name="P10" draw:layer="layout" svg:x1="16.2cm" svg:y1="21.667cm" svg:x2="17.4cm" svg:y2="21.667cm">
            <text:p/>
          </draw:line>
        </draw:g>
        <draw:g>
          <draw:polyline draw:style-name="gr33" draw:text-style-name="P10" draw:layer="layout" svg:width="0.899cm" svg:height="0.839cm" svg:x="16.2cm" svg:y="18.4cm" svg:viewBox="0 0 900 840" draw:points="0,840 0,0 900,840 900,0">
            <text:p/>
          </draw:polyline>
          <draw:line draw:style-name="gr33" draw:text-style-name="P10" draw:layer="layout" svg:x1="16.2cm" svg:y1="19.03cm" svg:x2="16.85cm" svg:y2="19.03cm">
            <text:p/>
          </draw:line>
          <draw:line draw:style-name="gr33" draw:text-style-name="P10" draw:layer="layout" svg:x1="16.45cm" svg:y1="18.61cm" svg:x2="17.1cm" svg:y2="18.61cm">
            <text:p/>
          </draw:line>
        </draw:g>
        <draw:g>
          <draw:polyline draw:style-name="gr33" draw:text-style-name="P10" draw:layer="layout" svg:width="0.899cm" svg:height="0.839cm" svg:x="16.2cm" svg:y="19.56cm" svg:viewBox="0 0 900 840" draw:points="0,840 0,0 900,840 900,0">
            <text:p/>
          </draw:polyline>
          <draw:line draw:style-name="gr33" draw:text-style-name="P10" draw:layer="layout" svg:x1="16.2cm" svg:y1="20.19cm" svg:x2="16.85cm" svg:y2="20.19cm">
            <text:p/>
          </draw:line>
          <draw:line draw:style-name="gr33" draw:text-style-name="P10" draw:layer="layout" svg:x1="16.45cm" svg:y1="19.77cm" svg:x2="17.1cm" svg:y2="19.77cm">
            <text:p/>
          </draw:line>
        </draw:g>
        <draw:line draw:style-name="gr46" draw:text-style-name="P10" draw:layer="layout" svg:x1="16.2cm" svg:y1="21.9cm" svg:x2="9.3cm" svg:y2="21.9cm">
          <text:p/>
        </draw:line>
        <draw:line draw:style-name="gr46" draw:text-style-name="P10" draw:layer="layout" svg:x1="16.2cm" svg:y1="18.7cm" svg:x2="9.3cm" svg:y2="18.7cm">
          <text:p/>
        </draw:line>
        <draw:line draw:style-name="gr46" draw:text-style-name="P10" draw:layer="layout" svg:x1="16.2cm" svg:y1="19.9cm" svg:x2="9.3cm" svg:y2="19.9cm">
          <text:p/>
        </draw:line>
        <draw:frame draw:style-name="gr47" draw:text-style-name="P14" draw:layer="layout" svg:width="2.898cm" svg:height="0.7cm" svg:x="13.402cm" svg:y="21cm">
          <draw:text-box draw:corner-radius="0.3cm">
            <text:p><text:span text:style-name="T25">ArrivéeVéhicules</text:span></text:p>
          </draw:text-box>
        </draw:frame>
        <draw:frame draw:style-name="gr48" draw:text-style-name="P14" draw:layer="layout" svg:width="3.106cm" svg:height="0.7cm" svg:x="16.694cm" svg:y="17.9cm">
          <draw:text-box draw:corner-radius="0.3cm">
            <text:p><text:span text:style-name="T27">SempahoreTempo</text:span></text:p>
          </draw:text-box>
        </draw:frame>
        <draw:g>
          <draw:line draw:style-name="gr33" draw:text-style-name="P10" draw:layer="layout" svg:x1="13.7cm" svg:y1="17.376cm" svg:x2="14.199cm" svg:y2="17.8cm">
            <text:p/>
          </draw:line>
          <draw:line draw:style-name="gr33" draw:text-style-name="P10" draw:layer="layout" svg:x1="13.7cm" svg:y1="17.8cm" svg:x2="14.199cm" svg:y2="17.376cm">
            <text:p/>
          </draw:line>
        </draw:g>
        <draw:g>
          <draw:line draw:style-name="gr33" draw:text-style-name="P10" draw:layer="layout" svg:x1="13.201cm" svg:y1="21.7cm" svg:x2="13.7cm" svg:y2="22.124cm">
            <text:p/>
          </draw:line>
          <draw:line draw:style-name="gr33" draw:text-style-name="P10" draw:layer="layout" svg:x1="13.201cm" svg:y1="22.124cm" svg:x2="13.7cm" svg:y2="21.7cm">
            <text:p/>
          </draw:line>
        </draw:g>
        <draw:g>
          <draw:line draw:style-name="gr33" draw:text-style-name="P10" draw:layer="layout" svg:x1="13.001cm" svg:y1="18.5cm" svg:x2="13.5cm" svg:y2="18.924cm">
            <text:p/>
          </draw:line>
          <draw:line draw:style-name="gr33" draw:text-style-name="P10" draw:layer="layout" svg:x1="13.001cm" svg:y1="18.924cm" svg:x2="13.5cm" svg:y2="18.5cm">
            <text:p/>
          </draw:line>
        </draw:g>
        <draw:g>
          <draw:line draw:style-name="gr33" draw:text-style-name="P10" draw:layer="layout" svg:x1="13.001cm" svg:y1="19.676cm" svg:x2="13.5cm" svg:y2="20.1cm">
            <text:p/>
          </draw:line>
          <draw:line draw:style-name="gr33" draw:text-style-name="P10" draw:layer="layout" svg:x1="13.001cm" svg:y1="20.1cm" svg:x2="13.5cm" svg:y2="19.676cm">
            <text:p/>
          </draw:line>
        </draw:g>
        <draw:frame draw:style-name="gr49" draw:text-style-name="P14" draw:layer="layout" svg:width="3.271cm" svg:height="0.7cm" svg:x="16.9cm" svg:y="19.2cm">
          <draw:text-box draw:corner-radius="0.3cm">
            <text:p><text:span text:style-name="T27">SemaphoreCouleur</text:span></text:p>
          </draw:text-box>
        </draw:frame>
        <draw:frame draw:style-name="gr43" draw:text-style-name="P26" draw:layer="layout" svg:width="4.1cm" svg:height="0.607cm" svg:x="5.4cm" svg:y="23.1cm">
          <draw:text-box>
            <text:p text:style-name="P8"><text:span text:style-name="T26">TerminerApplication(true)</text:span></text:p>
          </draw:text-box>
        </draw:frame>
        <draw:line draw:style-name="gr33" draw:text-style-name="P10" draw:layer="layout" svg:x1="9.3cm" svg:y1="17.5cm" svg:x2="16.1cm" svg:y2="17.6cm">
          <text:p/>
        </draw:line>
        <draw:frame draw:style-name="gr43" draw:text-style-name="P26" draw:layer="layout" svg:width="3.3cm" svg:height="0.607cm" svg:x="6cm" svg:y="9.2cm">
          <draw:text-box>
            <text:p text:style-name="P8"><text:span text:style-name="T26">waitpid()</text:span></text:p>
          </draw:text-box>
        </draw:frame>
        <draw:frame draw:style-name="gr44" draw:text-style-name="P26" draw:layer="layout" svg:width="2.2cm" svg:height="0.7cm" svg:x="6.9cm" svg:y="11.9cm">
          <draw:text-box>
            <text:p text:style-name="P8"><text:span text:style-name="T26">waitpid()</text:span></text:p>
          </draw:text-box>
        </draw:frame>
        <draw:frame draw:style-name="gr38" draw:text-style-name="P14" draw:layer="layout" svg:width="1.5cm" svg:height="0.7cm" svg:x="14cm" svg:y="12.401cm">
          <draw:text-box draw:corner-radius="0.3cm">
            <text:p text:style-name="P8"><text:span text:style-name="T25">VoieO</text:span></text:p>
          </draw:text-box>
        </draw:frame>
        <draw:line draw:style-name="gr46" draw:text-style-name="P10" draw:layer="layout" svg:x1="9.3cm" svg:y1="13.501cm" svg:x2="14.1cm" svg:y2="13.501cm">
          <text:p/>
        </draw:line>
        <draw:g>
          <draw:polyline draw:style-name="gr33" draw:text-style-name="P10" draw:layer="layout" svg:width="0.499cm" svg:height="0.399cm" svg:x="12.499cm" svg:y="13.301cm" svg:viewBox="0 0 500 400" draw:points="0,0 500,0 0,400 500,400">
            <text:p/>
          </draw:polyline>
          <draw:polyline draw:style-name="gr33" draw:text-style-name="P10" draw:layer="layout" svg:width="0.2cm" svg:height="0.199cm" svg:x="12.799cm" svg:y="13.601cm" svg:viewBox="0 0 201 200" draw:points="0,0 201,100 0,200">
            <text:p/>
          </draw:polyline>
        </draw:g>
        <draw:frame draw:style-name="gr42" draw:text-style-name="P25" draw:layer="layout" svg:width="3.358cm" svg:height="0.607cm" svg:x="12.142cm" svg:y="12.701cm">
          <draw:text-box draw:corner-radius="0.3cm">
            <text:p text:style-name="P8"><text:span text:style-name="T26">SIGUSR2</text:span></text:p>
          </draw:text-box>
        </draw:frame>
        <draw:frame draw:style-name="gr44" draw:text-style-name="P26" draw:layer="layout" svg:width="2.2cm" svg:height="0.7cm" svg:x="9.2cm" svg:y="13.901cm">
          <draw:text-box>
            <text:p text:style-name="P8"><text:span text:style-name="T26">waitpid()</text:span></text:p>
          </draw:text-box>
        </draw:frame>
        <draw:frame draw:style-name="gr39" draw:text-style-name="P14" draw:layer="layout" svg:width="1.5cm" svg:height="0.645cm" svg:x="1.1cm" svg:y="14.055cm">
          <draw:text-box draw:corner-radius="0.3cm">
            <text:p text:style-name="P8"><text:span text:style-name="T25">Feu</text:span></text:p>
          </draw:text-box>
        </draw:frame>
        <draw:line draw:style-name="gr46" draw:text-style-name="P10" draw:layer="layout" svg:x1="9.4cm" svg:y1="15.401cm" svg:x2="2.2cm" svg:y2="15.301cm">
          <text:p/>
        </draw:line>
        <draw:g>
          <draw:polyline draw:style-name="gr33" draw:text-style-name="P10" draw:layer="layout" svg:width="0.499cm" svg:height="0.399cm" svg:x="5cm" svg:y="15.101cm" svg:viewBox="0 0 500 400" draw:points="500,0 0,0 500,400 0,400">
            <text:p/>
          </draw:polyline>
          <draw:polyline draw:style-name="gr33" draw:text-style-name="P10" draw:layer="layout" svg:width="0.2cm" svg:height="0.199cm" svg:x="5cm" svg:y="15.401cm" svg:viewBox="0 0 201 200" draw:points="200,0 0,100 201,200">
            <text:p/>
          </draw:polyline>
        </draw:g>
        <draw:frame draw:style-name="gr42" draw:text-style-name="P25" draw:layer="layout" svg:width="3.358cm" svg:height="0.607cm" svg:x="4.4cm" svg:y="14.601cm">
          <draw:text-box draw:corner-radius="0.3cm">
            <text:p text:style-name="P8"><text:span text:style-name="T26">SIGUSR2</text:span></text:p>
          </draw:text-box>
        </draw:frame>
        <draw:frame draw:style-name="gr43" draw:text-style-name="P26" draw:layer="layout" svg:width="3.3cm" svg:height="0.607cm" svg:x="6cm" svg:y="15.601cm">
          <draw:text-box>
            <text:p text:style-name="P8"><text:span text:style-name="T26">waitpid()</text:span></text:p>
          </draw:text-box>
        </draw:frame>
        <draw:line draw:style-name="gr33" draw:text-style-name="P10" draw:layer="layout" svg:x1="16.1cm" svg:y1="17.6cm" svg:x2="16.1cm" svg:y2="17.4cm">
          <text:p/>
        </draw:line>
        <draw:custom-shape draw:style-name="gr23" draw:text-style-name="P10" draw:layer="layout" svg:width="0.2cm" svg:height="0.2cm" svg:x="9.3cm" svg:y="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27" draw:layer="layout" svg:x1="9.4cm" svg:y1="23.755cm" svg:x2="12.4cm" svg:y2="23.755cm">
          <text:p/>
        </draw:line>
        <draw:g>
          <draw:line draw:style-name="gr33" draw:text-style-name="P8" draw:layer="layout" svg:x1="12.3cm" svg:y1="24.055cm" svg:x2="12.5cm" svg:y2="24.255cm">
            <text:p/>
          </draw:line>
          <draw:line draw:style-name="gr33" draw:text-style-name="P8" draw:layer="layout" svg:x1="12.3cm" svg:y1="24.255cm" svg:x2="12.5cm" svg:y2="24.055cm">
            <text:p/>
          </draw:line>
        </draw:g>
        <draw:line draw:style-name="gr33" draw:text-style-name="P27" draw:layer="layout" svg:x1="12.4cm" svg:y1="23.8cm" svg:x2="12.4cm" svg:y2="24.6cm">
          <text:p/>
        </draw:line>
        <draw:line draw:style-name="gr33" draw:text-style-name="P27" draw:layer="layout" svg:x1="9.4cm" svg:y1="24.6cm" svg:x2="12.4cm" svg:y2="24.6cm">
          <text:p/>
        </draw:line>
        <draw:line draw:style-name="gr34" draw:text-style-name="P8" draw:layer="layout" svg:x1="14.2cm" svg:y1="8.5cm" svg:x2="9.3cm" svg:y2="8.5cm">
          <text:p/>
        </draw:line>
        <draw:line draw:style-name="gr34" draw:text-style-name="P8" draw:layer="layout" svg:x1="14.2cm" svg:y1="11.3cm" svg:x2="9.3cm" svg:y2="11.3cm">
          <text:p/>
        </draw:line>
        <draw:line draw:style-name="gr34" draw:text-style-name="P8" draw:layer="layout" svg:x1="14.2cm" svg:y1="14.5cm" svg:x2="9.3cm" svg:y2="14.5cm">
          <text:p/>
        </draw:line>
        <draw:line draw:style-name="gr34" draw:text-style-name="P8" draw:layer="layout" svg:x1="2.3cm" svg:y1="16.2cm" svg:x2="9.4cm" svg:y2="16.2cm">
          <text:p/>
        </draw:line>
        <draw:line draw:style-name="gr34" draw:text-style-name="P8" draw:layer="layout" svg:x1="3.9cm" svg:y1="12.6cm" svg:x2="9.5cm" svg:y2="12.6cm">
          <text:p/>
        </draw:line>
        <draw:line draw:style-name="gr34" draw:text-style-name="P8" draw:layer="layout" svg:x1="3.3cm" svg:y1="9.8cm" svg:x2="9.4cm" svg:y2="9.8cm">
          <text:p/>
        </draw:line>
        <draw:line draw:style-name="gr34" draw:text-style-name="P8" draw:layer="layout" svg:x1="3.7cm" svg:y1="6.7cm" svg:x2="9.5cm" svg:y2="6.7cm">
          <text:p/>
        </draw:line>
        <draw:g>
          <draw:custom-shape draw:style-name="gr7" draw:text-style-name="P10" draw:layer="layout" svg:width="1.6cm" svg:height="2.4cm" svg:x="13.7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10" draw:layer="layout" svg:x1="14.532cm" svg:y1="6.457cm" svg:x2="14.532cm" svg:y2="8.582cm">
            <text:p/>
          </draw:line>
          <draw:line draw:style-name="gr33" draw:text-style-name="P10" draw:layer="layout" svg:x1="14.02cm" svg:y1="6.996cm" svg:x2="15.044cm" svg:y2="6.996cm">
            <text:p/>
          </draw:line>
        </draw:g>
        <draw:g>
          <draw:custom-shape draw:style-name="gr7" draw:text-style-name="P10" draw:layer="layout" svg:width="1.6cm" svg:height="2.4cm" svg:x="13.9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10" draw:layer="layout" svg:x1="14.732cm" svg:y1="9.757cm" svg:x2="14.732cm" svg:y2="11.882cm">
            <text:p/>
          </draw:line>
          <draw:line draw:style-name="gr33" draw:text-style-name="P10" draw:layer="layout" svg:x1="14.22cm" svg:y1="10.296cm" svg:x2="15.244cm" svg:y2="10.296cm">
            <text:p/>
          </draw:line>
        </draw:g>
        <draw:g>
          <draw:custom-shape draw:style-name="gr7" draw:text-style-name="P10" draw:layer="layout" svg:width="1.6cm" svg:height="2.4cm" svg:x="13.9cm" svg:y="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10" draw:layer="layout" svg:x1="14.732cm" svg:y1="13.057cm" svg:x2="14.732cm" svg:y2="15.182cm">
            <text:p/>
          </draw:line>
          <draw:line draw:style-name="gr33" draw:text-style-name="P10" draw:layer="layout" svg:x1="14.22cm" svg:y1="13.596cm" svg:x2="15.244cm" svg:y2="13.596cm">
            <text:p/>
          </draw:line>
        </draw:g>
        <draw:g>
          <draw:custom-shape draw:style-name="gr7" draw:text-style-name="P10" draw:layer="layout" svg:width="1.3cm" svg:height="2.4cm" svg:x="1.1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10" draw:layer="layout" svg:x1="1.776cm" svg:y1="14.757cm" svg:x2="1.776cm" svg:y2="16.882cm">
            <text:p/>
          </draw:line>
          <draw:line draw:style-name="gr33" draw:text-style-name="P10" draw:layer="layout" svg:x1="1.36cm" svg:y1="15.296cm" svg:x2="2.192cm" svg:y2="15.296cm">
            <text:p/>
          </draw:line>
        </draw:g>
        <draw:g>
          <draw:custom-shape draw:style-name="gr7" draw:text-style-name="P10" draw:layer="layout" svg:width="1.5cm" svg:height="2.5cm" svg:x="2.6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10" draw:layer="layout" svg:x1="3.38cm" svg:y1="11.063cm" svg:x2="3.38cm" svg:y2="13.276cm">
            <text:p/>
          </draw:line>
          <draw:line draw:style-name="gr33" draw:text-style-name="P10" draw:layer="layout" svg:x1="2.9cm" svg:y1="11.625cm" svg:x2="3.86cm" svg:y2="11.625cm">
            <text:p/>
          </draw:line>
        </draw:g>
        <draw:g>
          <draw:custom-shape draw:style-name="gr7" draw:text-style-name="P10" draw:layer="layout" svg:width="1.5cm" svg:height="2.5cm" svg:x="1.9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10" draw:layer="layout" svg:x1="2.68cm" svg:y1="8.363cm" svg:x2="2.68cm" svg:y2="10.576cm">
            <text:p/>
          </draw:line>
          <draw:line draw:style-name="gr33" draw:text-style-name="P10" draw:layer="layout" svg:x1="2.2cm" svg:y1="8.925cm" svg:x2="3.16cm" svg:y2="8.925cm">
            <text:p/>
          </draw:line>
        </draw:g>
        <draw:g>
          <draw:custom-shape draw:style-name="gr7" draw:text-style-name="P10" draw:layer="layout" svg:width="1.5cm" svg:height="2.5cm" svg:x="2.3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10" draw:layer="layout" svg:x1="3.08cm" svg:y1="5.263cm" svg:x2="3.08cm" svg:y2="7.476cm">
            <text:p/>
          </draw:line>
          <draw:line draw:style-name="gr33" draw:text-style-name="P10" draw:layer="layout" svg:x1="2.6cm" svg:y1="5.825cm" svg:x2="3.56cm" svg:y2="5.825cm">
            <text:p/>
          </draw:line>
        </draw:g>
        <draw:frame draw:style-name="gr1" draw:text-style-name="P28" draw:layer="layout" svg:width="17.935cm" svg:height="2.015cm" svg:x="1.1cm" svg:y="25.905cm">
          <draw:text-box>
            <text:p><text:span text:style-name="T28">Pour chaque tâche fille : </text:span><text:span text:style-name="T28"><text:tab/></text:span><text:span text:style-name="T28">On envoie le signal de fin SIGUSR2</text:span></text:p>
            <text:p><text:span text:style-name="T28"><text:tab/></text:span><text:span text:style-name="T28"><text:tab/></text:span><text:span text:style-name="T28"><text:tab/></text:span><text:span text:style-name="T28"><text:tab/></text:span><text:span text:style-name="T28"><text:tab/></text:span><text:span text:style-name="T28">On attend la réception du signal SIGCHLD</text:span></text:p>
            <text:p><text:span text:style-name="T28">Puis on détruit les IPCs avant de terminer l'application et de s'autodétruire</text:span></text:p>
          </draw:text-box>
        </draw:frame>
        <draw:frame draw:style-name="gr9" draw:text-style-name="P21" draw:layer="layout" svg:width="1.5cm" svg:height="0.725cm" svg:x="8.5cm" svg:y="3.075cm">
          <draw:text-box draw:corner-radius="0.3cm">
            <text:p><text:span text:style-name="T17">Mère</text:span></text:p>
          </draw:text-box>
        </draw:frame>
        <draw:g>
          <draw:custom-shape draw:style-name="gr7" draw:text-style-name="P14" draw:layer="layout" svg:width="1.799cm" svg:height="1.6cm" svg:x="15.102cm" svg:y="15.8cm">
            <text:p/>
            <draw:enhanced-geometry svg:viewBox="0 0 21600 21600" draw:mirror-horizontal="false" draw:mirror-vertical="false" draw:type="rectangle" draw:enhanced-path="M 0 0 L 21600 0 21600 21600 0 21600 0 0 Z N"/>
          </draw:custom-shape>
          <draw:custom-shape draw:style-name="gr7" draw:text-style-name="P8" draw:layer="layout" svg:width="1.8cm" svg:height="0.4cm" svg:x="15.101cm" svg:y="15.8cm">
            <text:p/>
            <draw:enhanced-geometry svg:viewBox="0 0 21600 21600" draw:type="rectangle" draw:enhanced-path="M 0 0 L 21600 0 21600 21600 0 21600 0 0 Z N"/>
          </draw:custom-shape>
          <draw:custom-shape draw:style-name="gr7" draw:text-style-name="P8" draw:layer="layout" svg:width="1.8cm" svg:height="0.4cm" svg:x="15.101cm" svg:y="16.2cm">
            <text:p/>
            <draw:enhanced-geometry svg:viewBox="0 0 21600 21600" draw:type="rectangle" draw:enhanced-path="M 0 0 L 21600 0 21600 21600 0 21600 0 0 Z N"/>
          </draw:custom-shape>
          <draw:custom-shape draw:style-name="gr7" draw:text-style-name="P8" draw:layer="layout" svg:width="1.8cm" svg:height="0.4cm" svg:x="15.101cm" svg:y="16.6cm">
            <text:p/>
            <draw:enhanced-geometry svg:viewBox="0 0 21600 21600" draw:type="rectangle" draw:enhanced-path="M 0 0 L 21600 0 21600 21600 0 21600 0 0 Z N"/>
          </draw:custom-shape>
          <draw:custom-shape draw:style-name="gr7" draw:text-style-name="P8" draw:layer="layout" svg:width="1.8cm" svg:height="0.4cm" svg:x="15.101cm" svg:y="17cm">
            <text:p/>
            <draw:enhanced-geometry svg:viewBox="0 0 21600 21600" draw:type="rectangle" draw:enhanced-path="M 0 0 L 21600 0 21600 21600 0 21600 0 0 Z N"/>
          </draw:custom-shape>
        </draw:g>
        <draw:frame draw:style-name="gr13" draw:text-style-name="P12" draw:layer="layout" svg:width="2.572cm" svg:height="0.8cm" svg:x="12.625cm" svg:y="15.7cm">
          <draw:text-box draw:corner-radius="0.3cm">
            <text:p><text:span text:style-name="T12">TempoCouleur</text:span></text:p>
          </draw:text-box>
        </draw:frame>
        <draw:frame draw:style-name="gr25" draw:text-style-name="P16" draw:layer="layout" svg:width="1.747cm" svg:height="0.7cm" svg:x="15.201cm" svg:y="15.8cm">
          <draw:text-box draw:corner-radius="0.3cm">
            <text:p><text:span text:style-name="T14">TempoEO</text:span></text:p>
          </draw:text-box>
        </draw:frame>
        <draw:frame draw:style-name="gr25" draw:text-style-name="P16" draw:layer="layout" svg:width="1.747cm" svg:height="0.7cm" svg:x="15.201cm" svg:y="16.2cm">
          <draw:text-box draw:corner-radius="0.3cm">
            <text:p><text:span text:style-name="T14">TempoNS</text:span></text:p>
          </draw:text-box>
        </draw:frame>
        <draw:frame draw:style-name="gr25" draw:text-style-name="P16" draw:layer="layout" svg:width="2.064cm" svg:height="0.7cm" svg:x="15.001cm" svg:y="16.6cm">
          <draw:text-box draw:corner-radius="0.3cm">
            <text:p><text:span text:style-name="T14">couleurAxeNS</text:span></text:p>
          </draw:text-box>
        </draw:frame>
        <draw:frame draw:style-name="gr25" draw:text-style-name="P16" draw:layer="layout" svg:width="2.077cm" svg:height="0.7cm" svg:x="15.001cm" svg:y="17cm">
          <draw:text-box draw:corner-radius="0.3cm">
            <text:p><text:span text:style-name="T14">couleurAxeEO</text:span></text:p>
          </draw:text-box>
        </draw:frame>
        <draw:frame draw:style-name="gr1" draw:text-style-name="P30" draw:layer="layout" svg:width="0.637cm" svg:height="0.801cm" svg:x="17cm" svg:y="18.4cm">
          <draw:text-box>
            <text:p text:style-name="P29"><text:span text:style-name="T14">1</text:span></text:p>
            <text:p text:style-name="P29"><text:span text:style-name="T14">0</text:span></text:p>
          </draw:text-box>
        </draw:frame>
        <draw:frame draw:style-name="gr1" draw:text-style-name="P30" draw:layer="layout" svg:width="0.637cm" svg:height="0.801cm" svg:x="17.1cm" svg:y="19.7cm">
          <draw:text-box>
            <text:p text:style-name="P29"><text:span text:style-name="T14">4</text:span></text:p>
            <text:p text:style-name="P29"><text:span text:style-name="T14">0</text:span></text:p>
          </draw:text-box>
        </draw:frame>
        <draw:line draw:style-name="gr33" draw:text-style-name="P29" draw:layer="layout" svg:x1="9.4cm" svg:y1="22.2cm" svg:x2="4.3cm" svg:y2="22.2cm">
          <text:p/>
        </draw:line>
        <draw:g>
          <draw:custom-shape draw:style-name="gr10" draw:text-style-name="P10" draw:layer="layout" svg:width="0.449cm" svg:height="0.341cm" svg:x="3.299cm" svg:y="19.743cm">
            <text:p text:style-name="P8"><text:span text:style-name="T11">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629cm" svg:height="1.148cm" svg:x="4.062cm" svg:y="20.053cm">
            <text:p/>
            <draw:enhanced-geometry svg:viewBox="0 0 21600 21600" draw:mirror-horizontal="false" draw:mirror-vertical="false" draw:type="rectangle" draw:enhanced-path="M 0 0 L 21600 0 21600 21600 0 21600 0 0 Z N"/>
          </draw:custom-shape>
          <draw:polyline draw:style-name="gr8" draw:text-style-name="P10" draw:layer="layout" svg:width="0.627cm" svg:height="1.209cm" svg:x="3.703cm" svg:y="19.898cm" svg:viewBox="0 0 628 1210" draw:points="57,0 571,0 0,217 628,217 628,1210">
            <text:p/>
          </draw:polyline>
        </draw:g>
        <draw:frame draw:style-name="gr11" draw:text-style-name="P12" draw:layer="layout" svg:width="2.699cm" svg:height="0.663cm" svg:x="3.4cm" svg:y="19.138cm">
          <draw:text-box draw:corner-radius="0.3cm">
            <text:p><text:span text:style-name="T12">handlerMasque</text:span></text:p>
          </draw:text-box>
        </draw:frame>
        <draw:g>
          <draw:line draw:style-name="gr33" draw:text-style-name="P8" draw:layer="layout" svg:x1="6.3cm" svg:y1="22.055cm" svg:x2="6.5cm" svg:y2="22.255cm">
            <text:p/>
          </draw:line>
          <draw:line draw:style-name="gr33" draw:text-style-name="P8" draw:layer="layout" svg:x1="6.3cm" svg:y1="22.255cm" svg:x2="6.5cm" svg:y2="22.055cm">
            <text:p/>
          </draw:line>
        </draw:g>
        <draw:g>
          <draw:custom-shape draw:style-name="gr10" draw:text-style-name="P10" draw:layer="layout" svg:width="0.449cm" svg:height="0.341cm" svg:x="3.299cm" svg:y="22.142cm">
            <text:p text:style-name="P8"><text:span text:style-name="T11">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629cm" svg:height="1.148cm" svg:x="4.062cm" svg:y="22.452cm">
            <text:p/>
            <draw:enhanced-geometry svg:viewBox="0 0 21600 21600" draw:mirror-horizontal="false" draw:mirror-vertical="false" draw:type="rectangle" draw:enhanced-path="M 0 0 L 21600 0 21600 21600 0 21600 0 0 Z N"/>
          </draw:custom-shape>
          <draw:polyline draw:style-name="gr8" draw:text-style-name="P10" draw:layer="layout" svg:width="0.627cm" svg:height="1.209cm" svg:x="3.703cm" svg:y="22.297cm" svg:viewBox="0 0 628 1210" draw:points="57,0 571,0 0,217 628,217 628,1210">
            <text:p/>
          </draw:polyline>
        </draw:g>
        <draw:line draw:style-name="gr33" draw:text-style-name="P29" draw:layer="layout" svg:x1="9.4cm" svg:y1="22.8cm" svg:x2="4.7cm" svg:y2="22.8cm">
          <text:p/>
        </draw:line>
        <draw:line draw:style-name="gr33" draw:text-style-name="P29" draw:layer="layout" svg:x1="4.3cm" svg:y1="22.2cm" svg:x2="4.3cm" svg:y2="21.2cm">
          <text:p/>
        </draw:line>
      </draw:page>
      <draw:page draw:name="page7" draw:style-name="dp1" draw:master-page-name="Standard">
        <draw:frame draw:style-name="gr37" draw:text-style-name="P9" draw:layer="layout" svg:width="12.309cm" svg:height="1.825cm" svg:x="3.8cm" svg:y="1.9cm">
          <draw:text-box>
            <text:p text:style-name="P8"><text:span text:style-name="T9">Feu</text:span></text:p>
            <text:p text:style-name="P8"><text:span text:style-name="T9">Initialisation</text:span></text:p>
          </draw:text-box>
        </draw:frame>
        <draw:g>
          <draw:custom-shape draw:style-name="gr7" draw:text-style-name="P8" draw:layer="layout" svg:width="5cm" svg:height="20.6cm" svg:x="7.3cm" svg:y="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8" draw:layer="layout" svg:x1="9.9cm" svg:y1="5.946cm" svg:x2="9.9cm" svg:y2="24.192cm">
            <text:p/>
          </draw:line>
        </draw:g>
        <draw:g>
          <draw:custom-shape draw:style-name="gr10" draw:text-style-name="P8" draw:layer="layout" svg:width="0.806cm" svg:height="0.594cm" svg:x="14.7cm" svg:y="6.69cm">
            <text:p text:style-name="P8">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8" draw:layer="layout" svg:width="1.129cm" svg:height="1.998cm" svg:x="16.071cm" svg:y="7.229cm">
            <text:p/>
            <draw:enhanced-geometry svg:viewBox="0 0 21600 21600" draw:mirror-horizontal="false" draw:mirror-vertical="false" draw:type="rectangle" draw:enhanced-path="M 0 0 L 21600 0 21600 21600 0 21600 0 0 Z N"/>
          </draw:custom-shape>
          <draw:polyline draw:style-name="gr33" draw:text-style-name="P8" draw:layer="layout" svg:width="1.127cm" svg:height="2.105cm" svg:x="15.426cm" svg:y="6.96cm" svg:viewBox="0 0 1128 2106" draw:points="102,0 1025,0 0,378 1128,378 1128,2106">
            <text:p/>
          </draw:polyline>
        </draw:g>
        <draw:line draw:style-name="gr46" draw:text-style-name="P8" draw:layer="layout" svg:x1="16.1cm" svg:y1="7.89cm" svg:x2="9.9cm" svg:y2="7.89cm">
          <text:p/>
        </draw:line>
        <draw:line draw:style-name="gr46" draw:text-style-name="P8" draw:layer="layout" svg:x1="16.1cm" svg:y1="8.89cm" svg:x2="9.9cm" svg:y2="8.89cm">
          <text:p/>
        </draw:line>
        <draw:custom-shape draw:style-name="gr7" draw:text-style-name="P8" draw:layer="layout" svg:width="0.224cm" svg:height="0.186cm" draw:transform="skewX (-0.0160570291183479) rotate (-1.04021623418862) translate (13.459cm 8.7cm)">
          <text:p/>
          <draw:enhanced-geometry svg:viewBox="0 0 21600 21600" draw:mirror-horizontal="false" draw:mirror-vertical="false" draw:glue-points="?f0 0 ?f1 10800 0 21600 10800 21600 21600 21600 ?f7 10800" draw:text-areas="?f1 10800 ?f2 18000 ?f3 7200 ?f4 21600" draw:type="isosceles-triangle" draw:modifiers="10464"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0" draw:text-style-name="P17" draw:layer="layout" svg:width="1.827cm" svg:height="0.61cm" svg:x="12.8cm" svg:y="8.99cm">
          <draw:text-box draw:corner-radius="0.3cm">
            <text:p><text:span text:style-name="T15"><text:s/></text:span><text:span text:style-name="T29">SIGUSR2</text:span></text:p>
          </draw:text-box>
        </draw:frame>
        <draw:frame draw:style-name="gr51" draw:text-style-name="P31" draw:layer="layout" svg:width="2.491cm" svg:height="0.645cm" svg:x="16.109cm" svg:y="6.455cm">
          <draw:text-box draw:corner-radius="0.3cm">
            <text:p><text:span text:style-name="T30">finTache</text:span></text:p>
          </draw:text-box>
        </draw:frame>
        <draw:frame draw:style-name="gr52" draw:text-style-name="P21" draw:layer="layout" svg:width="1.234cm" svg:height="0.727cm" svg:x="9.3cm" svg:y="3.8cm">
          <draw:text-box>
            <text:p><text:span text:style-name="T17">Feu</text:span></text:p>
          </draw:text-box>
        </draw:frame>
        <draw:g>
          <draw:custom-shape draw:style-name="gr10" draw:text-style-name="P10" draw:layer="layout" svg:width="0.419cm" svg:height="0.341cm" svg:x="2.998cm" svg:y="6.399cm">
            <text:p text:style-name="P8"><text:span text:style-name="T11">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87cm" svg:height="1.148cm" svg:x="3.711cm" svg:y="6.71cm">
            <text:p/>
            <draw:enhanced-geometry svg:viewBox="0 0 21600 21600" draw:mirror-horizontal="false" draw:mirror-vertical="false" draw:type="rectangle" draw:enhanced-path="M 0 0 L 21600 0 21600 21600 0 21600 0 0 Z N"/>
          </draw:custom-shape>
          <draw:polyline draw:style-name="gr33" draw:text-style-name="P10" draw:layer="layout" svg:width="0.585cm" svg:height="1.209cm" svg:x="3.375cm" svg:y="6.555cm" svg:viewBox="0 0 586 1210" draw:points="53,0 533,0 0,217 586,217 586,1210">
            <text:p/>
          </draw:polyline>
        </draw:g>
        <draw:frame draw:style-name="gr53" draw:text-style-name="P12" draw:layer="layout" svg:width="2.94cm" svg:height="1.045cm" svg:x="3.06cm" svg:y="5.6cm">
          <draw:text-box draw:corner-radius="0.3cm">
            <text:p><text:span text:style-name="T12">Défaut SIGUSR2</text:span></text:p>
            <text:p><text:span text:style-name="T12">Défaut SIGCHLD</text:span></text:p>
          </draw:text-box>
        </draw:frame>
        <draw:custom-shape draw:style-name="gr7" draw:text-style-name="P10" draw:layer="layout" svg:width="0.199cm" svg:height="0.166cm" draw:transform="skewX (-0.0120427718387609) rotate (-1.04021623418862) translate (6.142cm 7.3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 draw:text-style-name="P13" draw:layer="layout" svg:width="1.912cm" svg:height="0.963cm" svg:x="5cm" svg:y="7.937cm">
          <draw:text-box draw:corner-radius="0.3cm">
            <text:p><text:span text:style-name="T12">SIGUSR2</text:span></text:p>
            <text:p><text:span text:style-name="T12">SIGCHLD</text:span></text:p>
          </draw:text-box>
        </draw:frame>
        <draw:line draw:style-name="gr33" draw:text-style-name="P8" draw:layer="layout" svg:x1="4.3cm" svg:y1="7.5cm" svg:x2="9.9cm" svg:y2="7.5cm">
          <text:p/>
        </draw:line>
        <draw:line draw:style-name="gr33" draw:text-style-name="P8" draw:layer="layout" svg:x1="4.3cm" svg:y1="7.1cm" svg:x2="9.9cm" svg:y2="7.1cm">
          <text:p/>
        </draw:line>
        <draw:line draw:style-name="gr33" draw:text-style-name="P10" draw:layer="layout" svg:x1="9.901cm" svg:y1="9.601cm" svg:x2="18cm" svg:y2="9.6cm">
          <text:p/>
        </draw:line>
        <draw:ellipse draw:style-name="gr54" draw:text-style-name="P32" draw:layer="layout" svg:width="0.9cm" svg:height="0.8cm" svg:x="14.7cm" svg:y="9.2cm">
          <text:p text:style-name="P8"><text:span text:style-name="T30">RW</text:span></text:p>
        </draw:ellipse>
        <draw:line draw:style-name="gr33" draw:text-style-name="P10" draw:layer="layout" svg:x1="17.9cm" svg:y1="9.6cm" svg:x2="17.9cm" svg:y2="18.8cm">
          <text:p/>
        </draw:line>
        <draw:rect draw:style-name="gr55" draw:text-style-name="P8" draw:layer="layout" svg:width="1.9cm" svg:height="9.1cm" svg:x="13.5cm" svg:y="14.3cm">
          <text:p/>
        </draw:rect>
        <draw:line draw:style-name="gr33" draw:text-style-name="P8" draw:layer="layout" svg:x1="9.9cm" svg:y1="15cm" svg:x2="14.5cm" svg:y2="15cm">
          <text:p/>
        </draw:line>
        <draw:line draw:style-name="gr33" draw:text-style-name="P8" draw:layer="layout" svg:x1="14.5cm" svg:y1="15cm" svg:x2="14.5cm" svg:y2="23cm">
          <text:p/>
        </draw:line>
        <draw:frame draw:style-name="gr1" draw:text-style-name="P31" draw:layer="layout" svg:width="3.233cm" svg:height="0.645cm" svg:x="12.9cm" svg:y="13.5cm">
          <draw:text-box>
            <text:p><text:span text:style-name="T30">MAJTempoShm()</text:span></text:p>
          </draw:text-box>
        </draw:frame>
        <draw:g>
          <draw:polyline draw:style-name="gr33" draw:text-style-name="P10" draw:layer="layout" svg:width="0.899cm" svg:height="0.839cm" svg:x="19.106cm" svg:y="16.582cm" svg:viewBox="0 0 900 840" draw:points="0,840 0,0 900,840 900,0">
            <text:p/>
          </draw:polyline>
          <draw:line draw:style-name="gr33" draw:text-style-name="P10" draw:layer="layout" svg:x1="19.106cm" svg:y1="17.212cm" svg:x2="19.756cm" svg:y2="17.212cm">
            <text:p/>
          </draw:line>
          <draw:line draw:style-name="gr33" draw:text-style-name="P10" draw:layer="layout" svg:x1="19.356cm" svg:y1="16.792cm" svg:x2="20.006cm" svg:y2="16.792cm">
            <text:p/>
          </draw:line>
        </draw:g>
        <draw:frame draw:style-name="gr17" draw:text-style-name="P16" draw:layer="layout" svg:width="2.606cm" svg:height="0.6cm" svg:x="17.694cm" svg:y="16.1cm">
          <draw:text-box>
            <text:p><text:span text:style-name="T14">SempahoreTempo</text:span></text:p>
          </draw:text-box>
        </draw:frame>
        <draw:line draw:style-name="gr33" draw:text-style-name="P8" draw:layer="layout" svg:x1="14.5cm" svg:y1="15.6cm" svg:x2="19.5cm" svg:y2="15.6cm">
          <text:p/>
        </draw:line>
        <draw:line draw:style-name="gr33" draw:text-style-name="P8" draw:layer="layout" svg:x1="14.5cm" svg:y1="22.7cm" svg:x2="19.5cm" svg:y2="22.7cm">
          <text:p/>
        </draw:line>
        <draw:line draw:style-name="gr33" draw:text-style-name="P8" draw:layer="layout" svg:x1="19.5cm" svg:y1="22.7cm" svg:x2="19.5cm" svg:y2="17.2cm">
          <text:p/>
        </draw:line>
        <draw:line draw:style-name="gr33" draw:text-style-name="P8" draw:layer="layout" svg:x1="19.5cm" svg:y1="16.8cm" svg:x2="19.5cm" svg:y2="15.6cm">
          <text:p/>
        </draw:line>
        <draw:line draw:style-name="gr33" draw:text-style-name="P8" draw:layer="layout" svg:x1="14.5cm" svg:y1="19.1cm" svg:x2="17cm" svg:y2="19.1cm">
          <text:p/>
        </draw:line>
        <draw:line draw:style-name="gr33" draw:text-style-name="P8" draw:layer="layout" svg:x1="14.4cm" svg:y1="20cm" svg:x2="17cm" svg:y2="20cm">
          <text:p/>
        </draw:line>
        <draw:custom-shape draw:style-name="gr23" draw:text-style-name="P10" draw:layer="layout" svg:width="0.2cm" svg:height="0.2cm" svg:x="9.8cm" svg:y="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4.866cm" svg:height="0.7cm" svg:x="5.5cm" svg:y="19.1cm">
          <draw:text-box draw:corner-radius="0.3cm">
            <text:p><text:span text:style-name="T13">Effacer(TEMPS_AXE_NS)</text:span></text:p>
          </draw:text-box>
        </draw:frame>
        <draw:frame draw:style-name="gr24" draw:text-style-name="P15" draw:layer="layout" svg:width="4.866cm" svg:height="0.7cm" svg:x="5.534cm" svg:y="20.3cm">
          <draw:text-box draw:corner-radius="0.3cm">
            <text:p><text:span text:style-name="T13">Effacer(TEMPS_AXE_EO)</text:span></text:p>
          </draw:text-box>
        </draw:frame>
        <draw:custom-shape draw:style-name="gr23" draw:text-style-name="P10" draw:layer="layout" svg:width="0.2cm" svg:height="0.2cm" svg:x="9.801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layer="layout" svg:width="17.902cm" svg:height="3.902cm" svg:x="1.3cm" svg:y="25.3cm">
          <draw:text-box>
            <text:p><text:span text:style-name="T28">On réactive les signaux qui étaient déactivés dans la mère et on crée un handler finTache sur SIGUSR2</text:span></text:p>
            <text:p><text:span text:style-name="T28">On s'attache à la mémoire partagée puis on récupère les temporisations stockées dans celle-ci</text:span></text:p>
            <text:p><text:span text:style-name="T28">On met à blanc les zones où l'on s’apprête à écrire</text:span></text:p>
            <text:p/>
          </draw:text-box>
        </draw:frame>
        <draw:g>
          <draw:custom-shape draw:style-name="gr7" draw:text-style-name="P14" draw:layer="layout" svg:width="2.264cm" svg:height="2.7cm" svg:x="16.977cm" svg:y="18.8cm">
            <text:p/>
            <draw:enhanced-geometry svg:viewBox="0 0 21600 21600" draw:mirror-horizontal="false" draw:mirror-vertical="false" draw:type="rectangle" draw:enhanced-path="M 0 0 L 21600 0 21600 21600 0 21600 0 0 Z N"/>
          </draw:custom-shape>
          <draw:custom-shape draw:style-name="gr7" draw:text-style-name="P8" draw:layer="layout" svg:width="2.265cm" svg:height="0.675cm" svg:x="16.976cm" svg:y="18.8cm">
            <text:p/>
            <draw:enhanced-geometry svg:viewBox="0 0 21600 21600" draw:type="rectangle" draw:enhanced-path="M 0 0 L 21600 0 21600 21600 0 21600 0 0 Z N"/>
          </draw:custom-shape>
          <draw:custom-shape draw:style-name="gr7" draw:text-style-name="P8" draw:layer="layout" svg:width="2.265cm" svg:height="0.675cm" svg:x="16.976cm" svg:y="19.475cm">
            <text:p/>
            <draw:enhanced-geometry svg:viewBox="0 0 21600 21600" draw:type="rectangle" draw:enhanced-path="M 0 0 L 21600 0 21600 21600 0 21600 0 0 Z N"/>
          </draw:custom-shape>
          <draw:custom-shape draw:style-name="gr7" draw:text-style-name="P8" draw:layer="layout" svg:width="2.265cm" svg:height="0.675cm" svg:x="16.976cm" svg:y="20.15cm">
            <text:p/>
            <draw:enhanced-geometry svg:viewBox="0 0 21600 21600" draw:type="rectangle" draw:enhanced-path="M 0 0 L 21600 0 21600 21600 0 21600 0 0 Z N"/>
          </draw:custom-shape>
          <draw:custom-shape draw:style-name="gr7" draw:text-style-name="P8" draw:layer="layout" svg:width="2.265cm" svg:height="0.675cm" svg:x="16.976cm" svg:y="20.825cm">
            <text:p/>
            <draw:enhanced-geometry svg:viewBox="0 0 21600 21600" draw:type="rectangle" draw:enhanced-path="M 0 0 L 21600 0 21600 21600 0 21600 0 0 Z N"/>
          </draw:custom-shape>
        </draw:g>
        <draw:frame draw:style-name="gr13" draw:text-style-name="P12" draw:layer="layout" svg:width="2.572cm" svg:height="0.8cm" svg:x="15.3cm" svg:y="18.1cm">
          <draw:text-box draw:corner-radius="0.3cm">
            <text:p><text:span text:style-name="T12">TempoCouleur</text:span></text:p>
          </draw:text-box>
        </draw:frame>
        <draw:frame draw:style-name="gr56" draw:text-style-name="P16" draw:layer="layout" svg:width="2.198cm" svg:height="1.181cm" svg:x="17.102cm" svg:y="18.8cm">
          <draw:text-box draw:corner-radius="0.3cm">
            <text:p><text:span text:style-name="T14">TempoEO</text:span></text:p>
          </draw:text-box>
        </draw:frame>
        <draw:frame draw:style-name="gr56" draw:text-style-name="P16" draw:layer="layout" svg:width="2.198cm" svg:height="1.181cm" svg:x="17.102cm" svg:y="19.475cm">
          <draw:text-box draw:corner-radius="0.3cm">
            <text:p><text:span text:style-name="T14">TempoNS</text:span></text:p>
          </draw:text-box>
        </draw:frame>
        <draw:frame draw:style-name="gr25" draw:text-style-name="P16" draw:layer="layout" svg:width="2.064cm" svg:height="0.7cm" svg:x="17.1cm" svg:y="20.3cm">
          <draw:text-box draw:corner-radius="0.3cm">
            <text:p><text:span text:style-name="T14">couleurAxeNS</text:span></text:p>
          </draw:text-box>
        </draw:frame>
        <draw:frame draw:style-name="gr25" draw:text-style-name="P16" draw:layer="layout" svg:width="2.077cm" svg:height="0.7cm" svg:x="17.023cm" svg:y="20.9cm">
          <draw:text-box draw:corner-radius="0.3cm">
            <text:p><text:span text:style-name="T14">couleurAxeEO</text:span></text:p>
          </draw:text-box>
        </draw:frame>
        <draw:custom-shape draw:style-name="gr15" draw:text-style-name="P10" draw:layer="layout" svg:width="0.273cm" svg:height="0.21cm" draw:transform="rotate (1.5378096039322) translate (15.801cm 19.1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0" draw:layer="layout" svg:width="0.273cm" svg:height="0.21cm" draw:transform="rotate (1.5378096039322) translate (16.002cm 19.1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0" draw:layer="layout" svg:width="0.273cm" svg:height="0.21cm" draw:transform="rotate (1.5378096039322) translate (15.801cm 20.0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0" draw:layer="layout" svg:width="0.273cm" svg:height="0.21cm" draw:transform="rotate (1.5378096039322) translate (16.002cm 20.1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 draw:text-style-name="P16" draw:layer="layout" svg:width="2.661cm" svg:height="0.526cm" svg:x="14.5cm" svg:y="19.174cm">
          <draw:text-box>
            <text:p><text:span text:style-name="T14">dureeEO=tempoEO</text:span></text:p>
          </draw:text-box>
        </draw:frame>
        <draw:frame draw:style-name="gr1" draw:text-style-name="P16" draw:layer="layout" svg:width="2.636cm" svg:height="0.526cm" svg:x="14.464cm" svg:y="20.1cm">
          <draw:text-box>
            <text:p><text:span text:style-name="T14">dureeNS=tempoNS</text:span></text:p>
          </draw:text-box>
        </draw:frame>
        <draw:frame draw:style-name="gr31" draw:layer="layout" svg:width="5.855cm" svg:height="3.797cm" svg:x="1.245cm" svg:y="11.785cm">
          <draw:text-box>
            <text:p><text:span text:style-name="T30">La procédure MAJTempo() permet de récupérer les </text:span></text:p>
            <text:p><text:span text:style-name="T30">valeurs des temporisations dans la mémoire partagée </text:span><text:span text:style-name="T31">TempoCouleur e</text:span><text:span text:style-name="T32">t d'affecter ces valeurs aux variables locales (avec dépot et retrait de jeton dans le sémaphore SemaphoreTempo).</text:span></text:p>
          </draw:text-box>
        </draw:frame>
        <draw:custom-shape draw:style-name="gr15" draw:text-style-name="P10" draw:layer="layout" svg:width="0.273cm" svg:height="0.21cm" draw:transform="rotate (1.5378096039322) translate (16.403cm 22.8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0" draw:layer="layout" svg:width="0.273cm" svg:height="0.21cm" draw:transform="rotate (-1.55334303427495) translate (16.609cm 15.44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7" draw:text-style-name="P17" draw:layer="layout" svg:width="0.659cm" svg:height="0.569cm" svg:x="19.4cm" svg:y="17.8cm">
          <draw:text-box>
            <text:p><text:span text:style-name="T15">1</text:span></text:p>
          </draw:text-box>
        </draw:frame>
        <draw:frame draw:style-name="gr57" draw:text-style-name="P17" draw:layer="layout" svg:width="0.659cm" svg:height="0.569cm" svg:x="19.777cm" svg:y="16.399cm">
          <draw:text-box>
            <text:p><text:span text:style-name="T15">1</text:span></text:p>
          </draw:text-box>
        </draw:frame>
        <draw:frame draw:style-name="gr57" draw:text-style-name="P17" draw:layer="layout" svg:width="0.659cm" svg:height="0.569cm" svg:x="19.8cm" svg:y="17.1cm">
          <draw:text-box>
            <text:p><text:span text:style-name="T15">0</text:span></text:p>
          </draw:text-box>
        </draw:frame>
        <draw:frame draw:style-name="gr57" draw:text-style-name="P17" draw:layer="layout" svg:width="0.659cm" svg:height="0.569cm" svg:x="19.441cm" svg:y="15.531cm">
          <draw:text-box>
            <text:p><text:span text:style-name="T15">1</text:span></text:p>
          </draw:text-box>
        </draw:frame>
        <draw:custom-shape draw:style-name="gr15" draw:text-style-name="P10" draw:layer="layout" svg:width="0.273cm" svg:height="0.21cm" draw:transform="rotate (-1.55334303427495) translate (13.408cm 7.74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0" draw:layer="layout" svg:width="0.273cm" svg:height="0.21cm" draw:transform="rotate (1.5378096039322) translate (6.003cm 7.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8" draw:style-name="dp1" draw:master-page-name="Standard">
        <draw:g>
          <draw:custom-shape draw:style-name="gr7" draw:text-style-name="P8" draw:layer="layout" svg:width="5cm" svg:height="26.9cm" svg:x="1.3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8" draw:layer="layout" svg:x1="3.9cm" svg:y1="2cm" svg:x2="3.9cm" svg:y2="28.159cm">
            <text:p/>
          </draw:line>
        </draw:g>
        <draw:frame draw:style-name="gr37" draw:text-style-name="P9" draw:layer="layout" svg:width="12.309cm" svg:height="1.825cm" svg:x="3.191cm" svg:y="0.875cm">
          <draw:text-box>
            <text:p text:style-name="P8"><text:span text:style-name="T9">Feu</text:span></text:p>
            <text:p text:style-name="P8"><text:span text:style-name="T9">Moteur</text:span></text:p>
          </draw:text-box>
        </draw:frame>
        <draw:frame draw:style-name="gr52" draw:text-style-name="P21" draw:layer="layout" svg:width="1.234cm" svg:height="0.727cm" svg:x="3.2cm" svg:y="0.873cm">
          <draw:text-box>
            <text:p><text:span text:style-name="T17">Feu</text:span></text:p>
          </draw:text-box>
        </draw:frame>
        <draw:frame draw:style-name="gr58" draw:text-style-name="P33" draw:layer="layout" svg:width="7.106cm" svg:height="0.586cm" svg:x="12.5cm" svg:y="20.114cm">
          <draw:text-box>
            <text:p><text:span text:style-name="T33">DecompteTempo (temps, &amp;tempoNS, &amp;tempoEO)</text:span></text:p>
          </draw:text-box>
        </draw:frame>
        <draw:custom-shape draw:style-name="gr23" draw:text-style-name="P10" draw:layer="layout" svg:width="0.2cm" svg:height="0.2cm" svg:x="3.8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5.76cm" svg:height="0.7cm" svg:x="4.2cm" svg:y="3cm">
          <draw:text-box draw:corner-radius="0.3cm">
            <text:p><text:span text:style-name="T13">Afficher(DUREE_AXE_NS, dureeNS)</text:span></text:p>
          </draw:text-box>
        </draw:frame>
        <draw:frame draw:style-name="gr24" draw:text-style-name="P15" draw:layer="layout" svg:width="4.866cm" svg:height="0.7cm" svg:x="4.2cm" svg:y="5.8cm">
          <draw:text-box draw:corner-radius="0.3cm">
            <text:p><text:span text:style-name="T13">Effacer(COULEUR_AXE_NS)</text:span></text:p>
          </draw:text-box>
        </draw:frame>
        <draw:custom-shape draw:style-name="gr23" draw:text-style-name="P10" draw:layer="layout" svg:width="0.2cm" svg:height="0.2cm" svg:x="3.801cm" svg:y="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8.291cm" svg:height="0.7cm" svg:x="4.2cm" svg:y="6.5cm">
          <draw:text-box draw:corner-radius="0.3cm">
            <text:p><text:span text:style-name="T13">Afficher(COULEUR_AXE_NS,"Vert", GRAS, INVERSE)</text:span></text:p>
          </draw:text-box>
        </draw:frame>
        <draw:custom-shape draw:style-name="gr23" draw:text-style-name="P10" draw:layer="layout" svg:width="0.2cm" svg:height="0.2cm" svg:x="3.801cm" svg:y="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4.866cm" svg:height="0.7cm" svg:x="4.2cm" svg:y="8.9cm">
          <draw:text-box draw:corner-radius="0.3cm">
            <text:p><text:span text:style-name="T13">Effacer(COULEUR_AXE_NS)</text:span></text:p>
          </draw:text-box>
        </draw:frame>
        <draw:custom-shape draw:style-name="gr23" draw:text-style-name="P10" draw:layer="layout" svg:width="0.2cm" svg:height="0.2cm" svg:x="3.801cm" svg:y="9.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8.791cm" svg:height="0.7cm" svg:x="4.2cm" svg:y="9.6cm">
          <draw:text-box draw:corner-radius="0.3cm">
            <text:p><text:span text:style-name="T13">Afficher(COULEUR_AXE_NS,"Orange", GRAS, INVERSE)</text:span></text:p>
          </draw:text-box>
        </draw:frame>
        <draw:custom-shape draw:style-name="gr23" draw:text-style-name="P10" draw:layer="layout" svg:width="0.2cm" svg:height="0.2cm" svg:x="3.801cm" svg:y="9.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4.866cm" svg:height="0.7cm" svg:x="4.2cm" svg:y="11.8cm">
          <draw:text-box draw:corner-radius="0.3cm">
            <text:p><text:span text:style-name="T13">Effacer(COULEUR_AXE_NS)</text:span></text:p>
          </draw:text-box>
        </draw:frame>
        <draw:custom-shape draw:style-name="gr23" draw:text-style-name="P10" draw:layer="layout" svg:width="0.2cm" svg:height="0.2cm" svg:x="3.801cm" svg:y="12.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8.668cm" svg:height="0.7cm" svg:x="4.2cm" svg:y="12.5cm">
          <draw:text-box draw:corner-radius="0.3cm">
            <text:p><text:span text:style-name="T13">Afficher(COULEUR_AXE_NS,"Rouge", GRAS, INVERSE)</text:span></text:p>
          </draw:text-box>
        </draw:frame>
        <draw:custom-shape draw:style-name="gr23" draw:text-style-name="P10" draw:layer="layout" svg:width="0.2cm" svg:height="0.2cm" svg:x="3.801cm" svg:y="12.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4.866cm" svg:height="0.7cm" svg:x="4.2cm" svg:y="17.2cm">
          <draw:text-box draw:corner-radius="0.3cm">
            <text:p><text:span text:style-name="T13">Effacer(COULEUR_AXE_EO)</text:span></text:p>
          </draw:text-box>
        </draw:frame>
        <draw:custom-shape draw:style-name="gr23" draw:text-style-name="P10" draw:layer="layout" svg:width="0.2cm" svg:height="0.2cm" svg:x="3.801cm" svg:y="17.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8.308cm" svg:height="0.7cm" svg:x="4.2cm" svg:y="17.9cm">
          <draw:text-box draw:corner-radius="0.3cm">
            <text:p><text:span text:style-name="T13">Afficher(COULEUR_AXE_EO,"Vert", GRAS, INVERSE)</text:span></text:p>
          </draw:text-box>
        </draw:frame>
        <draw:custom-shape draw:style-name="gr23" draw:text-style-name="P10" draw:layer="layout" svg:width="0.2cm" svg:height="0.2cm" svg:x="3.801cm" svg:y="18.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4.866cm" svg:height="0.7cm" svg:x="4.2cm" svg:y="20.3cm">
          <draw:text-box draw:corner-radius="0.3cm">
            <text:p><text:span text:style-name="T13">Effacer(COULEUR_AXE_EO)</text:span></text:p>
          </draw:text-box>
        </draw:frame>
        <draw:custom-shape draw:style-name="gr23" draw:text-style-name="P10" draw:layer="layout" svg:width="0.2cm" svg:height="0.2cm" svg:x="3.801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8.808cm" svg:height="0.7cm" svg:x="4.2cm" svg:y="21cm">
          <draw:text-box draw:corner-radius="0.3cm">
            <text:p><text:span text:style-name="T13">Afficher(COULEUR_AXE_EO,"Orange", GRAS, INVERSE)</text:span></text:p>
          </draw:text-box>
        </draw:frame>
        <draw:custom-shape draw:style-name="gr23" draw:text-style-name="P10" draw:layer="layout" svg:width="0.2cm" svg:height="0.2cm" svg:x="3.801cm" svg:y="21.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4.866cm" svg:height="0.7cm" svg:x="4.2cm" svg:y="23.3cm">
          <draw:text-box draw:corner-radius="0.3cm">
            <text:p><text:span text:style-name="T13">Effacer(COULEUR_AXE_EO)</text:span></text:p>
          </draw:text-box>
        </draw:frame>
        <draw:custom-shape draw:style-name="gr23" draw:text-style-name="P10" draw:layer="layout" svg:width="0.2cm" svg:height="0.2cm" svg:x="3.801cm" svg:y="2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8.685cm" svg:height="0.7cm" svg:x="4.2cm" svg:y="24cm">
          <draw:text-box draw:corner-radius="0.3cm">
            <text:p><text:span text:style-name="T13">Afficher(COULEUR_AXE_EO,"Rouge", GRAS, INVERSE)</text:span></text:p>
          </draw:text-box>
        </draw:frame>
        <draw:custom-shape draw:style-name="gr23" draw:text-style-name="P10" draw:layer="layout" svg:width="0.2cm" svg:height="0.2cm" svg:x="3.801cm" svg:y="2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8" draw:layer="layout" svg:x1="3.1cm" svg:y1="2.8cm" svg:x2="4.7cm" svg:y2="2.8cm">
          <text:p/>
        </draw:line>
        <draw:rect draw:style-name="gr55" draw:text-style-name="P8" draw:layer="layout" svg:width="1.325cm" svg:height="3.941cm" svg:x="13.008cm" svg:y="8.877cm">
          <text:p/>
        </draw:rect>
        <draw:line draw:style-name="gr33" draw:text-style-name="P8" draw:layer="layout" svg:x1="13.765cm" svg:y1="9.02cm" svg:x2="13.765cm" svg:y2="12.531cm">
          <text:p/>
        </draw:line>
        <draw:frame draw:style-name="gr59" draw:text-style-name="P31" draw:layer="layout" svg:width="6.094cm" svg:height="0.645cm" svg:x="12.704cm" svg:y="8.374cm">
          <draw:text-box>
            <text:p><text:span text:style-name="T30">EcritureShmAxeEO (couleurDuFeu)</text:span></text:p>
          </draw:text-box>
        </draw:frame>
        <draw:g>
          <draw:polyline draw:style-name="gr33" draw:text-style-name="P10" draw:layer="layout" svg:width="0.567cm" svg:height="0.601cm" svg:x="18.248cm" svg:y="9.867cm" svg:viewBox="0 0 568 602" draw:points="0,602 0,0 568,602 568,0">
            <text:p/>
          </draw:polyline>
          <draw:line draw:style-name="gr33" draw:text-style-name="P10" draw:layer="layout" svg:x1="18.248cm" svg:y1="10.318cm" svg:x2="18.658cm" svg:y2="10.318cm">
            <text:p/>
          </draw:line>
          <draw:line draw:style-name="gr33" draw:text-style-name="P10" draw:layer="layout" svg:x1="18.405cm" svg:y1="10.017cm" svg:x2="18.815cm" svg:y2="10.017cm">
            <text:p/>
          </draw:line>
        </draw:g>
        <draw:frame draw:style-name="gr60" draw:text-style-name="P16" draw:layer="layout" svg:width="2.96cm" svg:height="0.526cm" svg:x="17.1cm" svg:y="9.374cm">
          <draw:text-box>
            <text:p><text:span text:style-name="T14">SempahoreCouleur</text:span></text:p>
          </draw:text-box>
        </draw:frame>
        <draw:line draw:style-name="gr33" draw:text-style-name="P8" draw:layer="layout" svg:x1="13.765cm" svg:y1="9.163cm" svg:x2="18.559cm" svg:y2="9.163cm">
          <text:p/>
        </draw:line>
        <draw:line draw:style-name="gr33" draw:text-style-name="P8" draw:layer="layout" svg:x1="13.765cm" svg:y1="12.316cm" svg:x2="18.496cm" svg:y2="12.316cm">
          <text:p/>
        </draw:line>
        <draw:line draw:style-name="gr33" draw:text-style-name="P8" draw:layer="layout" svg:x1="18.496cm" svg:y1="12.316cm" svg:x2="18.496cm" svg:y2="10.31cm">
          <text:p/>
        </draw:line>
        <draw:line draw:style-name="gr33" draw:text-style-name="P8" draw:layer="layout" svg:x1="18.559cm" svg:y1="10.023cm" svg:x2="18.559cm" svg:y2="9.163cm">
          <text:p/>
        </draw:line>
        <draw:rect draw:style-name="gr55" draw:text-style-name="P8" draw:layer="layout" svg:width="1.325cm" svg:height="5.2cm" svg:x="13.009cm" svg:y="13.8cm">
          <text:p/>
        </draw:rect>
        <draw:line draw:style-name="gr33" draw:text-style-name="P8" draw:layer="layout" svg:x1="13.7cm" svg:y1="14cm" svg:x2="13.7cm" svg:y2="18.8cm">
          <text:p/>
        </draw:line>
        <draw:frame draw:style-name="gr61" draw:text-style-name="P31" draw:layer="layout" svg:width="3.33cm" svg:height="0.645cm" svg:x="12.77cm" svg:y="13.155cm">
          <draw:text-box>
            <text:p><text:span text:style-name="T30">MAJTempoShm ()</text:span></text:p>
          </draw:text-box>
        </draw:frame>
        <draw:g>
          <draw:polyline draw:style-name="gr33" draw:text-style-name="P10" draw:layer="layout" svg:width="0.567cm" svg:height="0.601cm" svg:x="18.248cm" svg:y="15.6cm" svg:viewBox="0 0 568 602" draw:points="0,602 0,0 568,602 568,0">
            <text:p/>
          </draw:polyline>
          <draw:line draw:style-name="gr33" draw:text-style-name="P10" draw:layer="layout" svg:x1="18.248cm" svg:y1="16.052cm" svg:x2="18.658cm" svg:y2="16.052cm">
            <text:p/>
          </draw:line>
          <draw:line draw:style-name="gr33" draw:text-style-name="P10" draw:layer="layout" svg:x1="18.406cm" svg:y1="15.751cm" svg:x2="18.816cm" svg:y2="15.751cm">
            <text:p/>
          </draw:line>
        </draw:g>
        <draw:frame draw:style-name="gr60" draw:text-style-name="P16" draw:layer="layout" svg:width="2.96cm" svg:height="0.526cm" svg:x="16cm" svg:y="15cm">
          <draw:text-box>
            <text:p><text:span text:style-name="T14">SempahoreTempo</text:span></text:p>
          </draw:text-box>
        </draw:frame>
        <draw:line draw:style-name="gr33" draw:text-style-name="P8" draw:layer="layout" svg:x1="13.7cm" svg:y1="14.9cm" svg:x2="18.56cm" svg:y2="14.896cm">
          <text:p/>
        </draw:line>
        <draw:line draw:style-name="gr33" draw:text-style-name="P8" draw:layer="layout" svg:x1="18.5cm" svg:y1="18.6cm" svg:x2="18.497cm" svg:y2="16.043cm">
          <text:p/>
        </draw:line>
        <draw:line draw:style-name="gr33" draw:text-style-name="P8" draw:layer="layout" svg:x1="18.56cm" svg:y1="15.756cm" svg:x2="18.56cm" svg:y2="14.896cm">
          <text:p/>
        </draw:line>
        <draw:rect draw:style-name="gr55" draw:text-style-name="P8" draw:layer="layout" svg:width="1.324cm" svg:height="6.819cm" svg:x="12.987cm" svg:y="20.681cm">
          <text:p/>
        </draw:rect>
        <draw:line draw:style-name="gr33" draw:text-style-name="P8" draw:layer="layout" svg:x1="13.743cm" svg:y1="21.039cm" svg:x2="13.759cm" svg:y2="27.1cm">
          <text:p/>
        </draw:line>
        <draw:frame draw:style-name="gr62" draw:text-style-name="P15" draw:layer="layout" svg:width="4.261cm" svg:height="0.607cm" svg:x="13.932cm" svg:y="22.544cm">
          <draw:text-box draw:corner-radius="0.3cm">
            <text:p><text:span text:style-name="T13">Effacer(TEMPO_AXE_NS)</text:span></text:p>
          </draw:text-box>
        </draw:frame>
        <draw:custom-shape draw:style-name="gr23" draw:text-style-name="P10" draw:layer="layout" svg:width="0.126cm" svg:height="0.144cm" svg:x="13.68cm" svg:y="22.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15" draw:layer="layout" svg:width="5.806cm" svg:height="0.607cm" svg:x="13.932cm" svg:y="23.26cm">
          <draw:text-box draw:corner-radius="0.3cm">
            <text:p><text:span text:style-name="T13">Afficher(TEMPS_AXE_NS, tempoNS)</text:span></text:p>
          </draw:text-box>
        </draw:frame>
        <draw:custom-shape draw:style-name="gr23" draw:text-style-name="P10" draw:layer="layout" svg:width="0.126cm" svg:height="0.143cm" svg:x="13.68cm" svg:y="23.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15" draw:layer="layout" svg:width="4.244cm" svg:height="0.607cm" svg:x="13.932cm" svg:y="23.977cm">
          <draw:text-box draw:corner-radius="0.3cm">
            <text:p><text:span text:style-name="T13">Effacer(TEMPS_AXE_EO)</text:span></text:p>
          </draw:text-box>
        </draw:frame>
        <draw:custom-shape draw:style-name="gr23" draw:text-style-name="P10" draw:layer="layout" svg:width="0.126cm" svg:height="0.143cm" svg:x="13.68cm" svg:y="24.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15" draw:layer="layout" svg:width="5.84cm" svg:height="0.607cm" svg:x="13.932cm" svg:y="24.693cm">
          <draw:text-box draw:corner-radius="0.3cm">
            <text:p><text:span text:style-name="T13">Afficher(TEMPS_AXE_EO, tempoEO)</text:span></text:p>
          </draw:text-box>
        </draw:frame>
        <draw:custom-shape draw:style-name="gr23" draw:text-style-name="P10" draw:layer="layout" svg:width="0.126cm" svg:height="0.143cm" svg:x="13.68cm" svg:y="24.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7" draw:text-style-name="P8" draw:layer="layout" svg:width="0.315cm" svg:height="0.358cm" svg:x="15.51cm" svg:y="26.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8" draw:layer="layout" svg:x1="15.608cm" svg:y1="26.728cm" svg:x2="15.734cm" svg:y2="26.585cm">
            <text:p/>
          </draw:line>
        </draw:g>
        <draw:line draw:style-name="gr33" draw:text-style-name="P8" draw:layer="layout" svg:x1="15.509cm" svg:y1="26.698cm" svg:x2="13.743cm" svg:y2="26.698cm">
          <text:p/>
        </draw:line>
        <draw:frame draw:style-name="gr66" draw:text-style-name="P31" draw:layer="layout" svg:width="0.842cm" svg:height="0.67cm" svg:x="15.117cm" svg:y="26.03cm">
          <draw:text-box draw:corner-radius="0.3cm">
            <text:p><text:span text:style-name="T30">1</text:span></text:p>
          </draw:text-box>
        </draw:frame>
        <draw:g>
          <draw:line draw:style-name="gr33" draw:text-style-name="P27" draw:layer="layout" svg:x1="13.441cm" svg:y1="21.613cm" svg:x2="14.045cm" svg:y2="21.613cm">
            <text:p/>
          </draw:line>
          <draw:line draw:style-name="gr33" draw:text-style-name="P27" draw:layer="layout" svg:x1="13.441cm" svg:y1="21.613cm" svg:x2="13.302cm" svg:y2="21.828cm">
            <text:p/>
          </draw:line>
          <draw:line draw:style-name="gr33" draw:text-style-name="P27" draw:layer="layout" svg:x1="14.046cm" svg:y1="21.613cm" svg:x2="14.185cm" svg:y2="21.828cm">
            <text:p/>
          </draw:line>
        </draw:g>
        <draw:frame draw:style-name="gr67" draw:text-style-name="P20" draw:layer="layout" svg:width="1.582cm" svg:height="0.965cm" svg:x="17.651cm" svg:y="25.835cm">
          <draw:text-box draw:corner-radius="0.3cm">
            <text:p><text:span text:style-name="T22">I++</text:span></text:p>
            <text:p><text:span text:style-name="T22">TempoNS--</text:span></text:p>
            <text:p><text:span text:style-name="T22">TempoEO--</text:span></text:p>
          </draw:text-box>
        </draw:frame>
        <draw:custom-shape draw:style-name="gr7" draw:text-style-name="P8" draw:layer="layout" svg:width="0.378cm" svg:height="0.429cm" svg:x="13.554cm" svg:y="21.398cm">
          <text:p/>
          <draw:enhanced-geometry svg:viewBox="0 0 21600 21600" draw:glue-points="10800 0 0 10800 10800 21600 21600 10800" draw:text-areas="5400 5400 16200 16200" draw:type="diamond" draw:enhanced-path="M 10800 0 L 21600 10800 10800 21600 0 10800 10800 0 Z N"/>
        </draw:custom-shape>
        <draw:frame draw:style-name="gr68" draw:text-style-name="P34" draw:layer="layout" svg:width="1.632cm" svg:height="0.607cm" svg:x="12.902cm" svg:y="21.111cm">
          <draw:text-box draw:corner-radius="0.3cm">
            <text:p><text:span text:style-name="T34">i&lt;temps</text:span></text:p>
          </draw:text-box>
        </draw:frame>
        <draw:line draw:style-name="gr33" draw:text-style-name="P8" draw:layer="layout" svg:x1="13.743cm" svg:y1="25.71cm" svg:x2="16.112cm" svg:y2="25.7cm">
          <text:p/>
        </draw:line>
        <draw:frame draw:style-name="gr69" draw:text-style-name="P31" draw:layer="layout" svg:width="3.345cm" svg:height="1.039cm" svg:x="16.116cm" svg:y="25.361cm">
          <draw:text-box>
            <text:p><text:span text:style-name="T30">Mise à jour de variables</text:span></text:p>
          </draw:text-box>
        </draw:frame>
        <draw:frame draw:style-name="gr24" draw:text-style-name="P15" draw:layer="layout" svg:width="6.154cm" svg:height="0.7cm" svg:x="4.2cm" svg:y="5cm">
          <draw:text-box draw:corner-radius="0.3cm">
            <text:p><text:span text:style-name="T13">EcritureShmAxeNS(idSem, shm, VERT)</text:span></text:p>
          </draw:text-box>
        </draw:frame>
        <draw:custom-shape draw:style-name="gr23" draw:text-style-name="P10" draw:layer="layout" svg:width="0.2cm" svg:height="0.2cm" svg:x="3.801cm" svg:y="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7.258cm" svg:height="0.7cm" svg:x="4.2cm" svg:y="7.3cm">
          <draw:text-box draw:corner-radius="0.3cm">
            <text:p><text:span text:style-name="T13">Decomptetempo(dureeNS,tempoNS, tempoEO)</text:span></text:p>
          </draw:text-box>
        </draw:frame>
        <draw:custom-shape draw:style-name="gr23" draw:text-style-name="P10" draw:layer="layout" svg:width="0.2cm" svg:height="0.2cm" svg:x="3.8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6.691cm" svg:height="0.7cm" svg:x="4.2cm" svg:y="8.1cm">
          <draw:text-box draw:corner-radius="0.3cm">
            <text:p><text:span text:style-name="T13">EcritureShmAxeNS(idSem, shm, ORANGE)</text:span></text:p>
          </draw:text-box>
        </draw:frame>
        <draw:custom-shape draw:style-name="gr23" draw:text-style-name="P10" draw:layer="layout" svg:width="0.2cm" svg:height="0.2cm" svg:x="3.801cm" svg:y="8.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8.668cm" svg:height="0.7cm" svg:x="4.2cm" svg:y="10.4cm">
          <draw:text-box draw:corner-radius="0.3cm">
            <text:p><text:span text:style-name="T13">Decomptetempo(TEMPO_ORANGE,tempoNS, tempoEO)</text:span></text:p>
          </draw:text-box>
        </draw:frame>
        <draw:custom-shape draw:style-name="gr23" draw:text-style-name="P10" draw:layer="layout" svg:width="0.2cm" svg:height="0.2cm" svg:x="3.801cm" svg:y="1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6.691cm" svg:height="0.7cm" svg:x="4.2cm" svg:y="8.1cm">
          <draw:text-box draw:corner-radius="0.3cm">
            <text:p><text:span text:style-name="T13">EcritureShmAxeNS(idSem, shm, ORANGE)</text:span></text:p>
          </draw:text-box>
        </draw:frame>
        <draw:custom-shape draw:style-name="gr23" draw:text-style-name="P10" draw:layer="layout" svg:width="0.2cm" svg:height="0.2cm" svg:x="3.801cm" svg:y="8.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6.479cm" svg:height="0.7cm" svg:x="4.2cm" svg:y="11.1cm">
          <draw:text-box draw:corner-radius="0.3cm">
            <text:p><text:span text:style-name="T13">EcritureShmAxeNS(idSem, shm, ROUGE)</text:span></text:p>
          </draw:text-box>
        </draw:frame>
        <draw:custom-shape draw:style-name="gr23" draw:text-style-name="P10" draw:layer="layout" svg:width="0.2cm" svg:height="0.2cm" svg:x="3.801cm" svg:y="11.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8.456cm" svg:height="0.7cm" svg:x="4.2cm" svg:y="13.3cm">
          <draw:text-box draw:corner-radius="0.3cm">
            <text:p><text:span text:style-name="T13">Decomptetempo(TEMPO_ROUGE,tempoNS, tempoEO)</text:span></text:p>
          </draw:text-box>
        </draw:frame>
        <draw:custom-shape draw:style-name="gr23" draw:text-style-name="P10" draw:layer="layout" svg:width="0.2cm" svg:height="0.2cm" svg:x="3.801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7.618cm" svg:height="0.7cm" svg:x="4.2cm" svg:y="14cm">
          <draw:text-box draw:corner-radius="0.3cm">
            <text:p><text:span text:style-name="T13">MAJTempoShm(idSem, shm, dureeNS, dureeEO);</text:span></text:p>
          </draw:text-box>
        </draw:frame>
        <draw:custom-shape draw:style-name="gr23" draw:text-style-name="P10" draw:layer="layout" svg:width="0.2cm" svg:height="0.2cm" svg:x="3.801cm" svg:y="1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0" draw:layer="layout" svg:width="0.2cm" svg:height="0.2cm" svg:x="3.8cm" svg:y="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5.777cm" svg:height="0.7cm" svg:x="4.2cm" svg:y="3.5cm">
          <draw:text-box draw:corner-radius="0.3cm">
            <text:p><text:span text:style-name="T13">Afficher(DUREE_AXE_NS, dureeEO)</text:span></text:p>
          </draw:text-box>
        </draw:frame>
        <draw:frame draw:style-name="gr24" draw:text-style-name="P15" draw:layer="layout" svg:width="5.76cm" svg:height="0.7cm" svg:x="4.2cm" svg:y="14.8cm">
          <draw:text-box draw:corner-radius="0.3cm">
            <text:p><text:span text:style-name="T13">Afficher(DUREE_AXE_NS, dureeNS)</text:span></text:p>
          </draw:text-box>
        </draw:frame>
        <draw:custom-shape draw:style-name="gr23" draw:text-style-name="P10" draw:layer="layout" svg:width="0.2cm" svg:height="0.2cm" svg:x="3.801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5.794cm" svg:height="0.7cm" svg:x="4.2cm" svg:y="15.6cm">
          <draw:text-box draw:corner-radius="0.3cm">
            <text:p><text:span text:style-name="T13">Afficher(DUREE_AXE_EO, dureeEO)</text:span></text:p>
          </draw:text-box>
        </draw:frame>
        <draw:custom-shape draw:style-name="gr23" draw:text-style-name="P10" draw:layer="layout" svg:width="0.2cm" svg:height="0.2cm" svg:x="3.801cm" svg:y="1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6.17cm" svg:height="0.7cm" svg:x="4.2cm" svg:y="16.4cm">
          <draw:text-box draw:corner-radius="0.3cm">
            <text:p><text:span text:style-name="T13">EcritureShmAxeEO(idSem, shm, VERT)</text:span></text:p>
          </draw:text-box>
        </draw:frame>
        <draw:custom-shape draw:style-name="gr23" draw:text-style-name="P10" draw:layer="layout" svg:width="0.2cm" svg:height="0.2cm" svg:x="3.801cm" svg:y="16.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7.275cm" svg:height="0.7cm" svg:x="4.2cm" svg:y="18.6cm">
          <draw:text-box draw:corner-radius="0.3cm">
            <text:p><text:span text:style-name="T13">Decomptetempo(dureeEO,tempoNS, tempoEO)</text:span></text:p>
          </draw:text-box>
        </draw:frame>
        <draw:custom-shape draw:style-name="gr23" draw:text-style-name="P10" draw:layer="layout" svg:width="0.2cm" svg:height="0.2cm" svg:x="3.801cm" svg:y="18.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6.708cm" svg:height="0.7cm" svg:x="4.2cm" svg:y="19.4cm">
          <draw:text-box draw:corner-radius="0.3cm">
            <text:p><text:span text:style-name="T13">EcritureShmAxeEO(idSem, shm, ORANGE)</text:span></text:p>
          </draw:text-box>
        </draw:frame>
        <draw:custom-shape draw:style-name="gr23" draw:text-style-name="P10" draw:layer="layout" svg:width="0.2cm" svg:height="0.2cm" svg:x="3.801cm" svg:y="19.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8.668cm" svg:height="0.7cm" svg:x="4.2cm" svg:y="21.6cm">
          <draw:text-box draw:corner-radius="0.3cm">
            <text:p><text:span text:style-name="T13">Decomptetempo(TEMPO_ORANGE,tempoNS, tempoEO)</text:span></text:p>
          </draw:text-box>
        </draw:frame>
        <draw:custom-shape draw:style-name="gr23" draw:text-style-name="P10" draw:layer="layout" svg:width="0.2cm" svg:height="0.2cm" svg:x="3.801cm" svg:y="2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6.496cm" svg:height="0.7cm" svg:x="4.2cm" svg:y="22.4cm">
          <draw:text-box draw:corner-radius="0.3cm">
            <text:p><text:span text:style-name="T13">EcritureShmAxeEO(idSem, shm, ROUGE)</text:span></text:p>
          </draw:text-box>
        </draw:frame>
        <draw:custom-shape draw:style-name="gr23" draw:text-style-name="P10" draw:layer="layout" svg:width="0.2cm" svg:height="0.2cm" svg:x="3.801cm" svg:y="2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8.456cm" svg:height="0.7cm" svg:x="4.2cm" svg:y="24.9cm">
          <draw:text-box draw:corner-radius="0.3cm">
            <text:p><text:span text:style-name="T13">Decomptetempo(TEMPO_ROUGE,tempoNS, tempoEO)</text:span></text:p>
          </draw:text-box>
        </draw:frame>
        <draw:custom-shape draw:style-name="gr23" draw:text-style-name="P10" draw:layer="layout" svg:width="0.2cm" svg:height="0.2cm" svg:x="3.801cm" svg:y="2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5" draw:layer="layout" svg:width="7.529cm" svg:height="0.7cm" svg:x="4.2cm" svg:y="25.9cm">
          <draw:text-box draw:corner-radius="0.3cm">
            <text:p><text:span text:style-name="T13">MAJTempoShm(idSem, shm, dureeNS, dureeEO)</text:span></text:p>
          </draw:text-box>
        </draw:frame>
        <draw:custom-shape draw:style-name="gr23" draw:text-style-name="P10" draw:layer="layout" svg:width="0.2cm" svg:height="0.2cm" svg:x="3.801cm" svg:y="26.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8" draw:layer="layout" svg:x1="13.7cm" svg:y1="18.6cm" svg:x2="18.494cm" svg:y2="18.6cm">
          <text:p/>
        </draw:line>
        <draw:line draw:style-name="gr33" draw:text-style-name="P8" draw:layer="layout" svg:x1="13.7cm" svg:y1="16.4cm" svg:x2="16.277cm" svg:y2="16.399cm">
          <text:p/>
        </draw:line>
        <draw:line draw:style-name="gr33" draw:text-style-name="P8" draw:layer="layout" svg:x1="13.7cm" svg:y1="17.1cm" svg:x2="16.277cm" svg:y2="17.118cm">
          <text:p/>
        </draw:line>
        <draw:g>
          <draw:custom-shape draw:style-name="gr7" draw:text-style-name="P14" draw:layer="layout" svg:width="1.808cm" svg:height="2.156cm" svg:x="16.259cm" svg:y="16.16cm">
            <text:p/>
            <draw:enhanced-geometry svg:viewBox="0 0 21600 21600" draw:mirror-horizontal="false" draw:mirror-vertical="false" draw:type="rectangle" draw:enhanced-path="M 0 0 L 21600 0 21600 21600 0 21600 0 0 Z N"/>
          </draw:custom-shape>
          <draw:custom-shape draw:style-name="gr7" draw:text-style-name="P8" draw:layer="layout" svg:width="1.809cm" svg:height="0.539cm" svg:x="16.258cm" svg:y="16.16cm">
            <text:p/>
            <draw:enhanced-geometry svg:viewBox="0 0 21600 21600" draw:type="rectangle" draw:enhanced-path="M 0 0 L 21600 0 21600 21600 0 21600 0 0 Z N"/>
          </draw:custom-shape>
          <draw:custom-shape draw:style-name="gr7" draw:text-style-name="P8" draw:layer="layout" svg:width="1.809cm" svg:height="0.539cm" svg:x="16.258cm" svg:y="16.699cm">
            <text:p/>
            <draw:enhanced-geometry svg:viewBox="0 0 21600 21600" draw:type="rectangle" draw:enhanced-path="M 0 0 L 21600 0 21600 21600 0 21600 0 0 Z N"/>
          </draw:custom-shape>
          <draw:custom-shape draw:style-name="gr7" draw:text-style-name="P8" draw:layer="layout" svg:width="1.809cm" svg:height="0.54cm" svg:x="16.258cm" svg:y="17.238cm">
            <text:p/>
            <draw:enhanced-geometry svg:viewBox="0 0 21600 21600" draw:type="rectangle" draw:enhanced-path="M 0 0 L 21600 0 21600 21600 0 21600 0 0 Z N"/>
          </draw:custom-shape>
          <draw:custom-shape draw:style-name="gr7" draw:text-style-name="P8" draw:layer="layout" svg:width="1.809cm" svg:height="0.538cm" svg:x="16.258cm" svg:y="17.778cm">
            <text:p/>
            <draw:enhanced-geometry svg:viewBox="0 0 21600 21600" draw:type="rectangle" draw:enhanced-path="M 0 0 L 21600 0 21600 21600 0 21600 0 0 Z N"/>
          </draw:custom-shape>
        </draw:g>
        <draw:frame draw:style-name="gr70" draw:text-style-name="P12" draw:layer="layout" svg:width="3.73cm" svg:height="0.88cm" svg:x="14.919cm" svg:y="15.6cm">
          <draw:text-box draw:corner-radius="0.3cm">
            <text:p><text:span text:style-name="T12">TempoCouleur</text:span></text:p>
          </draw:text-box>
        </draw:frame>
        <draw:frame draw:style-name="gr71" draw:text-style-name="P16" draw:layer="layout" svg:width="2.311cm" svg:height="0.942cm" svg:x="16.359cm" svg:y="16.16cm">
          <draw:text-box draw:corner-radius="0.3cm">
            <text:p><text:span text:style-name="T14">TempoEO</text:span></text:p>
          </draw:text-box>
        </draw:frame>
        <draw:frame draw:style-name="gr72" draw:text-style-name="P16" draw:layer="layout" svg:width="2.294cm" svg:height="0.943cm" svg:x="16.359cm" svg:y="16.699cm">
          <draw:text-box draw:corner-radius="0.3cm">
            <text:p><text:span text:style-name="T14">TempoNS</text:span></text:p>
          </draw:text-box>
        </draw:frame>
        <draw:frame draw:style-name="gr73" draw:text-style-name="P16" draw:layer="layout" svg:width="2.992cm" svg:height="0.763cm" svg:x="16.208cm" svg:y="17.3cm">
          <draw:text-box draw:corner-radius="0.3cm">
            <text:p><text:span text:style-name="T14">couleurAxeNS</text:span></text:p>
          </draw:text-box>
        </draw:frame>
        <draw:frame draw:style-name="gr74" draw:text-style-name="P16" draw:layer="layout" svg:width="3.012cm" svg:height="0.763cm" svg:x="16.188cm" svg:y="17.8cm">
          <draw:text-box draw:corner-radius="0.3cm">
            <text:p><text:span text:style-name="T14">couleurAxeEO</text:span></text:p>
          </draw:text-box>
        </draw:frame>
        <draw:custom-shape draw:style-name="gr15" draw:text-style-name="P10" draw:layer="layout" svg:width="0.218cm" svg:height="0.169cm" draw:transform="rotate (1.5378096039322) translate (15.319cm 16.4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0" draw:layer="layout" svg:width="0.218cm" svg:height="0.167cm" draw:transform="rotate (1.5378096039322) translate (15.48cm 16.4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0" draw:layer="layout" svg:width="0.218cm" svg:height="0.169cm" draw:transform="rotate (1.5378096039322) translate (15.319cm 17.1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0" draw:layer="layout" svg:width="0.219cm" svg:height="0.167cm" draw:transform="skewX (-0.00593411945678072) rotate (1.5378096039322) translate (15.48cm 17.1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75" draw:text-style-name="P16" draw:layer="layout" svg:width="3.858cm" svg:height="0.663cm" svg:x="13.842cm" svg:y="16.5cm">
          <draw:text-box>
            <text:p><text:span text:style-name="T14">dureeEO=tempoEO</text:span></text:p>
          </draw:text-box>
        </draw:frame>
        <draw:frame draw:style-name="gr76" draw:text-style-name="P16" draw:layer="layout" svg:width="3.822cm" svg:height="0.763cm" svg:x="13.9cm" svg:y="17.2cm">
          <draw:text-box>
            <text:p><text:span text:style-name="T14">dureeNS=tempoNS</text:span></text:p>
          </draw:text-box>
        </draw:frame>
        <draw:g>
          <draw:custom-shape draw:style-name="gr7" draw:text-style-name="P14" draw:layer="layout" svg:width="1.818cm" svg:height="1.865cm" svg:x="16.045cm" svg:y="9.822cm">
            <text:p/>
            <draw:enhanced-geometry svg:viewBox="0 0 21600 21600" draw:mirror-horizontal="false" draw:mirror-vertical="false" draw:type="rectangle" draw:enhanced-path="M 0 0 L 21600 0 21600 21600 0 21600 0 0 Z N"/>
          </draw:custom-shape>
          <draw:custom-shape draw:style-name="gr7" draw:text-style-name="P8" draw:layer="layout" svg:width="1.818cm" svg:height="0.465cm" svg:x="16.045cm" svg:y="9.822cm">
            <text:p/>
            <draw:enhanced-geometry svg:viewBox="0 0 21600 21600" draw:type="rectangle" draw:enhanced-path="M 0 0 L 21600 0 21600 21600 0 21600 0 0 Z N"/>
          </draw:custom-shape>
          <draw:custom-shape draw:style-name="gr7" draw:text-style-name="P8" draw:layer="layout" svg:width="1.818cm" svg:height="0.467cm" svg:x="16.045cm" svg:y="10.287cm">
            <text:p/>
            <draw:enhanced-geometry svg:viewBox="0 0 21600 21600" draw:type="rectangle" draw:enhanced-path="M 0 0 L 21600 0 21600 21600 0 21600 0 0 Z N"/>
          </draw:custom-shape>
          <draw:custom-shape draw:style-name="gr7" draw:text-style-name="P8" draw:layer="layout" svg:width="1.818cm" svg:height="0.467cm" svg:x="16.045cm" svg:y="10.754cm">
            <text:p/>
            <draw:enhanced-geometry svg:viewBox="0 0 21600 21600" draw:type="rectangle" draw:enhanced-path="M 0 0 L 21600 0 21600 21600 0 21600 0 0 Z N"/>
          </draw:custom-shape>
          <draw:custom-shape draw:style-name="gr7" draw:text-style-name="P8" draw:layer="layout" svg:width="1.818cm" svg:height="0.466cm" svg:x="16.045cm" svg:y="11.221cm">
            <text:p/>
            <draw:enhanced-geometry svg:viewBox="0 0 21600 21600" draw:type="rectangle" draw:enhanced-path="M 0 0 L 21600 0 21600 21600 0 21600 0 0 Z N"/>
          </draw:custom-shape>
        </draw:g>
        <draw:frame draw:style-name="gr77" draw:text-style-name="P12" draw:layer="layout" svg:width="3.746cm" svg:height="0.761cm" svg:x="14.3cm" svg:y="9.3cm">
          <draw:text-box draw:corner-radius="0.3cm">
            <text:p><text:span text:style-name="T12">TempoCouleur</text:span></text:p>
          </draw:text-box>
        </draw:frame>
        <draw:frame draw:style-name="gr78" draw:text-style-name="P16" draw:layer="layout" svg:width="2.321cm" svg:height="0.814cm" svg:x="16.147cm" svg:y="9.822cm">
          <draw:text-box draw:corner-radius="0.3cm">
            <text:p><text:span text:style-name="T14">TempoEO</text:span></text:p>
          </draw:text-box>
        </draw:frame>
        <draw:frame draw:style-name="gr79" draw:text-style-name="P16" draw:layer="layout" svg:width="2.304cm" svg:height="0.817cm" svg:x="16.147cm" svg:y="10.287cm">
          <draw:text-box draw:corner-radius="0.3cm">
            <text:p><text:span text:style-name="T14">TempoNS</text:span></text:p>
          </draw:text-box>
        </draw:frame>
        <draw:frame draw:style-name="gr80" draw:text-style-name="P16" draw:layer="layout" svg:width="3.006cm" svg:height="0.661cm" svg:x="15.994cm" svg:y="10.739cm">
          <draw:text-box draw:corner-radius="0.3cm">
            <text:p><text:span text:style-name="T14">couleurAxeNS</text:span></text:p>
          </draw:text-box>
        </draw:frame>
        <draw:frame draw:style-name="gr81" draw:text-style-name="P16" draw:layer="layout" svg:width="3.025cm" svg:height="0.66cm" svg:x="15.9cm" svg:y="11.24cm">
          <draw:text-box draw:corner-radius="0.3cm">
            <text:p><text:span text:style-name="T14">couleurAxeEO</text:span></text:p>
          </draw:text-box>
        </draw:frame>
        <draw:line draw:style-name="gr33" draw:text-style-name="P8" draw:layer="layout" svg:x1="13.723cm" svg:y1="11.501cm" svg:x2="16cm" svg:y2="11.5cm">
          <text:p/>
        </draw:line>
        <draw:custom-shape draw:style-name="gr14" draw:text-style-name="P10" draw:layer="layout" svg:width="0.239cm" svg:height="0.184cm" draw:transform="rotate (-1.52698856256984) translate (15.181cm 11.35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0" draw:layer="layout" svg:width="0.239cm" svg:height="0.184cm" draw:transform="rotate (-1.52698856256984) translate (15.378cm 11.35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 draw:text-style-name="P16" draw:layer="layout" svg:width="2.034cm" svg:height="0.526cm" svg:x="14.266cm" svg:y="11.474cm">
          <draw:text-box>
            <text:p><text:span text:style-name="T14">couleurDuFeu</text:span></text:p>
          </draw:text-box>
        </draw:frame>
        <draw:rect draw:style-name="gr55" draw:text-style-name="P8" draw:layer="layout" svg:width="1.325cm" svg:height="3.941cm" svg:x="13.008cm" svg:y="2.678cm">
          <text:p/>
        </draw:rect>
        <draw:line draw:style-name="gr33" draw:text-style-name="P8" draw:layer="layout" svg:x1="13.765cm" svg:y1="2.821cm" svg:x2="13.765cm" svg:y2="6.332cm">
          <text:p/>
        </draw:line>
        <draw:frame draw:style-name="gr59" draw:text-style-name="P31" draw:layer="layout" svg:width="6.073cm" svg:height="0.645cm" svg:x="12.704cm" svg:y="2.175cm">
          <draw:text-box>
            <text:p><text:span text:style-name="T30">EcritureShmAxeNS (couleurDuFeu)</text:span></text:p>
          </draw:text-box>
        </draw:frame>
        <draw:g>
          <draw:polyline draw:style-name="gr33" draw:text-style-name="P10" draw:layer="layout" svg:width="0.567cm" svg:height="0.601cm" svg:x="18.248cm" svg:y="3.668cm" svg:viewBox="0 0 568 602" draw:points="0,602 0,0 568,602 568,0">
            <text:p/>
          </draw:polyline>
          <draw:line draw:style-name="gr33" draw:text-style-name="P10" draw:layer="layout" svg:x1="18.248cm" svg:y1="4.119cm" svg:x2="18.658cm" svg:y2="4.119cm">
            <text:p/>
          </draw:line>
          <draw:line draw:style-name="gr33" draw:text-style-name="P10" draw:layer="layout" svg:x1="18.405cm" svg:y1="3.818cm" svg:x2="18.815cm" svg:y2="3.818cm">
            <text:p/>
          </draw:line>
        </draw:g>
        <draw:frame draw:style-name="gr60" draw:text-style-name="P16" draw:layer="layout" svg:width="2.96cm" svg:height="0.526cm" svg:x="16.54cm" svg:y="3cm">
          <draw:text-box>
            <text:p><text:span text:style-name="T14">SempahoreCouleur</text:span></text:p>
          </draw:text-box>
        </draw:frame>
        <draw:line draw:style-name="gr33" draw:text-style-name="P8" draw:layer="layout" svg:x1="13.765cm" svg:y1="2.964cm" svg:x2="18.559cm" svg:y2="2.964cm">
          <text:p/>
        </draw:line>
        <draw:line draw:style-name="gr33" draw:text-style-name="P8" draw:layer="layout" svg:x1="13.765cm" svg:y1="6.117cm" svg:x2="18.496cm" svg:y2="6.117cm">
          <text:p/>
        </draw:line>
        <draw:line draw:style-name="gr33" draw:text-style-name="P8" draw:layer="layout" svg:x1="18.496cm" svg:y1="6.117cm" svg:x2="18.496cm" svg:y2="4.111cm">
          <text:p/>
        </draw:line>
        <draw:line draw:style-name="gr33" draw:text-style-name="P8" draw:layer="layout" svg:x1="18.559cm" svg:y1="3.824cm" svg:x2="18.559cm" svg:y2="2.964cm">
          <text:p/>
        </draw:line>
        <draw:g>
          <draw:custom-shape draw:style-name="gr7" draw:text-style-name="P14" draw:layer="layout" svg:width="1.818cm" svg:height="1.865cm" svg:x="16.045cm" svg:y="3.623cm">
            <text:p/>
            <draw:enhanced-geometry svg:viewBox="0 0 21600 21600" draw:mirror-horizontal="false" draw:mirror-vertical="false" draw:type="rectangle" draw:enhanced-path="M 0 0 L 21600 0 21600 21600 0 21600 0 0 Z N"/>
          </draw:custom-shape>
          <draw:custom-shape draw:style-name="gr7" draw:text-style-name="P8" draw:layer="layout" svg:width="1.818cm" svg:height="0.465cm" svg:x="16.045cm" svg:y="3.623cm">
            <text:p/>
            <draw:enhanced-geometry svg:viewBox="0 0 21600 21600" draw:type="rectangle" draw:enhanced-path="M 0 0 L 21600 0 21600 21600 0 21600 0 0 Z N"/>
          </draw:custom-shape>
          <draw:custom-shape draw:style-name="gr7" draw:text-style-name="P8" draw:layer="layout" svg:width="1.818cm" svg:height="0.467cm" svg:x="16.045cm" svg:y="4.088cm">
            <text:p/>
            <draw:enhanced-geometry svg:viewBox="0 0 21600 21600" draw:type="rectangle" draw:enhanced-path="M 0 0 L 21600 0 21600 21600 0 21600 0 0 Z N"/>
          </draw:custom-shape>
          <draw:custom-shape draw:style-name="gr7" draw:text-style-name="P8" draw:layer="layout" svg:width="1.818cm" svg:height="0.467cm" svg:x="16.045cm" svg:y="4.555cm">
            <text:p/>
            <draw:enhanced-geometry svg:viewBox="0 0 21600 21600" draw:type="rectangle" draw:enhanced-path="M 0 0 L 21600 0 21600 21600 0 21600 0 0 Z N"/>
          </draw:custom-shape>
          <draw:custom-shape draw:style-name="gr7" draw:text-style-name="P8" draw:layer="layout" svg:width="1.818cm" svg:height="0.466cm" svg:x="16.045cm" svg:y="5.022cm">
            <text:p/>
            <draw:enhanced-geometry svg:viewBox="0 0 21600 21600" draw:type="rectangle" draw:enhanced-path="M 0 0 L 21600 0 21600 21600 0 21600 0 0 Z N"/>
          </draw:custom-shape>
        </draw:g>
        <draw:frame draw:style-name="gr77" draw:text-style-name="P12" draw:layer="layout" svg:width="3.746cm" svg:height="0.761cm" svg:x="14.3cm" svg:y="3.101cm">
          <draw:text-box draw:corner-radius="0.3cm">
            <text:p><text:span text:style-name="T12">TempoCouleur</text:span></text:p>
          </draw:text-box>
        </draw:frame>
        <draw:frame draw:style-name="gr78" draw:text-style-name="P16" draw:layer="layout" svg:width="2.321cm" svg:height="0.814cm" svg:x="16.147cm" svg:y="3.623cm">
          <draw:text-box draw:corner-radius="0.3cm">
            <text:p><text:span text:style-name="T14">TempoEO</text:span></text:p>
          </draw:text-box>
        </draw:frame>
        <draw:frame draw:style-name="gr79" draw:text-style-name="P16" draw:layer="layout" svg:width="2.304cm" svg:height="0.817cm" svg:x="16.147cm" svg:y="4.088cm">
          <draw:text-box draw:corner-radius="0.3cm">
            <text:p><text:span text:style-name="T14">TempoNS</text:span></text:p>
          </draw:text-box>
        </draw:frame>
        <draw:frame draw:style-name="gr80" draw:text-style-name="P16" draw:layer="layout" svg:width="3.006cm" svg:height="0.661cm" svg:x="15.994cm" svg:y="4.54cm">
          <draw:text-box draw:corner-radius="0.3cm">
            <text:p><text:span text:style-name="T14">couleurAxeNS</text:span></text:p>
          </draw:text-box>
        </draw:frame>
        <draw:frame draw:style-name="gr81" draw:text-style-name="P16" draw:layer="layout" svg:width="3.025cm" svg:height="0.66cm" svg:x="15.9cm" svg:y="5.041cm">
          <draw:text-box draw:corner-radius="0.3cm">
            <text:p><text:span text:style-name="T14">couleurAxeEO</text:span></text:p>
          </draw:text-box>
        </draw:frame>
        <draw:line draw:style-name="gr33" draw:text-style-name="P8" draw:layer="layout" svg:x1="13.7cm" svg:y1="4.801cm" svg:x2="15.977cm" svg:y2="4.8cm">
          <text:p/>
        </draw:line>
        <draw:custom-shape draw:style-name="gr14" draw:text-style-name="P10" draw:layer="layout" svg:width="0.239cm" svg:height="0.184cm" draw:transform="rotate (-1.52698856256984) translate (15.181cm 4.6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0" draw:layer="layout" svg:width="0.239cm" svg:height="0.184cm" draw:transform="rotate (-1.52698856256984) translate (15.378cm 4.6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 draw:text-style-name="P16" draw:layer="layout" svg:width="2.034cm" svg:height="0.526cm" svg:x="14.1cm" svg:y="4.874cm">
          <draw:text-box>
            <text:p><text:span text:style-name="T14">couleurDuFeu</text:span></text:p>
          </draw:text-box>
        </draw:frame>
        <draw:frame draw:style-name="gr57" draw:text-style-name="P17" draw:layer="layout" svg:width="0.659cm" svg:height="0.569cm" svg:x="18.741cm" svg:y="3.5cm">
          <draw:text-box>
            <text:p><text:span text:style-name="T15">4</text:span></text:p>
          </draw:text-box>
        </draw:frame>
        <draw:frame draw:style-name="gr57" draw:text-style-name="P17" draw:layer="layout" svg:width="0.659cm" svg:height="0.569cm" svg:x="18.741cm" svg:y="4cm">
          <draw:text-box>
            <text:p><text:span text:style-name="T15">0</text:span></text:p>
          </draw:text-box>
        </draw:frame>
        <draw:frame draw:style-name="gr57" draw:text-style-name="P17" draw:layer="layout" svg:width="0.659cm" svg:height="0.569cm" svg:x="18.5cm" svg:y="5.331cm">
          <draw:text-box>
            <text:p><text:span text:style-name="T15">1</text:span></text:p>
          </draw:text-box>
        </draw:frame>
        <draw:frame draw:style-name="gr57" draw:text-style-name="P17" draw:layer="layout" svg:width="0.659cm" svg:height="0.569cm" svg:x="18.441cm" svg:y="2.7cm">
          <draw:text-box>
            <text:p><text:span text:style-name="T15">1</text:span></text:p>
          </draw:text-box>
        </draw:frame>
        <draw:frame draw:style-name="gr57" draw:text-style-name="P17" draw:layer="layout" svg:width="0.659cm" svg:height="0.569cm" svg:x="18.501cm" svg:y="5.332cm">
          <draw:text-box>
            <text:p><text:span text:style-name="T15">1</text:span></text:p>
          </draw:text-box>
        </draw:frame>
        <draw:frame draw:style-name="gr57" draw:text-style-name="P17" draw:layer="layout" svg:width="0.659cm" svg:height="0.569cm" svg:x="18.502cm" svg:y="8.933cm">
          <draw:text-box>
            <text:p><text:span text:style-name="T15">1</text:span></text:p>
          </draw:text-box>
        </draw:frame>
        <draw:frame draw:style-name="gr57" draw:text-style-name="P17" draw:layer="layout" svg:width="0.659cm" svg:height="0.569cm" svg:x="18.503cm" svg:y="11.434cm">
          <draw:text-box>
            <text:p><text:span text:style-name="T15">1</text:span></text:p>
          </draw:text-box>
        </draw:frame>
        <draw:frame draw:style-name="gr57" draw:text-style-name="P17" draw:layer="layout" svg:width="0.659cm" svg:height="0.569cm" svg:x="18.804cm" svg:y="9.735cm">
          <draw:text-box>
            <text:p><text:span text:style-name="T15">4</text:span></text:p>
          </draw:text-box>
        </draw:frame>
        <draw:frame draw:style-name="gr57" draw:text-style-name="P17" draw:layer="layout" svg:width="0.659cm" svg:height="0.569cm" svg:x="18.805cm" svg:y="10.136cm">
          <draw:text-box>
            <text:p><text:span text:style-name="T15">0</text:span></text:p>
          </draw:text-box>
        </draw:frame>
        <draw:frame draw:style-name="gr57" draw:text-style-name="P17" draw:layer="layout" svg:width="0.659cm" svg:height="0.569cm" svg:x="18.504cm" svg:y="14.935cm">
          <draw:text-box>
            <text:p><text:span text:style-name="T15">1</text:span></text:p>
          </draw:text-box>
        </draw:frame>
        <draw:frame draw:style-name="gr57" draw:text-style-name="P17" draw:layer="layout" svg:width="0.659cm" svg:height="0.569cm" svg:x="18.541cm" svg:y="16.931cm">
          <draw:text-box>
            <text:p><text:span text:style-name="T15">1</text:span></text:p>
          </draw:text-box>
        </draw:frame>
        <draw:frame draw:style-name="gr57" draw:text-style-name="P17" draw:layer="layout" svg:width="0.659cm" svg:height="0.569cm" svg:x="18.841cm" svg:y="15.331cm">
          <draw:text-box>
            <text:p><text:span text:style-name="T15">1</text:span></text:p>
          </draw:text-box>
        </draw:frame>
        <draw:frame draw:style-name="gr57" draw:text-style-name="P17" draw:layer="layout" svg:width="0.659cm" svg:height="0.569cm" svg:x="18.841cm" svg:y="16cm">
          <draw:text-box>
            <text:p><text:span text:style-name="T15">0</text:span></text:p>
          </draw:text-box>
        </draw:frame>
      </draw:page>
      <draw:page draw:name="page9" draw:style-name="dp1" draw:master-page-name="Standard">
        <draw:frame draw:style-name="gr82" draw:text-style-name="P19" draw:layer="layout" svg:width="16.9cm" svg:height="6.494cm" svg:x="1.2cm" svg:y="11cm">
          <draw:text-box>
            <text:p><text:span text:style-name="T35">Explications sur les procédures utlisées :</text:span></text:p>
            <text:p><text:span text:style-name="T17"/></text:p>
            <text:p><text:span text:style-name="T17">Les procédures EcritureShmAxeEO() et EcritureShmAxeNS() permettent d'écrire de manière sécurisée (avec dépot et retrait de jeton dans le sémaphore SemaphoreCouleur) dans la mémoire partagée </text:span><text:span text:style-name="T18">TempoCouleur</text:span><text:span text:style-name="T19"> respectivement dans les zones couleurAxeEO et couleurAxeNS.</text:span></text:p>
            <text:p><text:span text:style-name="T19">Ainsi, à chaque changement de couleur, on fait appel à ces méthodes pour mettre à jour les couleurs des feux dans la mémoire partagée </text:span><text:span text:style-name="T18">TempoCouleur</text:span><text:span text:style-name="T19">.</text:span></text:p>
            <text:p><text:span text:style-name="T17"/></text:p>
            <text:p><text:span text:style-name="T17"/></text:p>
            <text:p><text:span text:style-name="T17">La procédure DecompteTempo() permet de « compter » x secondes, d'effectuer les affichages dans les zones TEMPS_AXE_NS et TEMPS_AXE_EO, et de mettre à jour les variables locales tempoNS et tempoEO.</text:span></text:p>
          </draw:text-box>
        </draw:frame>
        <draw:frame draw:style-name="gr1" draw:text-style-name="P35" draw:layer="layout" svg:width="18.722cm" svg:height="6.854cm" svg:x="1.024cm" svg:y="1.801cm">
          <draw:text-box>
            <text:p text:style-name="P3"><text:span text:style-name="T36">Constantes et variables :</text:span></text:p>
            <text:p text:style-name="P3"><text:span text:style-name="T37"/></text:p>
            <text:p text:style-name="P3"><text:span text:style-name="T37">TEMPO_ORANGE = 3 Correspond au temps (en secondes) pendant lequel les feux restent oranges</text:span></text:p>
            <text:p text:style-name="P3"><text:span text:style-name="T37"/></text:p>
            <text:p text:style-name="P3"><text:span text:style-name="T37">TEMPO_ROUGE = 2 Correspond au temps (en secondes) pendant lequel les feux restent rouges</text:span></text:p>
            <text:p text:style-name="P3"><text:span text:style-name="T37"/></text:p>
            <text:p text:style-name="P3"><text:span text:style-name="T37">dureeNS = valeur contenue dans la zone tempoNS dans la mémoire partagée </text:span><text:span text:style-name="T38">TempoCouleur</text:span></text:p>
            <text:p text:style-name="P3"><text:span text:style-name="T38"/></text:p>
            <text:p text:style-name="P3"><text:span text:style-name="T37">dureeEO= valeur contenue dans la zone tempoEO dans la mémoire partagée </text:span><text:span text:style-name="T38">TempoCouleur</text:span></text:p>
            <text:p text:style-name="P3"><text:span text:style-name="T39"/></text:p>
            <text:p text:style-name="P3"><text:span text:style-name="T39">tempoNS = variable que l'on affiche dans la zone TEMPS_AXE_NS et se décrémentant chaque seconde,</text:span></text:p>
            <text:p text:style-name="P3"><text:span text:style-name="T39">indique le temps restant aux feux situés sur l'axe NS avant de changer de couleur</text:span></text:p>
            <text:p text:style-name="P3"><text:span text:style-name="T39"/></text:p>
            <text:p text:style-name="P3"><text:span text:style-name="T39">tempoEO = variable que l'on affiche dans la zone TEMPS_AXE_EO et se décrémentant chaque seconde,</text:span></text:p>
            <text:p text:style-name="P3"><text:span text:style-name="T39">indique le temps restant aux feux situés sur l'axe EO avant de changer de couleur</text:span></text:p>
          </draw:text-box>
        </draw:frame>
      </draw:page>
      <draw:page draw:name="page10" draw:style-name="dp1" draw:master-page-name="Standard">
        <draw:g>
          <draw:custom-shape draw:style-name="gr7" draw:text-style-name="P8" draw:layer="layout" svg:width="5cm" svg:height="18.6cm" svg:x="11.1cm" svg:y="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8" draw:layer="layout" svg:x1="13.7cm" svg:y1="7.115cm" svg:x2="13.7cm" svg:y2="23.589cm">
            <text:p/>
          </draw:line>
        </draw:g>
        <draw:frame draw:style-name="gr52" draw:text-style-name="P21" draw:layer="layout" svg:width="1.234cm" svg:height="0.727cm" svg:x="13.066cm" svg:y="4.873cm">
          <draw:text-box>
            <text:p><text:span text:style-name="T17">Feu</text:span></text:p>
          </draw:text-box>
        </draw:frame>
        <draw:g>
          <draw:custom-shape draw:style-name="gr10" draw:text-style-name="P8" draw:layer="layout" svg:width="0.935cm" svg:height="0.913cm" svg:x="4.966cm" svg:y="8.186cm">
            <text:p text:style-name="P8">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8" draw:layer="layout" svg:width="2.799cm" svg:height="9.942cm" svg:x="6.801cm" svg:y="9.557cm">
            <text:p/>
            <draw:enhanced-geometry svg:viewBox="0 0 21600 21600" draw:mirror-horizontal="false" draw:mirror-vertical="false" draw:type="rectangle" draw:enhanced-path="M 0 0 L 21600 0 21600 21600 0 21600 0 0 Z N"/>
          </draw:custom-shape>
          <draw:polyline draw:style-name="gr33" draw:text-style-name="P8" draw:layer="layout" svg:width="2.544cm" svg:height="9.899cm" svg:x="5.656cm" svg:y="8.699cm" svg:viewBox="0 0 2545 9900" draw:points="231,0 2314,0 0,1200 2545,1200 2545,9900">
            <text:p/>
          </draw:polyline>
        </draw:g>
        <draw:frame draw:style-name="gr83" draw:text-style-name="P17" draw:layer="layout" svg:width="2.38cm" svg:height="1.459cm" svg:x="7.82cm" svg:y="8.6cm">
          <draw:text-box>
            <text:p><text:span text:style-name="T17">finTache</text:span></text:p>
          </draw:text-box>
        </draw:frame>
        <draw:frame draw:style-name="gr84" draw:text-style-name="P17" draw:layer="layout" svg:width="2.365cm" svg:height="1.125cm" svg:x="4.501cm" svg:y="9.999cm">
          <draw:text-box>
            <text:p><text:span text:style-name="T17">SIGUSR2</text:span></text:p>
          </draw:text-box>
        </draw:frame>
        <draw:line draw:style-name="gr33" draw:text-style-name="P27" draw:layer="layout" svg:x1="9.601cm" svg:y1="10.499cm" svg:x2="11.401cm" svg:y2="10.499cm">
          <text:p/>
        </draw:line>
        <draw:line draw:style-name="gr33" draw:text-style-name="P27" draw:layer="layout" svg:x1="8.201cm" svg:y1="17.699cm" svg:x2="11.201cm" svg:y2="17.699cm">
          <text:p/>
        </draw:line>
        <draw:g>
          <draw:line draw:style-name="gr33" draw:text-style-name="P8" draw:layer="layout" svg:x1="10.101cm" svg:y1="17.599cm" svg:x2="10.301cm" svg:y2="17.799cm">
            <text:p/>
          </draw:line>
          <draw:line draw:style-name="gr33" draw:text-style-name="P8" draw:layer="layout" svg:x1="10.101cm" svg:y1="17.799cm" svg:x2="10.301cm" svg:y2="17.599cm">
            <text:p/>
          </draw:line>
        </draw:g>
        <draw:frame draw:style-name="gr85" draw:text-style-name="P17" draw:layer="layout" svg:width="1.124cm" svg:height="0.569cm" svg:x="9.676cm" svg:y="17.775cm">
          <draw:text-box>
            <text:p><text:span text:style-name="T15">exit()</text:span></text:p>
          </draw:text-box>
        </draw:frame>
        <draw:frame draw:style-name="gr37" draw:text-style-name="P9" draw:layer="layout" svg:width="12.309cm" svg:height="1.825cm" svg:x="4.103cm" svg:y="1.858cm">
          <draw:text-box>
            <text:p text:style-name="P8"><text:span text:style-name="T9">Feu</text:span></text:p>
            <text:p text:style-name="P8"><text:span text:style-name="T9">Destruction</text:span></text:p>
          </draw:text-box>
        </draw:frame>
        <draw:line draw:style-name="gr33" draw:text-style-name="P8" draw:layer="layout" svg:x1="3.1cm" svg:y1="12.7cm" svg:x2="8.2cm" svg:y2="12.7cm">
          <text:p/>
        </draw:line>
        <draw:custom-shape draw:style-name="gr7" draw:text-style-name="P32" draw:layer="layout" svg:width="0.8cm" svg:height="0.8cm" svg:x="5.4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27" draw:layer="layout" svg:x1="5.5cm" svg:y1="12.4cm" svg:x2="6.1cm" svg:y2="13cm">
          <text:p/>
        </draw:line>
        <draw:line draw:style-name="gr33" draw:text-style-name="P27" draw:layer="layout" svg:x1="5.5cm" svg:y1="13cm" svg:x2="6.1cm" svg:y2="12.4cm">
          <text:p/>
        </draw:line>
        <draw:frame draw:style-name="gr1" draw:layer="layout" svg:width="18.663cm" svg:height="1.673cm" svg:x="1.249cm" svg:y="26cm">
          <draw:text-box>
            <text:p>A la réception du signal SIGUSR2,le handler se déclenche :</text:p>
            <text:p>La tâche Feu se détache de la mémoire partagée et s'autodétruit</text:p>
          </draw:text-box>
        </draw:frame>
        <draw:g>
          <draw:custom-shape draw:style-name="gr7" draw:text-style-name="P14" draw:layer="layout" svg:width="1.808cm" svg:height="2.156cm" svg:x="2.259cm" svg:y="9.86cm">
            <text:p/>
            <draw:enhanced-geometry svg:viewBox="0 0 21600 21600" draw:mirror-horizontal="false" draw:mirror-vertical="false" draw:type="rectangle" draw:enhanced-path="M 0 0 L 21600 0 21600 21600 0 21600 0 0 Z N"/>
          </draw:custom-shape>
          <draw:custom-shape draw:style-name="gr7" draw:text-style-name="P8" draw:layer="layout" svg:width="1.809cm" svg:height="0.539cm" svg:x="2.258cm" svg:y="9.86cm">
            <text:p/>
            <draw:enhanced-geometry svg:viewBox="0 0 21600 21600" draw:type="rectangle" draw:enhanced-path="M 0 0 L 21600 0 21600 21600 0 21600 0 0 Z N"/>
          </draw:custom-shape>
          <draw:custom-shape draw:style-name="gr7" draw:text-style-name="P8" draw:layer="layout" svg:width="1.809cm" svg:height="0.539cm" svg:x="2.258cm" svg:y="10.399cm">
            <text:p/>
            <draw:enhanced-geometry svg:viewBox="0 0 21600 21600" draw:type="rectangle" draw:enhanced-path="M 0 0 L 21600 0 21600 21600 0 21600 0 0 Z N"/>
          </draw:custom-shape>
          <draw:custom-shape draw:style-name="gr7" draw:text-style-name="P8" draw:layer="layout" svg:width="1.809cm" svg:height="0.54cm" svg:x="2.258cm" svg:y="10.938cm">
            <text:p/>
            <draw:enhanced-geometry svg:viewBox="0 0 21600 21600" draw:type="rectangle" draw:enhanced-path="M 0 0 L 21600 0 21600 21600 0 21600 0 0 Z N"/>
          </draw:custom-shape>
          <draw:custom-shape draw:style-name="gr7" draw:text-style-name="P8" draw:layer="layout" svg:width="1.809cm" svg:height="0.538cm" svg:x="2.258cm" svg:y="11.478cm">
            <text:p/>
            <draw:enhanced-geometry svg:viewBox="0 0 21600 21600" draw:type="rectangle" draw:enhanced-path="M 0 0 L 21600 0 21600 21600 0 21600 0 0 Z N"/>
          </draw:custom-shape>
        </draw:g>
        <draw:frame draw:style-name="gr86" draw:text-style-name="P12" draw:layer="layout" svg:width="3.681cm" svg:height="0.88cm" svg:x="0.919cm" svg:y="9.3cm">
          <draw:text-box draw:corner-radius="0.3cm">
            <text:p><text:span text:style-name="T12">TempoCouleur</text:span></text:p>
          </draw:text-box>
        </draw:frame>
        <draw:frame draw:style-name="gr71" draw:text-style-name="P16" draw:layer="layout" svg:width="2.311cm" svg:height="0.942cm" svg:x="2.359cm" svg:y="9.86cm">
          <draw:text-box draw:corner-radius="0.3cm">
            <text:p><text:span text:style-name="T14">TempoEO</text:span></text:p>
          </draw:text-box>
        </draw:frame>
        <draw:frame draw:style-name="gr72" draw:text-style-name="P16" draw:layer="layout" svg:width="2.294cm" svg:height="0.943cm" svg:x="2.359cm" svg:y="10.399cm">
          <draw:text-box draw:corner-radius="0.3cm">
            <text:p><text:span text:style-name="T14">TempoNS</text:span></text:p>
          </draw:text-box>
        </draw:frame>
        <draw:frame draw:style-name="gr73" draw:text-style-name="P16" draw:layer="layout" svg:width="2.992cm" svg:height="0.763cm" svg:x="2.208cm" svg:y="11cm">
          <draw:text-box draw:corner-radius="0.3cm">
            <text:p><text:span text:style-name="T14">couleurAxeNS</text:span></text:p>
          </draw:text-box>
        </draw:frame>
        <draw:frame draw:style-name="gr74" draw:text-style-name="P16" draw:layer="layout" svg:width="3.012cm" svg:height="0.763cm" svg:x="2.188cm" svg:y="11.5cm">
          <draw:text-box draw:corner-radius="0.3cm">
            <text:p><text:span text:style-name="T14">couleurAxeEO</text:span></text:p>
          </draw:text-box>
        </draw:frame>
        <draw:line draw:style-name="gr33" draw:text-style-name="P8" draw:layer="layout" svg:x1="3.1cm" svg:y1="12.7cm" svg:x2="3.1cm" svg:y2="12.1cm">
          <text:p/>
        </draw:line>
      </draw:page>
      <draw:page draw:name="page11" draw:style-name="dp1" draw:master-page-name="Standard">
        <draw:frame draw:style-name="gr2" draw:text-style-name="P2" draw:layer="layout" svg:width="5.6cm" svg:height="3.094cm" svg:x="1.1cm" svg:y="1.207cm">
          <draw:text-box>
            <text:p text:style-name="P2">Loïc TOUZARD</text:p>
            <text:p text:style-name="P2">Gaëtan GOUZI</text:p>
            <text:p text:style-name="P2">B3325</text:p>
          </draw:text-box>
        </draw:frame>
        <draw:frame draw:style-name="gr3" draw:text-style-name="P3" draw:layer="layout" svg:width="8.6cm" svg:height="3.195cm" svg:x="12.5cm" svg:y="1.206cm">
          <draw:text-box>
            <text:p>3 Avril 2015</text:p>
            <text:p>Département Informatique</text:p>
            <text:p>Groupe 3</text:p>
          </draw:text-box>
        </draw:frame>
        <draw:frame draw:style-name="gr87" draw:text-style-name="P2" draw:layer="layout" svg:width="19.2cm" svg:height="23.133cm" svg:x="1cm" svg:y="5.506cm">
          <draw:text-box>
            <text:p text:style-name="P6"><text:span text:style-name="T40">Rôles principaux des tâches :</text:span></text:p>
            <text:p text:style-name="P6"><text:span text:style-name="T40"/></text:p>
            <text:p text:style-name="P6"><text:span text:style-name="T6"><text:tab/></text:span><text:span text:style-name="T6">- La tâche Mère s'occupe de la création, de l'initialisation et de la destruction des IPCs, des tâches principales et de l'IHM.</text:span></text:p>
            <text:p text:style-name="P6"><text:span text:style-name="T6"><text:tab/></text:span><text:span text:style-name="T6">- Les tâches Voie s'occupent de dessiner les voitures générées et de les déplacer. Une tâche Voie par point cardinal.</text:span></text:p>
            <text:p text:style-name="P6"><text:span text:style-name="T6"><text:tab/></text:span><text:span text:style-name="T6">- La tâche Menu récupère et traite les informations données par clavier. Elle dirige ainsi le générateur, permet une génération manuelle des Voitures et également une modification de la durée des feux.</text:span></text:p>
            <text:p text:style-name="P6"><text:span text:style-name="T6"><text:tab/></text:span><text:span text:style-name="T6">- La tâche Feu gère les temporisations et couleurs des feux pour appliquer les durées imposées par l'utilisateur sur les voies correspondantes.</text:span></text:p>
            <text:p text:style-name="P6"><text:span text:style-name="T6"/></text:p>
            <text:p text:style-name="P6"><text:span text:style-name="T6"/></text:p>
            <text:p text:style-name="P6"><text:span text:style-name="T40">Les IPCs nécessaires :</text:span></text:p>
            <text:p text:style-name="P6"><text:span text:style-name="T40"/></text:p>
            <text:p text:style-name="P6"><text:span text:style-name="T41">Mémoire partagée : </text:span></text:p>
            <text:p text:style-name="P6"><text:span text:style-name="T42"><text:tab/></text:span><text:span text:style-name="T43">Il existe une seule mémoire partagée qui contient </text:span><text:span text:style-name="T43"><text:tab/></text:span><text:span text:style-name="T43">4 zones, 2 pour les temporisations des axes, et 2 pour les leur couleurs.</text:span></text:p>
            <text:p text:style-name="P6"><text:span text:style-name="T43"/></text:p>
            <text:p text:style-name="P6"><text:span text:style-name="T41">Sémaphores :</text:span></text:p>
            <text:p text:style-name="P6"><text:span text:style-name="T42"><text:tab/></text:span><text:span text:style-name="T43">Nous avons créé 1 sémaphore général qui contient 2 sémaphores élémentaires protégeant respectivement la zone des temporisations et la zone des couleurs.</text:span></text:p>
            <text:p text:style-name="P6"><text:span text:style-name="T43"/></text:p>
            <text:p text:style-name="P6"><text:span text:style-name="T41">File de message :</text:span></text:p>
            <text:p text:style-name="P6"><text:span text:style-name="T41"><text:tab/></text:span><text:span text:style-name="T44">Nous avons créé une file de message dans laquelle on pose les voitures générées (manuellement ou automatiquement). On retire les voitures lorsqu'elle sont déssinées.</text:span></text:p>
            <text:p text:style-name="P6"><text:span text:style-name="T8"/></text:p>
            <text:p text:style-name="P6"><text:span text:style-name="T6"/></text:p>
            <text:p text:style-name="P6"><text:span text:style-name="T8"/></text:p>
            <text:p text:style-name="P6"><text:span text:style-name="T8"/></text:p>
          </draw:text-box>
        </draw:frame>
      </draw:page>
      <draw:page draw:name="page12" draw:style-name="dp1" draw:master-page-name="Standard">
        <draw:frame draw:style-name="gr88" draw:text-style-name="P36" draw:layer="layout" svg:width="19.031cm" svg:height="13.711cm" svg:x="1.2cm" svg:y="4.9cm">
          <draw:text-box>
            <text:p text:style-name="P36"><text:span text:style-name="T45">VI. Conclusion :</text:span></text:p>
            <text:p text:style-name="P36"><text:span text:style-name="T45"/></text:p>
            <text:p text:style-name="P36"><text:span text:style-name="T8"><text:tab/></text:span><text:span text:style-name="T8">Notre programme est entièrement fonctionnel par rapport aux attentes du cahier des charges.</text:span></text:p>
            <text:p text:style-name="P36"><text:span text:style-name="T8"><text:tab/></text:span><text:span text:style-name="T8">Malgrès cela, la version finale n'est pas parfaite. Plusieurs erreurs système ne sont pas gérées (la création des IPCs par exemple). </text:span></text:p>
            <text:p text:style-name="P36"><text:span text:style-name="T8"><text:tab/></text:span><text:span text:style-name="T8">Un autre '</text:span><text:span text:style-name="T46">problème</text:span><text:span text:style-name="T8">' peut aussi survenir, bien que peu probable, il est théoriquement réalisable : Dans la tâche Voie, si l'on réceptionne la mort d'une voiture fille grâce au handlerSIGCHLD, on ne pourra pas réceptionner la mort d'une autre voiture sur cette voie tant que la première n'aura pas fini d'être gérée. En effet la superposition des signaux n'a pas été mise en place. Dans ce cas cela laisserait une voiture zombie jusqu'a la destruction de la tâche voie. Où dans la phase destruction, toutes les voitures non récupérées sont nettoyées. Si cela venait a se produire plusieurs fois dans une longue execution cela monopoliserait de l'espace mémoire inutile. Dans la pratique le temps pour que deux voitures successives meurent est bien plus important que le temps de traitement du handlerSIGCHLD.</text:span></text:p>
          </draw:text-box>
        </draw:frame>
        <draw:frame draw:style-name="gr2" draw:text-style-name="P37" draw:layer="layout" svg:width="5.6cm" svg:height="3.094cm" svg:x="1.1cm" svg:y="1.207cm">
          <draw:text-box>
            <text:p text:style-name="P37">Loïc TOUZARD</text:p>
            <text:p text:style-name="P37">Gaëtan GOUZI</text:p>
            <text:p text:style-name="P37">B3325</text:p>
          </draw:text-box>
        </draw:frame>
        <draw:frame draw:style-name="gr3" draw:text-style-name="P39" draw:layer="layout" svg:width="8.6cm" svg:height="3.195cm" svg:x="12.5cm" svg:y="1.206cm">
          <draw:text-box>
            <text:p text:style-name="P38">3 Avril 2015</text:p>
            <text:p text:style-name="P38">Département Informatique</text:p>
            <text:p text:style-name="P38">Groupe 3</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office:styles>
  <office:automatic-styles>
    <style:page-layout style:name="PM0">
      <style:page-layout-properties fo:margin-top="1cm" fo:margin-bottom="1cm" fo:margin-left="1cm" fo:margin-right="0.589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19T17:15:58.727182193</meta:creation-date>
    <dc:date>2015-04-03T13:35:13.654745660</dc:date>
    <meta:editing-duration>PT11H10M50S</meta:editing-duration>
    <meta:editing-cycles>101</meta:editing-cycles>
    <meta:generator>LibreOffice/4.2.6.2$Linux_X86_64 LibreOffice_project/420$Build-2</meta:generator>
    <meta:document-statistic meta:object-count="644"/>
  </office:meta>
</office:document-meta>
</file>